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paragraph-rsid="00272da6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officeooo:paragraph-rsid="00272da6"/>
    </style:style>
    <style:style style:name="P44" style:family="paragraph" style:parent-style-name="Standard">
      <style:text-properties officeooo:rsid="00272da6" officeooo:paragraph-rsid="00272da6"/>
    </style:style>
    <style:style style:name="P45" style:family="paragraph" style:parent-style-name="Standard">
      <style:text-properties officeooo:rsid="00272da6" officeooo:paragraph-rsid="002b129f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76" style:family="paragraph" style:parent-style-name="Standard">
      <style:text-properties officeooo:rsid="00272da6" officeooo:paragraph-rsid="002c3bd6"/>
    </style:style>
    <style:style style:name="P77" style:family="paragraph" style:parent-style-name="Standard">
      <style:text-properties officeooo:rsid="00272da6" officeooo:paragraph-rsid="0030c406"/>
    </style:style>
    <style:style style:name="P78" style:family="paragraph" style:parent-style-name="Standard">
      <style:text-properties officeooo:rsid="00272da6" officeooo:paragraph-rsid="00354618"/>
    </style:style>
    <style:style style:name="P79" style:family="paragraph" style:parent-style-name="Standard">
      <style:text-properties officeooo:rsid="00272da6" officeooo:paragraph-rsid="00370f83"/>
    </style:style>
    <style:style style:name="P80" style:family="paragraph" style:parent-style-name="Standard">
      <style:text-properties officeooo:rsid="00272da6" officeooo:paragraph-rsid="00392197"/>
    </style:style>
    <style:style style:name="P81" style:family="paragraph" style:parent-style-name="Standard">
      <style:text-properties officeooo:rsid="00272da6" officeooo:paragraph-rsid="003ac64b"/>
    </style:style>
    <style:style style:name="P82" style:family="paragraph" style:parent-style-name="Standard">
      <style:text-properties officeooo:rsid="00272da6" officeooo:paragraph-rsid="004203a3"/>
    </style:style>
    <style:style style:name="P83" style:family="paragraph" style:parent-style-name="Standard">
      <style:text-properties officeooo:rsid="00272da6" officeooo:paragraph-rsid="0043c249"/>
    </style:style>
    <style:style style:name="P84" style:family="paragraph" style:parent-style-name="Standard">
      <style:text-properties officeooo:rsid="00272da6" officeooo:paragraph-rsid="00473b51"/>
    </style:style>
    <style:style style:name="P85" style:family="paragraph" style:parent-style-name="Standard">
      <style:text-properties officeooo:rsid="00272da6" officeooo:paragraph-rsid="004aafba"/>
    </style:style>
    <style:style style:name="P86" style:family="paragraph" style:parent-style-name="Standard">
      <style:text-properties officeooo:rsid="00272da6" officeooo:paragraph-rsid="004e6e89"/>
    </style:style>
    <style:style style:name="P87" style:family="paragraph" style:parent-style-name="Standard">
      <style:text-properties officeooo:rsid="00272da6" officeooo:paragraph-rsid="0054f650"/>
    </style:style>
    <style:style style:name="P88" style:family="paragraph" style:parent-style-name="Standard">
      <style:text-properties officeooo:rsid="00272da6" officeooo:paragraph-rsid="006dec2c"/>
    </style:style>
    <style:style style:name="P89" style:family="paragraph" style:parent-style-name="Standard">
      <style:text-properties officeooo:rsid="00272da6" officeooo:paragraph-rsid="007209f4"/>
    </style:style>
    <style:style style:name="P90" style:family="paragraph" style:parent-style-name="Standard">
      <style:text-properties officeooo:rsid="00272da6" officeooo:paragraph-rsid="007317f2"/>
    </style:style>
    <style:style style:name="P91" style:family="paragraph" style:parent-style-name="Standard">
      <style:text-properties officeooo:rsid="00272da6" officeooo:paragraph-rsid="0077d107"/>
    </style:style>
    <style:style style:name="P92" style:family="paragraph" style:parent-style-name="Standard">
      <style:text-properties officeooo:rsid="00272da6" officeooo:paragraph-rsid="00856c99"/>
    </style:style>
    <style:style style:name="P93" style:family="paragraph" style:parent-style-name="Standard">
      <style:text-properties officeooo:rsid="00272da6" officeooo:paragraph-rsid="0088073d"/>
    </style:style>
    <style:style style:name="P94" style:family="paragraph" style:parent-style-name="Standard">
      <style:text-properties officeooo:rsid="00272da6" officeooo:paragraph-rsid="008956dd"/>
    </style:style>
    <style:style style:name="P95" style:family="paragraph" style:parent-style-name="Standard">
      <style:text-properties officeooo:rsid="00272da6" officeooo:paragraph-rsid="008f6f03"/>
    </style:style>
    <style:style style:name="P96" style:family="paragraph" style:parent-style-name="Standard">
      <style:text-properties officeooo:rsid="00272da6" officeooo:paragraph-rsid="0093598f"/>
    </style:style>
    <style:style style:name="P97" style:family="paragraph" style:parent-style-name="Standard">
      <style:text-properties officeooo:rsid="00272da6" officeooo:paragraph-rsid="00938d62"/>
    </style:style>
    <style:style style:name="P98" style:family="paragraph" style:parent-style-name="Standard">
      <style:text-properties officeooo:rsid="00272da6" officeooo:paragraph-rsid="00ab2cee"/>
    </style:style>
    <style:style style:name="P99" style:family="paragraph" style:parent-style-name="Standard">
      <style:text-properties officeooo:rsid="00272da6" officeooo:paragraph-rsid="00b63260"/>
    </style:style>
    <style:style style:name="P100" style:family="paragraph" style:parent-style-name="Standard">
      <style:text-properties officeooo:rsid="00272da6" officeooo:paragraph-rsid="00bb1ebb"/>
    </style:style>
    <style:style style:name="P101" style:family="paragraph" style:parent-style-name="Standard">
      <style:text-properties officeooo:rsid="00272da6" officeooo:paragraph-rsid="00cba9ad"/>
    </style:style>
    <style:style style:name="P102" style:family="paragraph" style:parent-style-name="Standard">
      <style:text-properties officeooo:rsid="00272da6" officeooo:paragraph-rsid="00d482de"/>
    </style:style>
    <style:style style:name="P103" style:family="paragraph" style:parent-style-name="Standard">
      <style:text-properties officeooo:rsid="00272da6" officeooo:paragraph-rsid="00d67994"/>
    </style:style>
    <style:style style:name="P104" style:family="paragraph" style:parent-style-name="Standard">
      <style:text-properties officeooo:rsid="00272da6" officeooo:paragraph-rsid="00dc28ee"/>
    </style:style>
    <style:style style:name="P105" style:family="paragraph" style:parent-style-name="Standard">
      <style:text-properties officeooo:rsid="00272da6" officeooo:paragraph-rsid="00e7cd26"/>
    </style:style>
    <style:style style:name="P106" style:family="paragraph" style:parent-style-name="Standard">
      <style:text-properties officeooo:rsid="00272da6" officeooo:paragraph-rsid="00eaac02"/>
    </style:style>
    <style:style style:name="P107" style:family="paragraph" style:parent-style-name="Standard">
      <style:text-properties officeooo:paragraph-rsid="002b129f"/>
    </style:style>
    <style:style style:name="P108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09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10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11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12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13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14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15" style:family="paragraph" style:parent-style-name="Standard">
      <style:text-properties officeooo:paragraph-rsid="002c3bd6"/>
    </style:style>
    <style:style style:name="P116" style:family="paragraph" style:parent-style-name="Standard">
      <style:text-properties officeooo:paragraph-rsid="0030c406"/>
    </style:style>
    <style:style style:name="P117" style:family="paragraph" style:parent-style-name="Standard">
      <style:text-properties officeooo:paragraph-rsid="00354618"/>
    </style:style>
    <style:style style:name="P118" style:family="paragraph" style:parent-style-name="Standard">
      <style:text-properties officeooo:paragraph-rsid="00370f83"/>
    </style:style>
    <style:style style:name="P119" style:family="paragraph" style:parent-style-name="Standard">
      <style:text-properties officeooo:paragraph-rsid="003ac64b"/>
    </style:style>
    <style:style style:name="P120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21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23" style:family="paragraph" style:parent-style-name="Standard">
      <style:text-properties officeooo:paragraph-rsid="004203a3"/>
    </style:style>
    <style:style style:name="P124" style:family="paragraph" style:parent-style-name="Standard">
      <style:text-properties officeooo:paragraph-rsid="0043c249"/>
    </style:style>
    <style:style style:name="P125" style:family="paragraph" style:parent-style-name="Standard">
      <style:text-properties officeooo:paragraph-rsid="00473b51"/>
    </style:style>
    <style:style style:name="P126" style:family="paragraph" style:parent-style-name="Standard">
      <style:text-properties officeooo:paragraph-rsid="004aafba"/>
    </style:style>
    <style:style style:name="P127" style:family="paragraph" style:parent-style-name="Standard">
      <style:text-properties officeooo:paragraph-rsid="004e6e89"/>
    </style:style>
    <style:style style:name="P128" style:family="paragraph" style:parent-style-name="Standard">
      <style:text-properties officeooo:paragraph-rsid="005318d7"/>
    </style:style>
    <style:style style:name="P129" style:family="paragraph" style:parent-style-name="Standard">
      <style:text-properties officeooo:paragraph-rsid="0054f650"/>
    </style:style>
    <style:style style:name="P1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>
      <style:text-properties fo:color="#000000" style:font-name="Consolas" fo:font-size="10pt" style:font-size-asian="10pt"/>
    </style:style>
    <style:style style:name="P134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3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Standard">
      <style:text-properties officeooo:paragraph-rsid="006dec2c"/>
    </style:style>
    <style:style style:name="P139" style:family="paragraph" style:parent-style-name="Standard">
      <style:text-properties officeooo:paragraph-rsid="007209f4"/>
    </style:style>
    <style:style style:name="P140" style:family="paragraph" style:parent-style-name="Standard">
      <style:text-properties officeooo:paragraph-rsid="007317f2"/>
    </style:style>
    <style:style style:name="P141" style:family="paragraph" style:parent-style-name="Standard">
      <style:text-properties officeooo:paragraph-rsid="0077d107"/>
    </style:style>
    <style:style style:name="P142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officeooo:paragraph-rsid="00856c99"/>
    </style:style>
    <style:style style:name="P144" style:family="paragraph" style:parent-style-name="Standard">
      <style:paragraph-properties fo:text-align="start" style:justify-single-word="false"/>
      <style:text-properties officeooo:paragraph-rsid="0088073d"/>
    </style:style>
    <style:style style:name="P145" style:family="paragraph" style:parent-style-name="Standard">
      <style:paragraph-properties fo:text-align="start" style:justify-single-word="false"/>
      <style:text-properties officeooo:paragraph-rsid="008956dd"/>
    </style:style>
    <style:style style:name="P146" style:family="paragraph" style:parent-style-name="Standard">
      <style:paragraph-properties fo:text-align="start" style:justify-single-word="false"/>
      <style:text-properties officeooo:paragraph-rsid="008f6f03"/>
    </style:style>
    <style:style style:name="P147" style:family="paragraph" style:parent-style-name="Standard">
      <style:paragraph-properties fo:text-align="start" style:justify-single-word="false"/>
      <style:text-properties officeooo:paragraph-rsid="0093598f"/>
    </style:style>
    <style:style style:name="P148" style:family="paragraph" style:parent-style-name="Standard">
      <style:paragraph-properties fo:text-align="start" style:justify-single-word="false"/>
      <style:text-properties officeooo:paragraph-rsid="00938d62"/>
    </style:style>
    <style:style style:name="P149" style:family="paragraph" style:parent-style-name="Standard">
      <style:text-properties officeooo:paragraph-rsid="00856c99"/>
    </style:style>
    <style:style style:name="P150" style:family="paragraph" style:parent-style-name="Standard">
      <style:text-properties officeooo:paragraph-rsid="0088073d"/>
    </style:style>
    <style:style style:name="P151" style:family="paragraph" style:parent-style-name="Standard">
      <style:text-properties officeooo:paragraph-rsid="008956dd"/>
    </style:style>
    <style:style style:name="P152" style:family="paragraph" style:parent-style-name="Standard">
      <style:text-properties officeooo:paragraph-rsid="008f6f03"/>
    </style:style>
    <style:style style:name="P153" style:family="paragraph" style:parent-style-name="Standard">
      <style:text-properties officeooo:paragraph-rsid="0093598f"/>
    </style:style>
    <style:style style:name="P154" style:family="paragraph" style:parent-style-name="Standard">
      <style:text-properties officeooo:paragraph-rsid="00938d62"/>
    </style:style>
    <style:style style:name="P155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56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57" style:family="paragraph" style:parent-style-name="Standard">
      <style:text-properties officeooo:paragraph-rsid="00ab2cee"/>
    </style:style>
    <style:style style:name="P158" style:family="paragraph" style:parent-style-name="Standard">
      <style:text-properties officeooo:rsid="00b2d4d0" officeooo:paragraph-rsid="00b2d4d0"/>
    </style:style>
    <style:style style:name="P159" style:family="paragraph" style:parent-style-name="Standard">
      <style:text-properties officeooo:rsid="00b2d4d0" officeooo:paragraph-rsid="00b63260"/>
    </style:style>
    <style:style style:name="P160" style:family="paragraph" style:parent-style-name="Standard">
      <style:text-properties officeooo:rsid="00b2d4d0" officeooo:paragraph-rsid="00bb1ebb"/>
    </style:style>
    <style:style style:name="P161" style:family="paragraph" style:parent-style-name="Standard">
      <style:text-properties officeooo:rsid="00b2d4d0" officeooo:paragraph-rsid="00d482de"/>
    </style:style>
    <style:style style:name="P162" style:family="paragraph" style:parent-style-name="Standard">
      <style:text-properties officeooo:rsid="00b2d4d0" officeooo:paragraph-rsid="00d67994"/>
    </style:style>
    <style:style style:name="P163" style:family="paragraph" style:parent-style-name="Standard">
      <style:text-properties officeooo:rsid="00b2d4d0" officeooo:paragraph-rsid="00dc28ee"/>
    </style:style>
    <style:style style:name="P164" style:family="paragraph" style:parent-style-name="Standard">
      <style:text-properties officeooo:rsid="00b2d4d0" officeooo:paragraph-rsid="00e7cd26"/>
    </style:style>
    <style:style style:name="P165" style:family="paragraph" style:parent-style-name="Standard">
      <style:text-properties officeooo:rsid="00b2d4d0" officeooo:paragraph-rsid="00eaac02"/>
    </style:style>
    <style:style style:name="P166" style:family="paragraph" style:parent-style-name="Standard">
      <style:text-properties officeooo:rsid="00b2d4d0" officeooo:paragraph-rsid="00ec6e35"/>
    </style:style>
    <style:style style:name="P167" style:family="paragraph" style:parent-style-name="Standard">
      <style:text-properties officeooo:paragraph-rsid="00b63260"/>
    </style:style>
    <style:style style:name="P168" style:family="paragraph" style:parent-style-name="Standard">
      <style:text-properties officeooo:paragraph-rsid="00bb1ebb"/>
    </style:style>
    <style:style style:name="P169" style:family="paragraph" style:parent-style-name="Standard">
      <style:text-properties officeooo:rsid="00cba9ad" officeooo:paragraph-rsid="00cba9ad"/>
    </style:style>
    <style:style style:name="P170" style:family="paragraph" style:parent-style-name="Standard">
      <style:text-properties officeooo:paragraph-rsid="00d482de"/>
    </style:style>
    <style:style style:name="P171" style:family="paragraph" style:parent-style-name="Standard">
      <style:text-properties officeooo:paragraph-rsid="00d67994"/>
    </style:style>
    <style:style style:name="P172" style:family="paragraph" style:parent-style-name="Standard">
      <style:text-properties officeooo:rsid="00d67994" officeooo:paragraph-rsid="00d67994"/>
    </style:style>
    <style:style style:name="P173" style:family="paragraph" style:parent-style-name="Standard">
      <style:text-properties officeooo:rsid="00d67994" officeooo:paragraph-rsid="00dc28ee"/>
    </style:style>
    <style:style style:name="P174" style:family="paragraph" style:parent-style-name="Standard">
      <style:text-properties officeooo:rsid="00d67994" officeooo:paragraph-rsid="00eaac02"/>
    </style:style>
    <style:style style:name="P175" style:family="paragraph" style:parent-style-name="Standard">
      <style:text-properties officeooo:paragraph-rsid="00dc28ee"/>
    </style:style>
    <style:style style:name="P176" style:family="paragraph" style:parent-style-name="Standard">
      <style:text-properties officeooo:paragraph-rsid="00e7cd26"/>
    </style:style>
    <style:style style:name="P177" style:family="paragraph" style:parent-style-name="Standard">
      <style:text-properties officeooo:paragraph-rsid="00eaac02"/>
    </style:style>
    <style:style style:name="P178" style:family="paragraph" style:parent-style-name="Standard">
      <style:text-properties officeooo:rsid="00ec6e35" officeooo:paragraph-rsid="00ec6e35"/>
    </style:style>
    <style:style style:name="P179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8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8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8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9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9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9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9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9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9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48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49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2" style:family="paragraph" style:parent-style-name="Heading_20_1" style:master-page-name="Cos">
      <style:paragraph-properties fo:text-align="center" style:justify-single-word="false" style:page-number="auto"/>
    </style:style>
    <style:style style:name="P253" style:family="paragraph" style:parent-style-name="Heading_20_1">
      <style:paragraph-properties fo:break-before="page"/>
      <style:text-properties officeooo:rsid="002e6a31" officeooo:paragraph-rsid="002e6a31"/>
    </style:style>
    <style:style style:name="P254" style:family="paragraph" style:parent-style-name="Heading_20_2">
      <style:text-properties officeooo:rsid="0026b597" officeooo:paragraph-rsid="002e6a31"/>
    </style:style>
    <style:style style:name="P25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56" style:family="paragraph" style:parent-style-name="Heading_20_2">
      <style:text-properties officeooo:paragraph-rsid="008f6f03"/>
    </style:style>
    <style:style style:name="P257" style:family="paragraph" style:parent-style-name="Heading_20_2">
      <style:text-properties officeooo:paragraph-rsid="0093598f"/>
    </style:style>
    <style:style style:name="P258" style:family="paragraph" style:parent-style-name="Heading_20_2">
      <style:text-properties officeooo:paragraph-rsid="00938d62"/>
    </style:style>
    <style:style style:name="P259" style:family="paragraph" style:parent-style-name="Heading_20_2">
      <style:paragraph-properties fo:text-align="justify" style:justify-single-word="false"/>
      <style:text-properties officeooo:paragraph-rsid="00d67994"/>
    </style:style>
    <style:style style:name="P260" style:family="paragraph" style:parent-style-name="Heading_20_2">
      <style:paragraph-properties fo:text-align="justify" style:justify-single-word="false"/>
      <style:text-properties officeooo:paragraph-rsid="00dc28ee"/>
    </style:style>
    <style:style style:name="P261" style:family="paragraph" style:parent-style-name="Heading_20_2">
      <style:paragraph-properties fo:text-align="justify" style:justify-single-word="false"/>
      <style:text-properties officeooo:paragraph-rsid="00e7cd26"/>
    </style:style>
    <style:style style:name="P262" style:family="paragraph" style:parent-style-name="Heading_20_2">
      <style:paragraph-properties fo:text-align="justify" style:justify-single-word="false"/>
      <style:text-properties officeooo:paragraph-rsid="00eaac02"/>
    </style:style>
    <style:style style:name="P263" style:family="paragraph" style:parent-style-name="Heading_20_2">
      <style:paragraph-properties fo:break-before="page"/>
      <style:text-properties officeooo:rsid="0026b597" officeooo:paragraph-rsid="002b129f"/>
    </style:style>
    <style:style style:name="P264" style:family="paragraph" style:parent-style-name="Heading_20_2">
      <style:paragraph-properties fo:break-before="page"/>
      <style:text-properties officeooo:rsid="0026b597" officeooo:paragraph-rsid="002c3bd6"/>
    </style:style>
    <style:style style:name="P265" style:family="paragraph" style:parent-style-name="Heading_20_2">
      <style:paragraph-properties fo:break-before="page"/>
      <style:text-properties officeooo:rsid="0026b597" officeooo:paragraph-rsid="0030c406"/>
    </style:style>
    <style:style style:name="P266" style:family="paragraph" style:parent-style-name="Heading_20_2">
      <style:paragraph-properties fo:break-before="page"/>
      <style:text-properties officeooo:rsid="0026b597" officeooo:paragraph-rsid="00354618"/>
    </style:style>
    <style:style style:name="P267" style:family="paragraph" style:parent-style-name="Heading_20_2">
      <style:paragraph-properties fo:break-before="page"/>
      <style:text-properties officeooo:rsid="0026b597" officeooo:paragraph-rsid="00370f83"/>
    </style:style>
    <style:style style:name="P26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6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7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7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7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7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74" style:family="paragraph" style:parent-style-name="Heading_20_2">
      <style:paragraph-properties fo:break-before="page"/>
      <style:text-properties officeooo:rsid="004e6e89" officeooo:paragraph-rsid="004e6e89"/>
    </style:style>
    <style:style style:name="P275" style:family="paragraph" style:parent-style-name="Heading_20_2">
      <style:paragraph-properties fo:break-before="page"/>
      <style:text-properties officeooo:rsid="004e6e89" officeooo:paragraph-rsid="0054f650"/>
    </style:style>
    <style:style style:name="P276" style:family="paragraph" style:parent-style-name="Heading_20_2">
      <style:paragraph-properties fo:break-before="page"/>
      <style:text-properties officeooo:rsid="004e6e89" officeooo:paragraph-rsid="007317f2"/>
    </style:style>
    <style:style style:name="P277" style:family="paragraph" style:parent-style-name="Heading_20_2">
      <style:paragraph-properties fo:break-before="page"/>
      <style:text-properties officeooo:paragraph-rsid="006dec2c"/>
    </style:style>
    <style:style style:name="P278" style:family="paragraph" style:parent-style-name="Heading_20_2">
      <style:paragraph-properties fo:break-before="page"/>
      <style:text-properties officeooo:paragraph-rsid="007209f4"/>
    </style:style>
    <style:style style:name="P279" style:family="paragraph" style:parent-style-name="Heading_20_2">
      <style:paragraph-properties fo:break-before="page"/>
      <style:text-properties officeooo:paragraph-rsid="0077d107"/>
    </style:style>
    <style:style style:name="P280" style:family="paragraph" style:parent-style-name="Heading_20_2">
      <style:paragraph-properties fo:break-before="page"/>
      <style:text-properties officeooo:paragraph-rsid="007317f2"/>
    </style:style>
    <style:style style:name="P281" style:family="paragraph" style:parent-style-name="Heading_20_2">
      <style:paragraph-properties fo:break-before="page"/>
      <style:text-properties officeooo:paragraph-rsid="00856c99"/>
    </style:style>
    <style:style style:name="P282" style:family="paragraph" style:parent-style-name="Heading_20_2">
      <style:paragraph-properties fo:break-before="page"/>
      <style:text-properties officeooo:paragraph-rsid="0088073d"/>
    </style:style>
    <style:style style:name="P283" style:family="paragraph" style:parent-style-name="Heading_20_2">
      <style:paragraph-properties fo:break-before="page"/>
      <style:text-properties officeooo:paragraph-rsid="008956dd"/>
    </style:style>
    <style:style style:name="P284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85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86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87" style:family="paragraph" style:parent-style-name="Standard" style:list-style-name="L10">
      <style:text-properties officeooo:paragraph-rsid="0030c406"/>
    </style:style>
    <style:style style:name="P288" style:family="paragraph" style:parent-style-name="Standard" style:list-style-name="L10">
      <style:text-properties officeooo:paragraph-rsid="00354618"/>
    </style:style>
    <style:style style:name="P289" style:family="paragraph" style:parent-style-name="Standard" style:list-style-name="L10">
      <style:text-properties officeooo:paragraph-rsid="00370f83"/>
    </style:style>
    <style:style style:name="P290" style:family="paragraph" style:parent-style-name="Standard" style:list-style-name="L10">
      <style:text-properties officeooo:paragraph-rsid="003ac64b"/>
    </style:style>
    <style:style style:name="P291" style:family="paragraph" style:parent-style-name="Standard" style:list-style-name="L10">
      <style:text-properties officeooo:paragraph-rsid="004203a3"/>
    </style:style>
    <style:style style:name="P292" style:family="paragraph" style:parent-style-name="Standard" style:list-style-name="L10">
      <style:text-properties officeooo:paragraph-rsid="0043c249"/>
    </style:style>
    <style:style style:name="P293" style:family="paragraph" style:parent-style-name="Standard" style:list-style-name="L10">
      <style:text-properties officeooo:paragraph-rsid="00473b51"/>
    </style:style>
    <style:style style:name="P294" style:family="paragraph" style:parent-style-name="Standard" style:list-style-name="L10">
      <style:text-properties officeooo:paragraph-rsid="004aafba"/>
    </style:style>
    <style:style style:name="P295" style:family="paragraph" style:parent-style-name="Standard" style:list-style-name="L10">
      <style:text-properties officeooo:paragraph-rsid="004e6e89"/>
    </style:style>
    <style:style style:name="P296" style:family="paragraph" style:parent-style-name="Standard" style:list-style-name="L10">
      <style:text-properties officeooo:paragraph-rsid="0054f650"/>
    </style:style>
    <style:style style:name="P297" style:family="paragraph" style:parent-style-name="Standard" style:list-style-name="L10">
      <style:text-properties officeooo:paragraph-rsid="00ab2cee"/>
    </style:style>
    <style:style style:name="P298" style:family="paragraph" style:parent-style-name="Standard" style:list-style-name="L10">
      <style:text-properties officeooo:paragraph-rsid="00b6e15e"/>
    </style:style>
    <style:style style:name="P299" style:family="paragraph" style:parent-style-name="Standard" style:list-style-name="L10">
      <style:text-properties officeooo:paragraph-rsid="00c3b93a"/>
    </style:style>
    <style:style style:name="P300" style:family="paragraph" style:parent-style-name="Standard" style:list-style-name="L10">
      <style:text-properties officeooo:rsid="00571589" officeooo:paragraph-rsid="0054f650"/>
    </style:style>
    <style:style style:name="P301" style:family="paragraph" style:parent-style-name="Standard" style:list-style-name="L42">
      <style:text-properties officeooo:rsid="00571589" officeooo:paragraph-rsid="007209f4"/>
    </style:style>
    <style:style style:name="P302" style:family="paragraph" style:parent-style-name="Standard" style:list-style-name="L27">
      <style:text-properties officeooo:paragraph-rsid="006dec2c"/>
    </style:style>
    <style:style style:name="P303" style:family="paragraph" style:parent-style-name="Standard" style:list-style-name="L27">
      <style:text-properties officeooo:paragraph-rsid="0074214e"/>
    </style:style>
    <style:style style:name="P304" style:family="paragraph" style:parent-style-name="Standard" style:list-style-name="L27">
      <style:text-properties officeooo:paragraph-rsid="0077d034"/>
    </style:style>
    <style:style style:name="P305" style:family="paragraph" style:parent-style-name="Standard" style:list-style-name="L27">
      <style:text-properties officeooo:paragraph-rsid="007a553e"/>
    </style:style>
    <style:style style:name="P306" style:family="paragraph" style:parent-style-name="Standard" style:list-style-name="L27">
      <style:text-properties officeooo:paragraph-rsid="00806990"/>
    </style:style>
    <style:style style:name="P307" style:family="paragraph" style:parent-style-name="Standard" style:list-style-name="L34">
      <style:text-properties officeooo:paragraph-rsid="007209f4"/>
    </style:style>
    <style:style style:name="P308" style:family="paragraph" style:parent-style-name="Standard" style:list-style-name="L39">
      <style:text-properties officeooo:paragraph-rsid="0077d107"/>
    </style:style>
    <style:style style:name="P309" style:family="paragraph" style:parent-style-name="Standard" style:list-style-name="L42">
      <style:text-properties officeooo:paragraph-rsid="007209f4"/>
    </style:style>
    <style:style style:name="P31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11" style:family="paragraph" style:parent-style-name="Standard" style:list-style-name="L10">
      <style:text-properties officeooo:rsid="00ab2cee" officeooo:paragraph-rsid="00ab2cee"/>
    </style:style>
    <style:style style:name="P312" style:family="paragraph" style:parent-style-name="Standard" style:list-style-name="L10">
      <style:text-properties officeooo:rsid="00ab2cee" officeooo:paragraph-rsid="00ae7c84"/>
    </style:style>
    <style:style style:name="P313" style:family="paragraph" style:parent-style-name="Standard" style:list-style-name="L10">
      <style:text-properties officeooo:rsid="00ab2cee" officeooo:paragraph-rsid="00b2d4d0"/>
    </style:style>
    <style:style style:name="P314" style:family="paragraph" style:parent-style-name="Standard" style:list-style-name="L10">
      <style:text-properties officeooo:rsid="00ab2cee" officeooo:paragraph-rsid="00b07644"/>
    </style:style>
    <style:style style:name="P315" style:family="paragraph" style:parent-style-name="Standard" style:list-style-name="L10">
      <style:text-properties officeooo:rsid="00ab2cee" officeooo:paragraph-rsid="00b112f9"/>
    </style:style>
    <style:style style:name="P316" style:family="paragraph" style:parent-style-name="Standard" style:list-style-name="L10">
      <style:text-properties officeooo:rsid="00ab2cee" officeooo:paragraph-rsid="00b63260"/>
    </style:style>
    <style:style style:name="P317" style:family="paragraph" style:parent-style-name="Standard" style:list-style-name="L10">
      <style:text-properties officeooo:rsid="00ab2cee" officeooo:paragraph-rsid="00b6e15e"/>
    </style:style>
    <style:style style:name="P318" style:family="paragraph" style:parent-style-name="Standard" style:list-style-name="L10">
      <style:text-properties officeooo:rsid="00ab2cee" officeooo:paragraph-rsid="00be37d2"/>
    </style:style>
    <style:style style:name="P319" style:family="paragraph" style:parent-style-name="Standard" style:list-style-name="L10">
      <style:text-properties officeooo:rsid="00ab2cee" officeooo:paragraph-rsid="00bfa491"/>
    </style:style>
    <style:style style:name="P320" style:family="paragraph" style:parent-style-name="Standard" style:list-style-name="L10">
      <style:text-properties officeooo:rsid="00ab2cee" officeooo:paragraph-rsid="00bb1ebb"/>
    </style:style>
    <style:style style:name="P321" style:family="paragraph" style:parent-style-name="Standard" style:list-style-name="L10">
      <style:text-properties officeooo:rsid="00ab2cee" officeooo:paragraph-rsid="00bccce0"/>
    </style:style>
    <style:style style:name="P322" style:family="paragraph" style:parent-style-name="Standard" style:list-style-name="L10">
      <style:text-properties officeooo:rsid="00ab2cee" officeooo:paragraph-rsid="00d482de"/>
    </style:style>
    <style:style style:name="P323" style:family="paragraph" style:parent-style-name="Standard" style:list-style-name="L10">
      <style:text-properties officeooo:rsid="00ab2cee" officeooo:paragraph-rsid="00d818b1"/>
    </style:style>
    <style:style style:name="P324" style:family="paragraph" style:parent-style-name="Standard" style:list-style-name="L10">
      <style:text-properties officeooo:rsid="00ab2cee" officeooo:paragraph-rsid="00d82bce"/>
    </style:style>
    <style:style style:name="P325" style:family="paragraph" style:parent-style-name="Standard" style:list-style-name="L10">
      <style:text-properties officeooo:rsid="00ab2cee" officeooo:paragraph-rsid="00dc28ee"/>
    </style:style>
    <style:style style:name="P326" style:family="paragraph" style:parent-style-name="Standard" style:list-style-name="L70">
      <style:text-properties officeooo:rsid="00ab2cee" officeooo:paragraph-rsid="00ddb97d"/>
    </style:style>
    <style:style style:name="P327" style:family="paragraph" style:parent-style-name="Standard" style:list-style-name="L73">
      <style:text-properties officeooo:rsid="00ab2cee" officeooo:paragraph-rsid="00ea58e9"/>
    </style:style>
    <style:style style:name="P328" style:family="paragraph" style:parent-style-name="Standard" style:list-style-name="L76">
      <style:text-properties officeooo:rsid="00ab2cee" officeooo:paragraph-rsid="00eaac02"/>
    </style:style>
    <style:style style:name="P329" style:family="paragraph" style:parent-style-name="Standard" style:list-style-name="L80">
      <style:text-properties officeooo:rsid="00ab2cee" officeooo:paragraph-rsid="00eaac02"/>
    </style:style>
    <style:style style:name="P330" style:family="paragraph" style:parent-style-name="Standard" style:list-style-name="L80">
      <style:text-properties officeooo:rsid="00ab2cee" officeooo:paragraph-rsid="00ed4a83"/>
    </style:style>
    <style:style style:name="P331" style:family="paragraph" style:parent-style-name="Standard" style:list-style-name="L80">
      <style:text-properties officeooo:rsid="00ab2cee" officeooo:paragraph-rsid="00eeffb8"/>
    </style:style>
    <style:style style:name="P332" style:family="paragraph" style:parent-style-name="Standard" style:list-style-name="L80">
      <style:text-properties officeooo:rsid="00ab2cee" officeooo:paragraph-rsid="00ef766b"/>
    </style:style>
    <style:style style:name="P333" style:family="paragraph" style:parent-style-name="Standard" style:list-style-name="L80">
      <style:text-properties officeooo:rsid="00ab2cee" officeooo:paragraph-rsid="00efe66e"/>
    </style:style>
    <style:style style:name="P334" style:family="paragraph" style:parent-style-name="Standard" style:list-style-name="L80">
      <style:text-properties officeooo:rsid="00ab2cee" officeooo:paragraph-rsid="00f1286d"/>
    </style:style>
    <style:style style:name="P335" style:family="paragraph" style:parent-style-name="Standard" style:list-style-name="L80">
      <style:text-properties officeooo:rsid="00ab2cee" officeooo:paragraph-rsid="00f1e9ed"/>
    </style:style>
    <style:style style:name="P336" style:family="paragraph" style:parent-style-name="Standard" style:list-style-name="L80">
      <style:text-properties officeooo:rsid="00ab2cee" officeooo:paragraph-rsid="00f7b7d6"/>
    </style:style>
    <style:style style:name="P337" style:family="paragraph" style:parent-style-name="Standard" style:list-style-name="L10">
      <style:text-properties officeooo:rsid="00b6e15e" officeooo:paragraph-rsid="00b6e15e"/>
    </style:style>
    <style:style style:name="P338" style:family="paragraph" style:parent-style-name="Standard" style:list-style-name="L10">
      <style:text-properties officeooo:rsid="00c10f6c" officeooo:paragraph-rsid="00c10f6c"/>
    </style:style>
    <style:style style:name="P339" style:family="paragraph" style:parent-style-name="Standard" style:list-style-name="L10">
      <style:text-properties officeooo:rsid="00c5ab37" officeooo:paragraph-rsid="00c5ab37"/>
    </style:style>
    <style:style style:name="P340" style:family="paragraph" style:parent-style-name="Standard" style:list-style-name="L10">
      <style:text-properties officeooo:rsid="00c5ab37" officeooo:paragraph-rsid="00cba9ad"/>
    </style:style>
    <style:style style:name="P341" style:family="paragraph" style:parent-style-name="Standard" style:list-style-name="L10">
      <style:text-properties officeooo:rsid="00c5ab37" officeooo:paragraph-rsid="00d28660"/>
    </style:style>
    <style:style style:name="P342" style:family="paragraph" style:parent-style-name="Standard" style:list-style-name="L10">
      <style:text-properties officeooo:rsid="00c5ab37" officeooo:paragraph-rsid="00d63ccb"/>
    </style:style>
    <style:style style:name="P343" style:family="paragraph" style:parent-style-name="Standard" style:list-style-name="L10">
      <style:text-properties officeooo:rsid="00be37d2" officeooo:paragraph-rsid="00be37d2"/>
    </style:style>
    <style:style style:name="P344" style:family="paragraph" style:parent-style-name="Standard" style:list-style-name="L10">
      <style:text-properties officeooo:rsid="00be37d2" officeooo:paragraph-rsid="00bf9c82"/>
    </style:style>
    <style:style style:name="P345" style:family="paragraph" style:parent-style-name="Standard" style:list-style-name="L10">
      <style:text-properties officeooo:rsid="00be37d2" officeooo:paragraph-rsid="00c3b93a"/>
    </style:style>
    <style:style style:name="P346" style:family="paragraph" style:parent-style-name="Standard" style:list-style-name="L10">
      <style:text-properties officeooo:rsid="00be37d2" officeooo:paragraph-rsid="00d177de"/>
    </style:style>
    <style:style style:name="P347" style:family="paragraph" style:parent-style-name="Standard" style:list-style-name="L67">
      <style:text-properties officeooo:rsid="00d67994" officeooo:paragraph-rsid="00d818b1"/>
    </style:style>
    <style:style style:name="P348" style:family="paragraph" style:parent-style-name="Standard" style:list-style-name="L67">
      <style:text-properties officeooo:rsid="00d67994" officeooo:paragraph-rsid="00d82bce"/>
    </style:style>
    <style:style style:name="P349" style:family="paragraph" style:parent-style-name="Standard" style:list-style-name="L67">
      <style:text-properties officeooo:rsid="00d67994" officeooo:paragraph-rsid="00e4305f"/>
    </style:style>
    <style:style style:name="P350" style:family="paragraph" style:parent-style-name="Standard" style:list-style-name="L67">
      <style:text-properties officeooo:rsid="00d67994" officeooo:paragraph-rsid="00eaac02"/>
    </style:style>
    <style:style style:name="P351" style:family="paragraph" style:parent-style-name="Standard" style:list-style-name="L79">
      <style:text-properties officeooo:rsid="00b2d4d0" officeooo:paragraph-rsid="00ec6e35"/>
    </style:style>
    <style:style style:name="P352" style:family="paragraph" style:parent-style-name="Standard" style:list-style-name="L79">
      <style:text-properties officeooo:rsid="00b2d4d0" officeooo:paragraph-rsid="00ecf56f"/>
    </style:style>
    <style:style style:name="P353" style:family="paragraph" style:parent-style-name="Standard" style:list-style-name="L79">
      <style:text-properties officeooo:rsid="00b2d4d0" officeooo:paragraph-rsid="00edf66f"/>
    </style:style>
    <style:style style:name="P354" style:family="paragraph" style:parent-style-name="Standard" style:list-style-name="L79">
      <style:text-properties officeooo:rsid="00b2d4d0" officeooo:paragraph-rsid="00ef766b"/>
    </style:style>
    <style:style style:name="P355" style:family="paragraph" style:parent-style-name="Standard">
      <style:text-properties officeooo:paragraph-rsid="00eaac02"/>
    </style:style>
    <style:style style:name="P356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57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5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5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60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61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62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63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6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65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66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67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68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69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70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71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72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73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74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75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7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7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7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7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80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81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82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83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384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385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386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387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88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89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90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91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92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93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39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9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02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03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04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05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06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07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08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09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10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11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1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1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1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1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1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1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1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45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46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47" style:family="paragraph" style:parent-style-name="Text_20_body" style:list-style-name="L1">
      <style:text-properties officeooo:paragraph-rsid="002b129f"/>
    </style:style>
    <style:style style:name="P448" style:family="paragraph" style:parent-style-name="Text_20_body" style:list-style-name="L1">
      <style:text-properties officeooo:paragraph-rsid="002c3bd6"/>
    </style:style>
    <style:style style:name="P449" style:family="paragraph" style:parent-style-name="Text_20_body" style:list-style-name="L1">
      <style:text-properties officeooo:rsid="0103ba70" officeooo:paragraph-rsid="0026b597"/>
    </style:style>
    <style:style style:name="P450" style:family="paragraph" style:parent-style-name="Text_20_body" style:list-style-name="L7"/>
    <style:style style:name="P451" style:family="paragraph" style:parent-style-name="Text_20_body" style:list-style-name="L9"/>
    <style:style style:name="P452" style:family="paragraph" style:parent-style-name="Text_20_body" style:list-style-name="L2">
      <style:paragraph-properties fo:margin-top="0cm" fo:margin-bottom="0cm" loext:contextual-spacing="false"/>
    </style:style>
    <style:style style:name="P453" style:family="paragraph" style:parent-style-name="Text_20_body" style:list-style-name="L3">
      <style:paragraph-properties fo:margin-top="0cm" fo:margin-bottom="0cm" loext:contextual-spacing="false"/>
    </style:style>
    <style:style style:name="P454" style:family="paragraph" style:parent-style-name="Text_20_body" style:list-style-name="L4">
      <style:paragraph-properties fo:margin-top="0cm" fo:margin-bottom="0cm" loext:contextual-spacing="false"/>
    </style:style>
    <style:style style:name="P455" style:family="paragraph" style:parent-style-name="Text_20_body" style:list-style-name="L5">
      <style:paragraph-properties fo:margin-top="0cm" fo:margin-bottom="0cm" loext:contextual-spacing="false"/>
    </style:style>
    <style:style style:name="P456" style:family="paragraph" style:parent-style-name="Text_20_body" style:list-style-name="L6">
      <style:paragraph-properties fo:margin-top="0cm" fo:margin-bottom="0cm" loext:contextual-spacing="false"/>
    </style:style>
    <style:style style:name="P4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onsolas" fo:font-size="10pt" style:font-size-asian="10pt"/>
    </style:style>
    <style:style style:name="T54" style:family="text">
      <style:text-properties fo:color="#000000" style:font-name="Consolas" fo:font-size="10pt" officeooo:rsid="00571589" style:font-size-asian="10pt"/>
    </style:style>
    <style:style style:name="T55" style:family="text">
      <style:text-properties fo:color="#2a00ff" style:font-name="Monospace" fo:font-size="10pt" fo:background-color="#ffffff" loext:char-shading-value="0" style:font-size-asian="10pt"/>
    </style:style>
    <style:style style:name="T56" style:family="text">
      <style:text-properties fo:color="#2a00ff" style:font-name="Consolas" fo:font-size="10pt" style:font-size-asian="10pt"/>
    </style:style>
    <style:style style:name="T57" style:family="text">
      <style:text-properties fo:color="#2a00ff" style:font-name="Consolas" fo:font-size="10pt" officeooo:rsid="0094f313" style:font-size-asian="10pt"/>
    </style:style>
    <style:style style:name="T58" style:family="text">
      <style:text-properties fo:color="#2a00ff" style:font-name="Consolas" fo:font-size="10pt" officeooo:rsid="009d74f5" style:font-size-asian="10pt"/>
    </style:style>
    <style:style style:name="T59" style:family="text">
      <style:text-properties fo:color="#2a00ff" style:font-name="Consolas" fo:font-size="10pt" officeooo:rsid="00a0dd18" style:font-size-asian="10pt"/>
    </style:style>
    <style:style style:name="T60" style:family="text">
      <style:text-properties fo:color="#2a00ff" style:font-name="Consolas" fo:font-size="10pt" officeooo:rsid="00a5ce63" style:font-size-asian="10pt"/>
    </style:style>
    <style:style style:name="T61" style:family="text">
      <style:text-properties officeooo:rsid="003c009f"/>
    </style:style>
    <style:style style:name="T62" style:family="text">
      <style:text-properties officeooo:rsid="003c120d"/>
    </style:style>
    <style:style style:name="T63" style:family="text">
      <style:text-properties officeooo:rsid="0041c709"/>
    </style:style>
    <style:style style:name="T64" style:family="text">
      <style:text-properties officeooo:rsid="004203a3"/>
    </style:style>
    <style:style style:name="T65" style:family="text">
      <style:text-properties officeooo:rsid="0043c249"/>
    </style:style>
    <style:style style:name="T66" style:family="text">
      <style:text-properties officeooo:rsid="00473b51"/>
    </style:style>
    <style:style style:name="T67" style:family="text">
      <style:text-properties officeooo:rsid="004977b7"/>
    </style:style>
    <style:style style:name="T68" style:family="text">
      <style:text-properties officeooo:rsid="004aafba"/>
    </style:style>
    <style:style style:name="T69" style:family="text">
      <style:text-properties officeooo:rsid="004e6e89"/>
    </style:style>
    <style:style style:name="T70" style:family="text">
      <style:text-properties officeooo:rsid="0054f650"/>
    </style:style>
    <style:style style:name="T71" style:family="text">
      <style:text-properties officeooo:rsid="00571589"/>
    </style:style>
    <style:style style:name="T72" style:family="text">
      <style:text-properties fo:color="#7f0055" style:font-name="Consolas" fo:font-size="10pt" fo:font-weight="bold" style:font-size-asian="10pt" style:font-weight-asian="bold"/>
    </style:style>
    <style:style style:name="T73" style:family="text">
      <style:text-properties fo:color="#7f0055" fo:font-weight="bold" style:font-weight-asian="bold"/>
    </style:style>
    <style:style style:name="T74" style:family="text">
      <style:text-properties fo:color="#4000c8" style:font-name="Consolas" fo:font-size="10pt" fo:font-weight="bold" style:font-size-asian="10pt" style:font-weight-asian="bold"/>
    </style:style>
    <style:style style:name="T75" style:family="text">
      <style:text-properties style:font-name="Consolas" fo:font-size="10pt" style:font-size-asian="10pt"/>
    </style:style>
    <style:style style:name="T76" style:family="text">
      <style:text-properties officeooo:rsid="005dcbba"/>
    </style:style>
    <style:style style:name="T77" style:family="text">
      <style:text-properties officeooo:rsid="0064fc52"/>
    </style:style>
    <style:style style:name="T78" style:family="text">
      <style:text-properties officeooo:rsid="006bffc5"/>
    </style:style>
    <style:style style:name="T79" style:family="text">
      <style:text-properties officeooo:rsid="006b2d0a"/>
    </style:style>
    <style:style style:name="T80" style:family="text">
      <style:text-properties officeooo:rsid="006cee4d"/>
    </style:style>
    <style:style style:name="T81" style:family="text">
      <style:text-properties fo:color="#000080" style:font-name="Consolas" fo:font-size="10pt" style:font-size-asian="10pt"/>
    </style:style>
    <style:style style:name="T82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4" style:family="text">
      <style:text-properties fo:color="#0000ff" style:font-name="Consolas" fo:font-size="10pt" style:font-size-asian="10pt"/>
    </style:style>
    <style:style style:name="T85" style:family="text">
      <style:text-properties fo:color="#408080" style:font-name="Consolas" fo:font-size="10pt" style:font-size-asian="10pt"/>
    </style:style>
    <style:style style:name="T86" style:family="text">
      <style:text-properties fo:color="#007dc3" style:font-name="Calibri1" fo:font-size="18pt" officeooo:rsid="001bba47" style:font-size-asian="18pt" style:font-size-complex="18pt"/>
    </style:style>
    <style:style style:name="T87" style:family="text">
      <style:text-properties fo:color="#007dc3" style:font-name="Calibri1" fo:font-size="18pt" officeooo:rsid="002651fa" style:font-size-asian="18pt" style:font-size-complex="18pt"/>
    </style:style>
    <style:style style:name="T88" style:family="text">
      <style:text-properties fo:color="#007dc3" style:font-name="Calibri1" fo:font-size="18pt" officeooo:rsid="0084814d" style:font-size-asian="18pt" style:font-size-complex="18pt"/>
    </style:style>
    <style:style style:name="T89" style:family="text">
      <style:text-properties fo:color="#007dc3" style:font-name="Calibri1" fo:font-size="18pt" officeooo:rsid="008a5443" style:font-size-asian="18pt" style:font-size-complex="18pt"/>
    </style:style>
    <style:style style:name="T90" style:family="text">
      <style:text-properties fo:color="#007dc3" style:font-name="Calibri1" fo:font-size="18pt" officeooo:rsid="00dabf2b" style:font-size-asian="18pt" style:font-size-complex="18pt"/>
    </style:style>
    <style:style style:name="T91" style:family="text">
      <style:text-properties fo:color="#007dc3" style:font-name="Calibri1" fo:font-size="18pt" officeooo:rsid="00f9acdd" style:font-size-asian="18pt" style:font-size-complex="18pt"/>
    </style:style>
    <style:style style:name="T92" style:family="text">
      <style:text-properties fo:color="#007dc3" style:font-name="Calibri1" fo:font-size="18pt" officeooo:rsid="00fbe060" style:font-size-asian="18pt" style:font-size-complex="18pt"/>
    </style:style>
    <style:style style:name="T93" style:family="text">
      <style:text-properties fo:color="#007dc3" style:font-name="Calibri1" fo:font-size="18pt" officeooo:rsid="00fd7df0" style:font-size-asian="18pt" style:font-size-complex="18pt"/>
    </style:style>
    <style:style style:name="T94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officeooo:rsid="00726857"/>
    </style:style>
    <style:style style:name="T123" style:family="text">
      <style:text-properties officeooo:rsid="0076178f"/>
    </style:style>
    <style:style style:name="T124" style:family="text">
      <style:text-properties officeooo:rsid="0076e180"/>
    </style:style>
    <style:style style:name="T125" style:family="text">
      <style:text-properties officeooo:rsid="0074214e"/>
    </style:style>
    <style:style style:name="T126" style:family="text">
      <style:text-properties officeooo:rsid="0077d034"/>
    </style:style>
    <style:style style:name="T127" style:family="text">
      <style:text-properties officeooo:rsid="007af355"/>
    </style:style>
    <style:style style:name="T128" style:family="text">
      <style:text-properties officeooo:rsid="007893cc"/>
    </style:style>
    <style:style style:name="T129" style:family="text">
      <style:text-properties officeooo:rsid="007a553e"/>
    </style:style>
    <style:style style:name="T130" style:family="text">
      <style:text-properties officeooo:rsid="00806990"/>
    </style:style>
    <style:style style:name="T131" style:family="text">
      <style:text-properties officeooo:rsid="008617a9"/>
    </style:style>
    <style:style style:name="T132" style:family="text">
      <style:text-properties officeooo:rsid="0088073d"/>
    </style:style>
    <style:style style:name="T133" style:family="text">
      <style:text-properties officeooo:rsid="008956dd"/>
    </style:style>
    <style:style style:name="T134" style:family="text">
      <style:text-properties style:text-position="0% 100%"/>
    </style:style>
    <style:style style:name="T135" style:family="text">
      <style:text-properties style:text-position="0% 100%" officeooo:rsid="008956dd"/>
    </style:style>
    <style:style style:name="T136" style:family="text">
      <style:text-properties officeooo:rsid="008a5443"/>
    </style:style>
    <style:style style:name="T137" style:family="text">
      <style:text-properties officeooo:rsid="008ae583"/>
    </style:style>
    <style:style style:name="T138" style:family="text">
      <style:text-properties officeooo:rsid="008e0e50"/>
    </style:style>
    <style:style style:name="T139" style:family="text">
      <style:text-properties officeooo:rsid="008e3183"/>
    </style:style>
    <style:style style:name="T140" style:family="text">
      <style:text-properties officeooo:rsid="008f6f03"/>
    </style:style>
    <style:style style:name="T141" style:family="text">
      <style:text-properties officeooo:rsid="0093598f"/>
    </style:style>
    <style:style style:name="T142" style:family="text">
      <style:text-properties officeooo:rsid="00932993"/>
    </style:style>
    <style:style style:name="T143" style:family="text">
      <style:text-properties officeooo:rsid="0096006f"/>
    </style:style>
    <style:style style:name="T144" style:family="text">
      <style:text-properties fo:color="#3f7f5f" style:font-name="Consolas" fo:font-size="10pt" style:font-size-asian="10pt"/>
    </style:style>
    <style:style style:name="T145" style:family="text">
      <style:text-properties fo:color="#3f7f5f" style:font-name="Consolas" fo:font-size="10pt" officeooo:rsid="009628e6" style:font-size-asian="10pt"/>
    </style:style>
    <style:style style:name="T146" style:family="text">
      <style:text-properties officeooo:rsid="0096b174"/>
    </style:style>
    <style:style style:name="T147" style:family="text">
      <style:text-properties officeooo:rsid="0098a9f4"/>
    </style:style>
    <style:style style:name="T148" style:family="text">
      <style:text-properties officeooo:rsid="00997673"/>
    </style:style>
    <style:style style:name="T149" style:family="text">
      <style:text-properties officeooo:rsid="009b759f"/>
    </style:style>
    <style:style style:name="T150" style:family="text">
      <style:text-properties officeooo:rsid="00a94ccb"/>
    </style:style>
    <style:style style:name="T151" style:family="text">
      <style:text-properties officeooo:rsid="00ab2cee"/>
    </style:style>
    <style:style style:name="T152" style:family="text">
      <style:text-properties officeooo:rsid="00ae7c84"/>
    </style:style>
    <style:style style:name="T153" style:family="text">
      <style:text-properties officeooo:rsid="00b07644"/>
    </style:style>
    <style:style style:name="T154" style:family="text">
      <style:text-properties officeooo:rsid="00b112f9"/>
    </style:style>
    <style:style style:name="T155" style:family="text">
      <style:text-properties officeooo:rsid="00b2d4d0"/>
    </style:style>
    <style:style style:name="T156" style:family="text">
      <style:text-properties officeooo:rsid="00b6e15e"/>
    </style:style>
    <style:style style:name="T157" style:family="text">
      <style:text-properties officeooo:rsid="00bb1ebb"/>
    </style:style>
    <style:style style:name="T158" style:family="text">
      <style:text-properties officeooo:rsid="00bccce0"/>
    </style:style>
    <style:style style:name="T159" style:family="text">
      <style:text-properties officeooo:rsid="00be37d2"/>
    </style:style>
    <style:style style:name="T160" style:family="text">
      <style:text-properties officeooo:rsid="00bf9c82"/>
    </style:style>
    <style:style style:name="T161" style:family="text">
      <style:text-properties officeooo:rsid="00bfa491"/>
    </style:style>
    <style:style style:name="T162" style:family="text">
      <style:text-properties officeooo:rsid="00c10f6c"/>
    </style:style>
    <style:style style:name="T163" style:family="text">
      <style:text-properties officeooo:rsid="00c3b93a"/>
    </style:style>
    <style:style style:name="T164" style:family="text">
      <style:text-properties officeooo:rsid="00c5ab37"/>
    </style:style>
    <style:style style:name="T165" style:family="text">
      <style:text-properties officeooo:rsid="00c64963"/>
    </style:style>
    <style:style style:name="T166" style:family="text">
      <style:text-properties officeooo:rsid="00c83f78"/>
    </style:style>
    <style:style style:name="T167" style:family="text">
      <style:text-properties officeooo:rsid="00cba9ad"/>
    </style:style>
    <style:style style:name="T168" style:family="text">
      <style:text-properties officeooo:rsid="00d177de"/>
    </style:style>
    <style:style style:name="T169" style:family="text">
      <style:text-properties officeooo:rsid="00d28660"/>
    </style:style>
    <style:style style:name="T170" style:family="text">
      <style:text-properties officeooo:rsid="00d482de"/>
    </style:style>
    <style:style style:name="T171" style:family="text">
      <style:text-properties officeooo:rsid="00d63ccb"/>
    </style:style>
    <style:style style:name="T172" style:family="text">
      <style:text-properties officeooo:rsid="00d818b1"/>
    </style:style>
    <style:style style:name="T173" style:family="text">
      <style:text-properties officeooo:rsid="00d82bce"/>
    </style:style>
    <style:style style:name="T174" style:family="text">
      <style:text-properties officeooo:rsid="00d9cc75"/>
    </style:style>
    <style:style style:name="T175" style:family="text">
      <style:text-properties officeooo:rsid="00dc28ee"/>
    </style:style>
    <style:style style:name="T176" style:family="text">
      <style:text-properties officeooo:rsid="00dd4e91"/>
    </style:style>
    <style:style style:name="T177" style:family="text">
      <style:text-properties officeooo:rsid="00ddb97d"/>
    </style:style>
    <style:style style:name="T178" style:family="text">
      <style:text-properties officeooo:rsid="00e4305f"/>
    </style:style>
    <style:style style:name="T179" style:family="text">
      <style:text-properties officeooo:rsid="00ea58e9"/>
    </style:style>
    <style:style style:name="T180" style:family="text">
      <style:text-properties officeooo:rsid="00eaac02"/>
    </style:style>
    <style:style style:name="T181" style:family="text">
      <style:text-properties officeooo:rsid="00ec6e35"/>
    </style:style>
    <style:style style:name="T182" style:family="text">
      <style:text-properties officeooo:rsid="00ecf56f"/>
    </style:style>
    <style:style style:name="T183" style:family="text">
      <style:text-properties officeooo:rsid="00ed4a83"/>
    </style:style>
    <style:style style:name="T184" style:family="text">
      <style:text-properties officeooo:rsid="00edf66f"/>
    </style:style>
    <style:style style:name="T185" style:family="text">
      <style:text-properties officeooo:rsid="00eeffb8"/>
    </style:style>
    <style:style style:name="T186" style:family="text">
      <style:text-properties officeooo:rsid="00ef766b"/>
    </style:style>
    <style:style style:name="T187" style:family="text">
      <style:text-properties officeooo:rsid="00efe66e"/>
    </style:style>
    <style:style style:name="T188" style:family="text">
      <style:text-properties officeooo:rsid="00f1286d"/>
    </style:style>
    <style:style style:name="T189" style:family="text">
      <style:text-properties officeooo:rsid="00f1e9ed"/>
    </style:style>
    <style:style style:name="T190" style:family="text">
      <style:text-properties officeooo:rsid="00f7b7d6"/>
    </style:style>
    <style:style style:name="T191" style:family="text">
      <style:text-properties officeooo:rsid="00fd7df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57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457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8">Control de versions d'HELIUM</text:p>
      <text:p text:style-name="P189"><text:span text:style-name="T89">1</text:span><text:span text:style-name="T93">0</text:span><text:span text:style-name="T88"> </text:span><text:span text:style-name="T86">d</text:span><text:span text:style-name="T91">e maig</text:span><text:span text:style-name="T90"> </text:span><text:span text:style-name="T86">de </text:span><text:span text:style-name="T87">202</text:span><text:span text:style-name="T90">1</text:span></text:p>
      <text:p text:style-name="P186">Serveis d’Administració Electrònica en el Govern de les Illes Balears</text:p>
      <text:p text:style-name="P185">Lot 3 (Serveis de tramitació d’expedients electrònics)</text:p>
      <text:p text:style-name="P185"/>
      <text:p text:style-name="P185"/>
      <text:p text:style-name="P185"/>
      <text:p text:style-name="P185"/>
      <text:p text:style-name="P187">Oficina Tècnica de Direcció de Projecte</text:p>
      <text:list xml:id="list1928270545" text:style-name="Outline">
        <text:list-header>
          <text:h text:style-name="P25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1">Data</text:p>
          </table:table-cell>
          <table:table-cell table:style-name="Taula1.B2" office:value-type="string">
            <text:p text:style-name="P192">Autor</text:p>
          </table:table-cell>
          <table:table-cell table:style-name="Taula1.B2" office:value-type="string">
            <text:p text:style-name="P192">Versió</text:p>
          </table:table-cell>
          <table:table-cell table:style-name="Taula1.D2" office:value-type="string">
            <text:p text:style-name="P192">Canvis</text:p>
          </table:table-cell>
        </table:table-row>
        <table:table-row table:style-name="Taula1.1">
          <table:table-cell table:style-name="Taula1.A3" office:value-type="string">
            <text:p text:style-name="P19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94">Limit Tecnologies</text:p>
          </table:table-cell>
          <table:table-cell table:style-name="Taula1.C3" office:value-type="string">
            <text:p text:style-name="P193">v1.0</text:p>
          </table:table-cell>
          <table:table-cell table:style-name="Taula1.D3" office:value-type="string">
            <text:p text:style-name="P193">Versió inicial</text:p>
          </table:table-cell>
        </table:table-row>
        <table:table-row table:style-name="Taula1.1">
          <table:table-cell table:style-name="Taula1.A4" office:value-type="string">
            <text:p text:style-name="P195"/>
          </table:table-cell>
          <table:table-cell table:style-name="Taula1.B4" office:value-type="string">
            <text:p text:style-name="P195"/>
          </table:table-cell>
          <table:table-cell table:style-name="Taula1.C4" office:value-type="string">
            <text:p text:style-name="P195"/>
          </table:table-cell>
          <table:table-cell table:style-name="Taula1.D4" office:value-type="string">
            <text:p text:style-name="P195"/>
          </table:table-cell>
        </table:table-row>
        <table:table-row table:style-name="Taula1.1">
          <table:table-cell table:style-name="Taula1.A5" office:value-type="string">
            <text:p text:style-name="P195"/>
          </table:table-cell>
          <table:table-cell table:style-name="Taula1.B5" office:value-type="string">
            <text:p text:style-name="P195"/>
          </table:table-cell>
          <table:table-cell table:style-name="Taula1.C5" office:value-type="string">
            <text:p text:style-name="P195"/>
          </table:table-cell>
          <table:table-cell table:style-name="Taula1.D5" office:value-type="string">
            <text:p text:style-name="P195"/>
          </table:table-cell>
        </table:table-row>
        <table:table-row table:style-name="Taula1.1">
          <table:table-cell table:style-name="Taula1.A6" office:value-type="string">
            <text:p text:style-name="P195"/>
          </table:table-cell>
          <table:table-cell table:style-name="Taula1.B6" office:value-type="string">
            <text:p text:style-name="P195"/>
          </table:table-cell>
          <table:table-cell table:style-name="Taula1.C6" office:value-type="string">
            <text:p text:style-name="P195"/>
          </table:table-cell>
          <table:table-cell table:style-name="Taula1.D6" office:value-type="string">
            <text:p text:style-name="P19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1">Nom</text:p>
          </table:table-cell>
          <table:table-cell table:style-name="Taula2.B2" office:value-type="string">
            <text:p text:style-name="P192">Data</text:p>
          </table:table-cell>
          <table:table-cell table:style-name="Taula2.C2" office:value-type="string">
            <text:p text:style-name="P192">Àrea, departament o empresa</text:p>
          </table:table-cell>
        </table:table-row>
        <table:table-row table:style-name="Taula2.1">
          <table:table-cell table:style-name="Taula2.A3" office:value-type="string">
            <text:p text:style-name="P193"/>
          </table:table-cell>
          <table:table-cell table:style-name="Taula2.B3" office:value-type="string">
            <text:p text:style-name="P193"/>
          </table:table-cell>
          <table:table-cell table:style-name="Taula2.C3" office:value-type="string">
            <text:p text:style-name="P193"/>
          </table:table-cell>
        </table:table-row>
        <table:table-row table:style-name="Taula2.1">
          <table:table-cell table:style-name="Taula2.A4" office:value-type="string">
            <text:p text:style-name="P195"/>
          </table:table-cell>
          <table:table-cell table:style-name="Taula2.B4" office:value-type="string">
            <text:p text:style-name="P195"/>
          </table:table-cell>
          <table:table-cell table:style-name="Taula2.C4" office:value-type="string">
            <text:p text:style-name="P195"/>
          </table:table-cell>
        </table:table-row>
        <table:table-row table:style-name="Taula2.1">
          <table:table-cell table:style-name="Taula2.A5" office:value-type="string">
            <text:p text:style-name="P195"/>
          </table:table-cell>
          <table:table-cell table:style-name="Taula2.B5" office:value-type="string">
            <text:p text:style-name="P195"/>
          </table:table-cell>
          <table:table-cell table:style-name="Taula2.C5" office:value-type="string">
            <text:p text:style-name="P195"/>
          </table:table-cell>
        </table:table-row>
        <table:table-row table:style-name="Taula2.1">
          <table:table-cell table:style-name="Taula2.A6" office:value-type="string">
            <text:p text:style-name="P195"/>
          </table:table-cell>
          <table:table-cell table:style-name="Taula2.B6" office:value-type="string">
            <text:p text:style-name="P195"/>
          </table:table-cell>
          <table:table-cell table:style-name="Taula2.C6" office:value-type="string">
            <text:p text:style-name="P19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1">Nom</text:p>
          </table:table-cell>
          <table:table-cell table:style-name="Taula3.B2" office:value-type="string">
            <text:p text:style-name="P192">Data</text:p>
          </table:table-cell>
          <table:table-cell table:style-name="Taula3.C2" office:value-type="string">
            <text:p text:style-name="P192">Àrea, departament o empresa</text:p>
          </table:table-cell>
        </table:table-row>
        <table:table-row table:style-name="Taula3.1">
          <table:table-cell table:style-name="Taula3.A3" office:value-type="string">
            <text:p text:style-name="P193"/>
          </table:table-cell>
          <table:table-cell table:style-name="Taula3.B3" office:value-type="string">
            <text:p text:style-name="P193"/>
          </table:table-cell>
          <table:table-cell table:style-name="Taula3.C3" office:value-type="string">
            <text:p text:style-name="P193"/>
          </table:table-cell>
        </table:table-row>
        <table:table-row table:style-name="Taula3.1">
          <table:table-cell table:style-name="Taula3.A4" office:value-type="string">
            <text:p text:style-name="P195"/>
          </table:table-cell>
          <table:table-cell table:style-name="Taula3.B4" office:value-type="string">
            <text:p text:style-name="P195"/>
          </table:table-cell>
          <table:table-cell table:style-name="Taula3.C4" office:value-type="string">
            <text:p text:style-name="P195"/>
          </table:table-cell>
        </table:table-row>
        <table:table-row table:style-name="Taula3.1">
          <table:table-cell table:style-name="Taula3.A5" office:value-type="string">
            <text:p text:style-name="P195"/>
          </table:table-cell>
          <table:table-cell table:style-name="Taula3.B5" office:value-type="string">
            <text:p text:style-name="P195"/>
          </table:table-cell>
          <table:table-cell table:style-name="Taula3.C5" office:value-type="string">
            <text:p text:style-name="P195"/>
          </table:table-cell>
        </table:table-row>
        <table:table-row table:style-name="Taula3.1">
          <table:table-cell table:style-name="Taula3.A6" office:value-type="string">
            <text:p text:style-name="P195"/>
          </table:table-cell>
          <table:table-cell table:style-name="Taula3.B6" office:value-type="string">
            <text:p text:style-name="P195"/>
          </table:table-cell>
          <table:table-cell table:style-name="Taula3.C6" office:value-type="string">
            <text:p text:style-name="P19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1">Nom</text:p>
          </table:table-cell>
          <table:table-cell table:style-name="Taula6.B2" office:value-type="string">
            <text:p text:style-name="P192">Àrea, departament o empresa</text:p>
          </table:table-cell>
          <table:table-cell table:style-name="Taula6.C2" office:value-type="string">
            <text:p text:style-name="P192">Correu electrònic</text:p>
          </table:table-cell>
        </table:table-row>
        <table:table-row table:style-name="Taula6.1">
          <table:table-cell table:style-name="Taula6.A3" office:value-type="string">
            <text:p text:style-name="P193"/>
          </table:table-cell>
          <table:table-cell table:style-name="Taula6.B3" office:value-type="string">
            <text:p text:style-name="P193"/>
          </table:table-cell>
          <table:table-cell table:style-name="Taula6.C3" office:value-type="string">
            <text:p text:style-name="P193"/>
          </table:table-cell>
        </table:table-row>
        <table:table-row table:style-name="Taula6.1">
          <table:table-cell table:style-name="Taula6.A4" office:value-type="string">
            <text:p text:style-name="P195"/>
          </table:table-cell>
          <table:table-cell table:style-name="Taula6.B4" office:value-type="string">
            <text:p text:style-name="P195"/>
          </table:table-cell>
          <table:table-cell table:style-name="Taula6.C4" office:value-type="string">
            <text:p text:style-name="P195"/>
          </table:table-cell>
        </table:table-row>
        <table:table-row table:style-name="Taula6.1">
          <table:table-cell table:style-name="Taula6.A5" office:value-type="string">
            <text:p text:style-name="P195"/>
          </table:table-cell>
          <table:table-cell table:style-name="Taula6.B5" office:value-type="string">
            <text:p text:style-name="P195"/>
          </table:table-cell>
          <table:table-cell table:style-name="Taula6.C5" office:value-type="string">
            <text:p text:style-name="P195"/>
          </table:table-cell>
        </table:table-row>
        <table:table-row table:style-name="Taula6.1">
          <table:table-cell table:style-name="Taula6.A6" office:value-type="string">
            <text:p text:style-name="P195"/>
          </table:table-cell>
          <table:table-cell table:style-name="Taula6.B6" office:value-type="string">
            <text:p text:style-name="P195"/>
          </table:table-cell>
          <table:table-cell table:style-name="Taula6.C6" office:value-type="string">
            <text:p text:style-name="P19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0"><text:a xlink:type="simple" xlink:href="#__RefHeading___Toc21421_3940995463" text:style-name="Index_20_Link" text:visited-style-name="Index_20_Link">Control de versions del document<text:tab/>2</text:a></text:p>
          <text:p text:style-name="P250"><text:a xlink:type="simple" xlink:href="#__RefHeading___Toc21295_3940995463" text:style-name="Index_20_Link" text:visited-style-name="Index_20_Link">1. Històric de versions<text:tab/>4</text:a></text:p>
          <text:p text:style-name="P251"><text:a xlink:type="simple" xlink:href="#__RefHeading___Toc19787_3508694843" text:style-name="Index_20_Link" text:visited-style-name="Index_20_Link">1.1. v3.2.96<text:tab/>4</text:a></text:p>
          <text:p text:style-name="P251"><text:a xlink:type="simple" xlink:href="#__RefHeading___Toc38092_687897089" text:style-name="Index_20_Link" text:visited-style-name="Index_20_Link">1.2. v3.2.97<text:tab/>5</text:a></text:p>
          <text:p text:style-name="P251"><text:a xlink:type="simple" xlink:href="#__RefHeading___Toc38377_14971827" text:style-name="Index_20_Link" text:visited-style-name="Index_20_Link">1.3. v3.2.98<text:tab/>6</text:a></text:p>
          <text:p text:style-name="P251"><text:a xlink:type="simple" xlink:href="#__RefHeading___Toc18081_506569814" text:style-name="Index_20_Link" text:visited-style-name="Index_20_Link">1.4. v3.2.99<text:tab/>7</text:a></text:p>
          <text:p text:style-name="P251"><text:a xlink:type="simple" xlink:href="#__RefHeading___Toc18081_5065698141" text:style-name="Index_20_Link" text:visited-style-name="Index_20_Link">1.5. v3.2.100<text:tab/>8</text:a></text:p>
          <text:p text:style-name="P251"><text:a xlink:type="simple" xlink:href="#__RefHeading___Toc77409_61972128" text:style-name="Index_20_Link" text:visited-style-name="Index_20_Link">1.6. v3.2.101<text:tab/>9</text:a></text:p>
          <text:p text:style-name="P251"><text:a xlink:type="simple" xlink:href="#__RefHeading___Toc16729_526703748" text:style-name="Index_20_Link" text:visited-style-name="Index_20_Link">1.7. v3.2.102<text:tab/>10</text:a></text:p>
          <text:p text:style-name="P251"><text:a xlink:type="simple" xlink:href="#__RefHeading___Toc16729_5267037481" text:style-name="Index_20_Link" text:visited-style-name="Index_20_Link">1.8. v3.2.102a<text:tab/>11</text:a></text:p>
          <text:p text:style-name="P251"><text:a xlink:type="simple" xlink:href="#__RefHeading___Toc32902_519805004" text:style-name="Index_20_Link" text:visited-style-name="Index_20_Link">1.9. v3.2.103<text:tab/>12</text:a></text:p>
          <text:p text:style-name="P251"><text:a xlink:type="simple" xlink:href="#__RefHeading___Toc74958_588639221" text:style-name="Index_20_Link" text:visited-style-name="Index_20_Link">1.10. v3.2.104<text:tab/>13</text:a></text:p>
          <text:p text:style-name="P251"><text:a xlink:type="simple" xlink:href="#__RefHeading___Toc30263_3439170243" text:style-name="Index_20_Link" text:visited-style-name="Index_20_Link">1.11. v3.2.104.1<text:tab/>14</text:a></text:p>
          <text:p text:style-name="P251"><text:a xlink:type="simple" xlink:href="#__RefHeading___Toc28723_1470059864" text:style-name="Index_20_Link" text:visited-style-name="Index_20_Link">1.12. v3.2.105<text:tab/>15</text:a></text:p>
          <text:p text:style-name="P251"><text:a xlink:type="simple" xlink:href="#__RefHeading___Toc78940_1512682159" text:style-name="Index_20_Link" text:visited-style-name="Index_20_Link">1.13. v3.2.106<text:tab/>16</text:a></text:p>
          <text:p text:style-name="P251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51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51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51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51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51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51"><text:a xlink:type="simple" xlink:href="#__RefHeading___Toc54129_81651155" text:style-name="Index_20_Link" text:visited-style-name="Index_20_Link">1.20. v3.2.107 Helium amb Herència<text:tab/>25</text:a></text:p>
          <text:p text:style-name="P251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51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51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51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51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51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51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51"><text:a xlink:type="simple" xlink:href="#__RefHeading___Toc73598_2906097068" text:style-name="Index_20_Link" text:visited-style-name="Index_20_Link">1.28. v3.2.109.1 Correccions errors producció<text:tab/>39</text:a></text:p>
          <text:p text:style-name="P251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51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51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51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51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51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51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51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</text:index-body>
      </text:table-of-content>
      <text:p text:style-name="P5"/>
      <text:list xml:id="list155521002811058" text:continue-numbering="true" text:style-name="Outline">
        <text:list-item>
          <text:h text:style-name="P25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5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4"><text:tab/>26/10/2018</text:p>
      <text:p text:style-name="P44">Resum: </text:p>
      <text:p text:style-name="P44"><text:tab/>Resolució d'errors relacionats amb l'Arxiu digital de la CAIB.</text:p>
      <text:p text:style-name="P44"/>
      <text:p text:style-name="P4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414588206" text:style-name="L1">
        <text:list-item>
          <text:p text:style-name="P44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5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5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5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5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5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5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4"><text:tab/>Sense canvis</text:p>
      <text:p text:style-name="P9"/>
      <text:p text:style-name="P8"><text:span text:style-name="T3">Propietats globals</text:span>: </text:p>
      <text:list xml:id="list2542170716" text:style-name="L8">
        <text:list-item>
          <text:p text:style-name="P286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86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8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3"/>
      <text:p text:style-name="P43"/>
      <text:list xml:id="list155520332586206" text:continue-list="list155521002811058" text:style-name="Outline">
        <text:list-item>
          <text:list>
            <text:list-item>
              <text:h text:style-name="P26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5"><text:tab/><text:span text:style-name="T9">30</text:span>/10/2018</text:p>
      <text:p text:style-name="P45">Resum: </text:p>
      <text:p text:style-name="P45"><text:tab/><text:span text:style-name="T9">Conversió a PDF dels documents no signats en finalitzar un expedient integrat amb l'Arxiu</text:span>.</text:p>
      <text:p text:style-name="P45"/>
      <text:p text:style-name="P107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55519921304371" text:continue-list="list2414588206" text:style-name="L1">
        <text:list-item>
          <text:p text:style-name="P44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4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51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5"><text:tab/>Sense canvis</text:p>
      <text:p text:style-name="P11"/>
      <text:p text:style-name="P46">Propietats globals: </text:p>
      <text:p text:style-name="P108"><text:tab/>Sense canvis</text:p>
      <text:p text:style-name="P108"/>
      <text:list xml:id="list155521366519317" text:continue-list="list155520332586206" text:style-name="Outline">
        <text:list-item>
          <text:list>
            <text:list-item>
              <text:h text:style-name="P26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76"><text:tab/><text:span text:style-name="T10">07</text:span>/1<text:span text:style-name="T10">1</text:span>/2018</text:p>
      <text:p text:style-name="P76">Resum: </text:p>
      <text:p text:style-name="P76"><text:tab/><text:span text:style-name="T10">Correccions errors amb custòdia documental.</text:span></text:p>
      <text:p text:style-name="P76"/>
      <text:p text:style-name="P115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55520580925873" text:continue-list="list155519921304371" text:style-name="L1">
        <text:list-item>
          <text:p text:style-name="P44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48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48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48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48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448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76"><text:tab/>Sense canvis</text:p>
      <text:p text:style-name="P12"/>
      <text:p text:style-name="P47">Propietats globals: </text:p>
      <text:p text:style-name="P109"><text:tab/>Sense canvis</text:p>
      <text:p text:style-name="P109"/>
      <text:list xml:id="list155520385640857" text:continue-list="list155521366519317" text:style-name="Outline">
        <text:list-item>
          <text:list>
            <text:list-item>
              <text:h text:style-name="P265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77"><text:tab/><text:span text:style-name="T40">05</text:span>/1<text:span text:style-name="T40">2</text:span>/2018</text:p>
      <text:p text:style-name="P77">Resum: </text:p>
      <text:p text:style-name="P77"><text:tab/><text:span text:style-name="T40">Diverses correccions, estadístiques per entorn i modificacions menors.</text:span></text:p>
      <text:p text:style-name="P77"/>
      <text:p text:style-name="P116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16"/>
      <text:list xml:id="list1854933908" text:style-name="L10">
        <text:list-item>
          <text:p text:style-name="P28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8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8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8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8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8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8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8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8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8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8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8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8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8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8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8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8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77"><text:tab/>Sense canvis</text:p>
      <text:p text:style-name="P13"/>
      <text:p text:style-name="P48">Propietats globals: </text:p>
      <text:p text:style-name="P110"><text:tab/>Sense canvis</text:p>
      <text:p text:style-name="P110"/>
      <text:p text:style-name="P111"/>
      <text:list xml:id="list155521194501428" text:continue-list="list155520385640857" text:style-name="Outline">
        <text:list-item>
          <text:list>
            <text:list-item>
              <text:h text:style-name="P266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78"><text:tab/><text:span text:style-name="T41">11</text:span>/1<text:span text:style-name="T40">2</text:span>/2018</text:p>
      <text:p text:style-name="P78">Resum: </text:p>
      <text:p text:style-name="P78"><text:tab/><text:span text:style-name="T41">Correccions menors per solucionar problemes trobats a la versió 3.2.99.</text:span></text:p>
      <text:p text:style-name="P78"/>
      <text:p text:style-name="P117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17"/>
      <text:list xml:id="list155521117417106" text:continue-list="list1854933908" text:style-name="L10">
        <text:list-item>
          <text:p text:style-name="P288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28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78"><text:tab/>Sense canvis</text:p>
      <text:p text:style-name="P14"/>
      <text:p text:style-name="P49">Propietats globals: </text:p>
      <text:p text:style-name="P111"><text:tab/>Sen<text:span text:style-name="T41">se canvis</text:span></text:p>
      <text:p text:style-name="P111"/>
      <text:list xml:id="list155521828331058" text:continue-list="list155521194501428" text:style-name="Outline">
        <text:list-item>
          <text:list>
            <text:list-item>
              <text:h text:style-name="P267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79"><text:tab/><text:span text:style-name="T42">16</text:span>/<text:span text:style-name="T42">01</text:span>/201<text:span text:style-name="T42">9</text:span></text:p>
      <text:p text:style-name="P79">Resum: </text:p>
      <text:p text:style-name="P80"><text:tab/>Correcció d'error amb enviament de documents a portasignatures des de un subproces<text:span text:style-name="T42">.</text:span></text:p>
      <text:p text:style-name="P79"/>
      <text:p text:style-name="P118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18"/>
      <text:list xml:id="list155521538148924" text:continue-list="list155521117417106" text:style-name="L10">
        <text:list-item>
          <text:p text:style-name="P28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79"><text:tab/>Sense canvis</text:p>
      <text:p text:style-name="P15"/>
      <text:p text:style-name="P50">Propietats globals: </text:p>
      <text:p text:style-name="P112"><text:tab/>Sen<text:span text:style-name="T41">se canvis</text:span></text:p>
      <text:list xml:id="list155520165434864" text:continue-list="list155521828331058" text:style-name="Outline">
        <text:list-item>
          <text:list>
            <text:list-item>
              <text:h text:style-name="P26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81"><text:tab/><text:span text:style-name="T43">24</text:span>/<text:span text:style-name="T42">01</text:span>/201<text:span text:style-name="T42">9</text:span></text:p>
      <text:p text:style-name="P81">Resum: </text:p>
      <text:p text:style-name="P81"><text:tab/>Correcció <text:span text:style-name="T43">de diversos errors trobats a la versió 3.2.100</text:span></text:p>
      <text:p text:style-name="P81"/>
      <text:p text:style-name="P119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19"/>
      <text:list xml:id="list155520171197075" text:continue-list="list155521538148924" text:style-name="L10">
        <text:list-item>
          <text:p text:style-name="P29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9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9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9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9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9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9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9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850930257" text:style-name="L11">
        <text:list-item>
          <text:p text:style-name="P356">Canvis realitzats a nivell de BBDD:</text:p>
          <text:list>
            <text:list-item>
              <text:p text:style-name="P357"><text:span text:style-name="T62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358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359"><text:span text:style-name="T63">Script de modificació per aplicar els canvis</text:span>:</text:p>
        </text:list-item>
      </text:list>
      <text:list xml:id="list1995984116" text:style-name="L12">
        <text:list-item>
          <text:p text:style-name="P360">helium_update_3.2.102.sql</text:p>
        </text:list-item>
      </text:list>
      <text:p text:style-name="P16"/>
      <text:p text:style-name="P51">Propietats globals: </text:p>
      <text:p text:style-name="P51"/>
      <text:list xml:id="list793501543" text:style-name="L13">
        <text:list-item>
          <text:p text:style-name="P394">Afegides propietats <text:span text:style-name="T61">globals</text:span> <text:span text:style-name="T46">app.notificacio.plugin</text:span><text:span text:style-name="T49"> </text:span><text:span text:style-name="T50">per poder integrar helium amb Notib.</text:span></text:p>
          <text:p text:style-name="P395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20">##############################</text:p>
            <text:p text:style-name="P202"># <text:tab/>Integració amb NOTIB <text:s text:c="2"/>#</text:p>
            <text:p text:style-name="P202">##############################</text:p>
            <text:p text:style-name="P196"><text:span text:style-name="T45">app.notificacio.plugin.class=</text:span><text:span text:style-name="T55">net.conselldemallorca.helium.integracio.plugins.notificacio.NotificacioPluginNotib</text:span></text:p>
            <text:p text:style-name="P196"><text:span text:style-name="T45">app.notificacio.plugin.url=</text:span><text:span text:style-name="T55">http://localhost:8180/notib</text:span></text:p>
            <text:p text:style-name="P196"><text:span text:style-name="T45">app.notificacio.plugin.username=</text:span><text:span text:style-name="T55">helapp</text:span></text:p>
            <text:p text:style-name="P42"><text:span text:style-name="T45">app.notificacio.plugin.password=</text:span><text:span text:style-name="T55">helapp</text:span></text:p>
          </table:table-cell>
        </table:table-row>
      </table:table>
      <text:p text:style-name="P113"/>
      <text:p text:style-name="P113"/>
      <text:p text:style-name="P114"><text:tab/>Sen<text:span text:style-name="T41">se canvis</text:span></text:p>
      <text:list xml:id="list155521458034455" text:continue-list="list155520165434864" text:style-name="Outline">
        <text:list-item>
          <text:list>
            <text:list-item>
              <text:h text:style-name="P269" text:outline-level="2"><text:bookmark-start text:name="__RefHeading___Toc16729_5267037481"/>v3.2.102<text:span text:style-name="T64">a </text:span><text:bookmark-end text:name="__RefHeading___Toc16729_5267037481"/></text:h>
            </text:list-item>
          </text:list>
        </text:list-item>
      </text:list>
      <text:p text:style-name="P17">Data: </text:p>
      <text:p text:style-name="P82"><text:tab/><text:span text:style-name="T64">22</text:span>/<text:span text:style-name="T42">02</text:span>/201<text:span text:style-name="T42">9</text:span></text:p>
      <text:p text:style-name="P82">Resum: </text:p>
      <text:p text:style-name="P82"><text:tab/><text:span text:style-name="T64">Error urgent plugin de tramitació amb SISTRA. Es detecta un error dels expedients donats d'alta des de SISTRA i es resol.</text:span></text:p>
      <text:p text:style-name="P82"/>
      <text:p text:style-name="P123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23"/>
      <text:list xml:id="list155520287150369" text:continue-list="list155520171197075" text:style-name="L10">
        <text:list-item>
          <text:p text:style-name="P291"><text:a xlink:type="simple" xlink:href="https://github.com/GovernIB/helium/issues/1275" text:style-name="Internet_20_link" text:visited-style-name="Visited_20_Internet_20_Link"><text:span text:style-name="T6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528531166" text:style-name="L14">
        <text:list-item>
          <text:p text:style-name="P361">Sense canvis</text:p>
        </text:list-item>
      </text:list>
      <text:p text:style-name="P17"/>
      <text:p text:style-name="P52">Propietats globals: </text:p>
      <text:p text:style-name="P52"/>
      <text:list xml:id="list143437917" text:style-name="L15">
        <text:list-item>
          <text:p text:style-name="P444"><text:span text:style-name="T50">S</text:span><text:span text:style-name="T49">ense canvis</text:span></text:p>
        </text:list-item>
      </text:list>
      <text:p text:style-name="P219"/>
      <text:list xml:id="list155521616760480" text:continue-list="list155521458034455" text:style-name="Outline">
        <text:list-item>
          <text:list>
            <text:list-item>
              <text:h text:style-name="P270" text:outline-level="2"><text:bookmark-start text:name="__RefHeading___Toc32902_519805004"/>v3.2.10<text:span text:style-name="T65">3</text:span><text:bookmark-end text:name="__RefHeading___Toc32902_519805004"/></text:h>
            </text:list-item>
          </text:list>
        </text:list-item>
      </text:list>
      <text:p text:style-name="P18">Data: </text:p>
      <text:p text:style-name="P83"><text:tab/><text:span text:style-name="T64">26</text:span>/<text:span text:style-name="T42">02</text:span>/201<text:span text:style-name="T42">9</text:span></text:p>
      <text:p text:style-name="P83">Resum: </text:p>
      <text:p text:style-name="P83"><text:tab/><text:span text:style-name="T65">Resolució de diferents errors.</text:span></text:p>
      <text:p text:style-name="P83"/>
      <text:p text:style-name="P124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24"/>
      <text:list xml:id="list155520628053919" text:continue-list="list155520287150369" text:style-name="L10">
        <text:list-item>
          <text:p text:style-name="P29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9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9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9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9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9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9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9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2965205364" text:style-name="L16">
        <text:list-item>
          <text:p text:style-name="P362">Sense canvis</text:p>
        </text:list-item>
      </text:list>
      <text:p text:style-name="P18"/>
      <text:p text:style-name="P53">Propietats globals: </text:p>
      <text:p text:style-name="P53"/>
      <text:list xml:id="list3555687867" text:style-name="L17">
        <text:list-item>
          <text:p text:style-name="P402"><text:span text:style-name="T61">S</text:span>ense canvis</text:p>
        </text:list-item>
      </text:list>
      <text:p text:style-name="P219"/>
      <text:list xml:id="list155520036356475" text:continue-list="list155521616760480" text:style-name="Outline">
        <text:list-item>
          <text:list>
            <text:list-item>
              <text:h text:style-name="P271" text:outline-level="2"><text:bookmark-start text:name="__RefHeading___Toc74958_588639221"/>v3.2.10<text:span text:style-name="T66">4</text:span><text:bookmark-end text:name="__RefHeading___Toc74958_588639221"/></text:h>
            </text:list-item>
          </text:list>
        </text:list-item>
      </text:list>
      <text:p text:style-name="P19">Data: </text:p>
      <text:p text:style-name="P84"><text:tab/><text:span text:style-name="T66">21</text:span>/<text:span text:style-name="T66">03</text:span>/201<text:span text:style-name="T42">9</text:span></text:p>
      <text:p text:style-name="P84">Resum: </text:p>
      <text:p text:style-name="P84"><text:tab/><text:span text:style-name="T6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84"/>
      <text:p text:style-name="P125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25"/>
      <text:list xml:id="list155520570954693" text:continue-list="list155520628053919" text:style-name="L10">
        <text:list-item>
          <text:p text:style-name="P29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93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9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9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9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9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9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9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9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9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040768596" text:style-name="L18">
        <text:list-item>
          <text:p text:style-name="P363">Sense canvis</text:p>
        </text:list-item>
      </text:list>
      <text:p text:style-name="P19"/>
      <text:p text:style-name="P54">Propietats globals: </text:p>
      <text:p text:style-name="P54"/>
      <text:list xml:id="list2845093624" text:style-name="L19">
        <text:list-item>
          <text:p text:style-name="P403"><text:span text:style-name="T61">S</text:span>ense canvis</text:p>
        </text:list-item>
      </text:list>
      <text:p text:style-name="P220"/>
      <text:list xml:id="list155521360105338" text:continue-list="list155520036356475" text:style-name="Outline">
        <text:list-item>
          <text:list>
            <text:list-item>
              <text:h text:style-name="P272" text:outline-level="2"><text:bookmark-start text:name="__RefHeading___Toc30263_3439170243"/>v3.2.10<text:span text:style-name="T66">4.1</text:span><text:bookmark-end text:name="__RefHeading___Toc30263_3439170243"/></text:h>
            </text:list-item>
          </text:list>
        </text:list-item>
      </text:list>
      <text:p text:style-name="P20">Data: </text:p>
      <text:p text:style-name="P85"><text:tab/><text:span text:style-name="T66">28</text:span>/<text:span text:style-name="T66">03</text:span>/201<text:span text:style-name="T42">9</text:span></text:p>
      <text:p text:style-name="P85">Resum: </text:p>
      <text:p text:style-name="P85"><text:tab/><text:span text:style-name="T68">Solució a l'error que no es vegi el botó de "Disseny" per usuaris amb permís de disseny sobre tipus d'expedients.</text:span></text:p>
      <text:p text:style-name="P85"/>
      <text:p text:style-name="P126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26"/>
      <text:list xml:id="list155520946745598" text:continue-list="list155520570954693" text:style-name="L10">
        <text:list-item>
          <text:p text:style-name="P294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922595496" text:style-name="L20">
        <text:list-item>
          <text:p text:style-name="P364">Sense canvis</text:p>
        </text:list-item>
      </text:list>
      <text:p text:style-name="P20"/>
      <text:p text:style-name="P55">Propietats globals: </text:p>
      <text:p text:style-name="P55"/>
      <text:list xml:id="list2429461322" text:style-name="L21">
        <text:list-item>
          <text:p text:style-name="P404"><text:span text:style-name="T61">S</text:span>ense canvis</text:p>
        </text:list-item>
      </text:list>
      <text:p text:style-name="P221"/>
      <text:list xml:id="list155521868166187" text:continue-list="list155521360105338" text:style-name="Outline">
        <text:list-item>
          <text:list>
            <text:list-item>
              <text:h text:style-name="P274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86"><text:tab/><text:span text:style-name="T69">12</text:span>/<text:span text:style-name="T69">04</text:span>/201<text:span text:style-name="T42">9</text:span></text:p>
      <text:p text:style-name="P86">Resum: </text:p>
      <text:p text:style-name="P128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86"/>
      <text:p text:style-name="P127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27"/>
      <text:list xml:id="list155521649690503" text:continue-list="list155520946745598" text:style-name="L10">
        <text:list-item>
          <text:p text:style-name="P295"><text:a xlink:type="simple" xlink:href="https://github.com/GovernIB/helium/issues/1284" text:style-name="Internet_20_link" text:visited-style-name="Visited_20_Internet_20_Link">#1284</text:a> Error en les versions dels <text:span text:style-name="T69">subprocessos</text:span> quan no hi ha cap definició de procés creada</text:p>
        </text:list-item>
        <text:list-item>
          <text:p text:style-name="P29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9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9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9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9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9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9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531431297" text:style-name="L22">
        <text:list-item>
          <text:p text:style-name="P366">Sense canvis</text:p>
        </text:list-item>
      </text:list>
      <text:p text:style-name="P21"/>
      <text:p text:style-name="P56">Propietats globals: </text:p>
      <text:p text:style-name="P56"/>
      <text:list xml:id="list4246384071" text:style-name="L23">
        <text:list-item>
          <text:p text:style-name="P405"><text:span text:style-name="T61">S</text:span>ense canvis</text:p>
        </text:list-item>
      </text:list>
      <text:list xml:id="list155521470904223" text:continue-list="list155521868166187" text:style-name="Outline">
        <text:list-item>
          <text:list>
            <text:list-item>
              <text:h text:style-name="P275" text:outline-level="2"><text:bookmark-start text:name="__RefHeading___Toc78940_1512682159"/>v3.2.10<text:span text:style-name="T70">6</text:span><text:bookmark-end text:name="__RefHeading___Toc78940_1512682159"/></text:h>
            </text:list-item>
          </text:list>
        </text:list-item>
      </text:list>
      <text:p text:style-name="P22">Data: </text:p>
      <text:p text:style-name="P87"><text:tab/><text:span text:style-name="T78">21</text:span>/<text:span text:style-name="T78">08</text:span>/201<text:span text:style-name="T42">9</text:span></text:p>
      <text:p text:style-name="P87">Resum: <text:span text:style-name="T76">Adaptació a la nova interfície del NOTIB i possibilitat de notificar documents amb manteniment d'interessats a través de la interfície gràcica</text:span>.<text:span text:style-name="T7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87"/>
      <text:p text:style-name="P129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29"/>
      <text:list xml:id="list155520656169836" text:continue-list="list155521649690503" text:style-name="L10">
        <text:list-item>
          <text:p text:style-name="P30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0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0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0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0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0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0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0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0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0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0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0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0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0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0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0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0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0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0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96"><text:a xlink:type="simple" xlink:href="https://github.com/GovernIB/helium/issues/1217" text:style-name="Internet_20_link" text:visited-style-name="Visited_20_Internet_20_Link"><text:span text:style-name="T71">#1217</text:span></text:a><text:span text:style-name="T71"> Falta la funcionalitat de provar dominis externs</text:span></text:p>
        </text:list-item>
        <text:list-item>
          <text:p text:style-name="P29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96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9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553949584" text:style-name="L24">
        <text:list-item>
          <text:p text:style-name="P376">Nova taula per guardar la informació dels interessats per a les notificacions amb el Notib</text:p>
          <text:list>
            <text:list-item>
              <text:p text:style-name="P376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35">-- #1253 Notificar un document a través de la interfície de Helium</text:p>
            <text:p text:style-name="P212">-- Nova taula per a la informació dels interessats</text:p>
            <text:p text:style-name="P206"/>
            <text:p text:style-name="P196"><text:span text:style-name="T72">CREATE</text:span><text:span text:style-name="T53"> </text:span><text:span text:style-name="T72">TABLE</text:span><text:span text:style-name="T53"> HEL_INTERESSAT</text:span></text:p>
            <text:p text:style-name="P208"><text:soft-page-break/>(</text:p>
            <text:p text:style-name="P196"><text:span text:style-name="T53"><text:tab/>ID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CODI <text:s text:c="15"/>VARCHAR2(64 </text:span><text:span text:style-name="T72">CHAR</text:span><text:span text:style-name="T53">) <text:s text:c="7"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IF<text:tab/><text:tab/><text:tab/><text:tab/><text:tab/>VARCHAR2(9 </text:span><text:span text:style-name="T72">CHAR</text:span><text:span text:style-name="T53">)<text:tab/><text:tab/>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OM<text:tab/><text:tab/><text:tab/><text:tab/><text:tab/>VARCHAR2(255 </text:span><text:span text:style-name="T72">CHAR</text:span><text:span text:style-name="T53">) <text:tab/><text:tab/>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LLINATGE1<text:tab/><text:tab/><text:tab/>VARCHAR2(255 </text:span><text:span text:style-name="T72">CHAR</text:span><text:span text:style-name="T53">),</text:span></text:p>
            <text:p text:style-name="P196"><text:span text:style-name="T53"><text:tab/>LLINATGE2<text:tab/><text:tab/><text:tab/>VARCHAR2(255 </text:span><text:span text:style-name="T72">CHAR</text:span><text:span text:style-name="T53">),</text:span></text:p>
            <text:p text:style-name="P208"><text:tab/>TIPUS<text:tab/><text:tab/><text:tab/><text:tab/>NUMBER(10),</text:p>
            <text:p text:style-name="P196"><text:span text:style-name="T53"><text:tab/>EMAIL<text:tab/><text:tab/><text:tab/><text:tab/>VARCHAR2(255 </text:span><text:span text:style-name="T72">CHAR</text:span><text:span text:style-name="T53">),</text:span></text:p>
            <text:p text:style-name="P196"><text:span text:style-name="T53"><text:tab/>TELEFON<text:tab/><text:tab/><text:tab/><text:tab/>VARCHAR2(16 </text:span><text:span text:style-name="T72">CHAR</text:span><text:span text:style-name="T53">),</text:span></text:p>
            <text:p text:style-name="P208"><text:tab/>EXPEDIENT_ID <text:s/><text:tab/><text:tab/>NUMBER(19)</text:p>
            <text:p text:style-name="P208">);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XPEDIENT_INTERESSAT_FK </text:span><text:span text:style-name="T72">FOREIGN</text:span><text:span text:style-name="T53"> </text:span><text:span text:style-name="T72">KEY</text:span><text:span text:style-name="T53"> (EXPEDIENT_ID) </text:span></text:p>
            <text:p text:style-name="P196"><text:span text:style-name="T53"><text:s/></text:span><text:span text:style-name="T72">REFERENCES</text:span><text:span text:style-name="T53"> HEL_EXPEDIENT (ID));</text:span></text:p>
            <text:p text:style-name="P208"><text:s/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</text:span><text:span text:style-name="T72">CONSTRAINT</text:span><text:span text:style-name="T53"> HEL_INTERESSAT_PK </text:span><text:span text:style-name="T72">PRIMARY</text:span><text:span text:style-name="T53"> </text:span><text:span text:style-name="T72">KEY</text:span><text:span text:style-name="T53"> (ID);</text:span></text:p>
            <text:p text:style-name="P206"/>
            <text:p text:style-name="P196"><text:span text:style-name="T72">CREATE</text:span><text:span text:style-name="T53"> </text:span><text:span text:style-name="T72">INDEX</text:span><text:span text:style-name="T53"> HEL_INTERESSAT_EXPEDIENT_ID_I </text:span><text:span text:style-name="T72">ON</text:span><text:span text:style-name="T53"> HEL_INTERESSAT </text:span></text:p>
            <text:p text:style-name="P208">(EXPEDIENT_ID);</text:p>
            <text:p text:style-name="P206"/>
            <text:p text:style-name="P208"><text:s/><text:tab/></text:p>
            <text:p text:style-name="P212">-- Permisos</text:p>
            <text:p text:style-name="P130"><text:span text:style-name="T75">GRANT </text:span><text:span text:style-name="T72">SELECT</text:span><text:span text:style-name="T75">, </text:span><text:span text:style-name="T72">UPDATE</text:span><text:span text:style-name="T75">, </text:span><text:span text:style-name="T72">INSERT</text:span><text:span text:style-name="T75">, </text:span><text:span text:style-name="T72">DELETE</text:span><text:span text:style-name="T75"> </text:span><text:span text:style-name="T72">ON</text:span><text:span text:style-name="T75"> HEL_INTERESSAT TO WWW_HELIUM;</text:span></text:p>
          </table:table-cell>
        </table:table-row>
      </table:table>
      <text:p text:style-name="P243"/>
      <text:p text:style-name="P22"/>
      <text:p text:style-name="P57">Propietats globals: </text:p>
      <text:p text:style-name="P57"/>
      <text:list xml:id="list759032961" text:style-name="L25">
        <text:list-item>
          <text:p text:style-name="P432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21"># ################### #</text:p>
            <text:p text:style-name="P203"># PROPERTIES AFEGIDES #</text:p>
            <text:p text:style-name="P203"># ################### #</text:p>
            <text:p text:style-name="P206"/>
            <text:p text:style-name="P203">#1304 Alta de documents adjunts firmats</text:p>
            <text:p text:style-name="P206"/>
            <text:p text:style-name="P208"><text:s/></text:p>
            <text:p text:style-name="P203"># ###</text:p>
            <text:p text:style-name="P203"># Plugin de validacio de firmes</text:p>
            <text:p text:style-name="P203"># ###</text:p>
            <text:p text:style-name="P196"><text:span text:style-name="T53">app.validatesignature.plugin.class=</text:span><text:span text:style-name="T56">org.fundaciobit.plugins.validatesignature.afirmacxf.AfirmaCxfValidateSignaturePlugin</text:span></text:p>
            <text:p text:style-name="P206"/>
            <text:p text:style-name="P203"># AfirmaCxfValidateSignaturePlugin</text:p>
            <text:p text:style-name="P196"><text:span text:style-name="T53">app.plugins.validatesignature.afirmacxf.applicationID=</text:span><text:span text:style-name="T56">CAIBDEV.RIPEA</text:span></text:p>
            <text:p text:style-name="P196"><text:span text:style-name="T53">app.plugins.validatesignature.afirmacxf.ignoreservercertificates=</text:span><text:span text:style-name="T56">true</text:span></text:p>
            <text:p text:style-name="P196"><text:span text:style-name="T53">app.plugins.validatesignature.afirmacxf.TransformersTemplatesPath=</text:span><text:span text:style-name="T56">/opt/helium/afirma/transformers</text:span></text:p>
            <text:p text:style-name="P196"><text:span text:style-name="T53">app.plugins.validatesignature.afirmacxf.endpoint=</text:span><text:span text:style-name="T56">https://afirmades.caib.es:4430/afirmaws/services/DSSAfirmaVerify</text:span></text:p>
            <text:p text:style-name="P196"><text:span text:style-name="T53">app.plugins.validatesignature.afirmacxf.authorization.ks.path=</text:span><text:span text:style-name="T56">/opt/helium/afirma/dgdt_proves.jks</text:span></text:p>
            <text:p text:style-name="P196"><text:span text:style-name="T53">app.plugins.validatesignature.afirmacxf.authorization.ks.type=</text:span><text:span text:style-name="T56">JKS</text:span></text:p>
            <text:p text:style-name="P208">app.plugins.validatesignature.afirmacxf.authorization.ks.password=</text:p>
            <text:p text:style-name="P196"><text:soft-page-break/><text:span text:style-name="T53">app.plugins.validatesignature.afirmacxf.authorization.ks.cert.alias=</text:span><text:span text:style-name="T56">preprod-dgdt</text:span></text:p>
            <text:p text:style-name="P196"><text:span text:style-name="T53">app.plugins.validatesignature.afirmacxf.authorization.ks.cert.password=</text:span><text:span text:style-name="T54">*****</text:span></text:p>
          </table:table-cell>
        </table:table-row>
      </table:table>
      <text:p text:style-name="P231"/>
      <text:p text:style-name="P232">Altres:</text:p>
      <text:list xml:id="list3573110795" text:style-name="L26">
        <text:list-item>
          <text:p text:style-name="P433">És necessari afegir un directori<text:span text:style-name="T7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11"><text:span text:style-name="T75">app.plugins.validatesignature.afirmacxf.TransformersTemplatesPath=</text:span><text:span text:style-name="T56">/opt/helium/afirma/transformers</text:span></text:p>
            <text:p text:style-name="P211"><text:span text:style-name="T75">app.plugins.validatesignature.afirmacxf.authorization.ks.path=</text:span><text:span text:style-name="T56">/opt/helium/afirma/dgdt_proves.jks</text:span></text:p>
          </table:table-cell>
        </table:table-row>
      </table:table>
      <text:p text:style-name="P232"/>
      <text:p text:style-name="P231"/>
      <text:list xml:id="list155521305666068" text:continue-list="list155521470904223" text:style-name="Outline">
        <text:list-item>
          <text:list>
            <text:list-item>
              <text:h text:style-name="P277" text:outline-level="2"><text:bookmark-start text:name="__RefHeading___Toc31013_78744577"/><text:span text:style-name="T69">v3.2.10</text:span><text:span text:style-name="T94">6</text:span><text:span text:style-name="T95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88"><text:tab/>02/09/2019</text:p>
      <text:p text:style-name="P88">Resum: </text:p>
      <text:p text:style-name="P88"><text:tab/>Correcció urgent del nou callback del Portasingatures en què les notificacions de documents pendents i bloquejats fallen.</text:p>
      <text:p text:style-name="P88"/>
      <text:p text:style-name="P13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38"/>
      <text:list xml:id="list3464719699" text:style-name="L27">
        <text:list-item>
          <text:p text:style-name="P30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280884058" text:style-name="L28">
        <text:list-item>
          <text:p text:style-name="P367">Sense canvis</text:p>
        </text:list-item>
      </text:list>
      <text:p text:style-name="P23"/>
      <text:p text:style-name="P58">Propietats globals: </text:p>
      <text:p text:style-name="P58"/>
      <text:list xml:id="list3970671615" text:style-name="L29">
        <text:list-item>
          <text:p text:style-name="P406"><text:span text:style-name="T61">S</text:span>ense canvis</text:p>
        </text:list-item>
      </text:list>
      <text:list xml:id="list155519914712365" text:continue-list="list155521305666068" text:style-name="Outline">
        <text:list-item>
          <text:list>
            <text:list-item>
              <text:h text:style-name="P277" text:outline-level="2"><text:bookmark-start text:name="__RefHeading___Toc431631_3031935846"/><text:span text:style-name="T69">v3.2.10</text:span><text:span text:style-name="T94">6</text:span><text:span text:style-name="T95">.</text:span><text:span text:style-name="T96">2</text:span><text:span text:style-name="T95"> Correcció r</text:span><text:span text:style-name="T96">emitent</text:span><text:span text:style-name="T95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88"><text:tab/>05/09/2019</text:p>
      <text:p text:style-name="P88">Resum: </text:p>
      <text:p text:style-name="P88"><text:tab/>Correcció del remitent del Portasignatures. Ara apareixerà el nom de l'usuari que tramita la tasca en comptes del títol de l'expedient i com a descripció del document apareix l'expedient i el document.</text:p>
      <text:p text:style-name="P88"/>
      <text:p text:style-name="P138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38"/>
      <text:list xml:id="list155521097733987" text:continue-list="list3464719699" text:style-name="L27">
        <text:list-item>
          <text:p text:style-name="P30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790985210" text:style-name="L30">
        <text:list-item>
          <text:p text:style-name="P368">Sense canvis</text:p>
        </text:list-item>
      </text:list>
      <text:p text:style-name="P23"/>
      <text:p text:style-name="P58">Propietats globals: </text:p>
      <text:p text:style-name="P58"/>
      <text:list xml:id="list2477000805" text:style-name="L31">
        <text:list-item>
          <text:p text:style-name="P407"><text:span text:style-name="T61">S</text:span>ense canvis</text:p>
        </text:list-item>
      </text:list>
      <text:p text:style-name="P222"/>
      <text:list xml:id="list155521553665572" text:continue-list="list155519914712365" text:style-name="Outline">
        <text:list-item>
          <text:list>
            <text:list-item>
              <text:h text:style-name="P277" text:outline-level="2"><text:bookmark-start text:name="__RefHeading___Toc29263_1762273572"/><text:span text:style-name="T69">v3.2.10</text:span><text:span text:style-name="T94">6</text:span><text:span text:style-name="T95">.</text:span><text:span text:style-name="T96">3</text:span><text:span text:style-name="T95"> Correcció D</text:span><text:span text:style-name="T97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88"><text:tab/>13/09/2019</text:p>
      <text:p text:style-name="P88">Resum: </text:p>
      <text:p text:style-name="P138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88"/>
      <text:p text:style-name="P138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38"/>
      <text:list xml:id="list155521200287357" text:continue-list="list155521097733987" text:style-name="L27">
        <text:list-item>
          <text:p text:style-name="P30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4165428174" text:style-name="L32">
        <text:list-item>
          <text:p text:style-name="P369">Sense canvis</text:p>
        </text:list-item>
      </text:list>
      <text:p text:style-name="P23"/>
      <text:p text:style-name="P58">Propietats globals: </text:p>
      <text:p text:style-name="P58"/>
      <text:list xml:id="list2884409769" text:style-name="L33">
        <text:list-item>
          <text:p text:style-name="P445"><text:span text:style-name="T50">S</text:span><text:span text:style-name="T49">ense canvis</text:span></text:p>
        </text:list-item>
      </text:list>
      <text:list xml:id="list155520034539419" text:continue-list="list155521553665572" text:style-name="Outline">
        <text:list-item>
          <text:list>
            <text:list-item>
              <text:h text:style-name="P278" text:outline-level="2"><text:bookmark-start text:name="__RefHeading___Toc54127_81651155"/><text:span text:style-name="T69">v3.2.10</text:span><text:span text:style-name="T94">6</text:span><text:span text:style-name="T95">.</text:span><text:span text:style-name="T96">4</text:span><text:span text:style-name="T95"> </text:span><text:span text:style-name="T98">Correc</text:span><text:span text:style-name="T99">c</text:span><text:span text:style-name="T98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89"><text:tab/>10/10/2019</text:p>
      <text:p text:style-name="P89">Resum: </text:p>
      <text:p text:style-name="P8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89"/>
      <text:p text:style-name="P139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39"/>
      <text:list xml:id="list2533001949" text:style-name="L34">
        <text:list-item>
          <text:p text:style-name="P307"><text:a xlink:type="simple" xlink:href="https://github.com/GovernIB/helium/issues/1343" text:style-name="Internet_20_link" text:visited-style-name="Visited_20_Internet_20_Link">#1343</text:a><text:span text:style-name="T122"> </text:span>Permetre que els usuaris sense permisos amb tasca assignada puguin adjuntar documents</text:p>
        </text:list-item>
        <text:list-item>
          <text:p text:style-name="P30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0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0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07"><text:a xlink:type="simple" xlink:href="https://github.com/GovernIB/helium/issues/1344" text:style-name="Internet_20_link" text:visited-style-name="Visited_20_Internet_20_Link">#1344</text:a><text:span text:style-name="T123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905749661" text:style-name="L35">
        <text:list-item>
          <text:p text:style-name="P370">Sense canvis</text:p>
        </text:list-item>
      </text:list>
      <text:p text:style-name="P24"/>
      <text:p text:style-name="P59">Propietats globals: </text:p>
      <text:p text:style-name="P59"/>
      <text:list xml:id="list1190701501" text:style-name="L36">
        <text:list-item>
          <text:p text:style-name="P408"><text:span text:style-name="T61">S</text:span>ense canvis</text:p>
        </text:list-item>
      </text:list>
      <text:p text:style-name="P223"/>
      <text:list xml:id="list155521227375414" text:continue-list="list155520034539419" text:style-name="Outline">
        <text:list-item>
          <text:list>
            <text:list-item>
              <text:h text:style-name="P278" text:outline-level="2"><text:bookmark-start text:name="__RefHeading___Toc141124_2376748256"/><text:span text:style-name="T69">v3.2.10</text:span><text:span text:style-name="T94">6</text:span><text:span text:style-name="T95">.</text:span><text:span text:style-name="T96">5</text:span><text:span text:style-name="T95"> </text:span><text:span text:style-name="T98">E</text:span><text:span text:style-name="T100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89"><text:tab/>11/10/2019</text:p>
      <text:p text:style-name="P89">Resum: </text:p>
      <text:p text:style-name="P89"><text:tab/>Correcció de l'error que esborra els logs de retroacció.</text:p>
      <text:p text:style-name="P89"/>
      <text:p text:style-name="P139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39"/>
      <text:list xml:id="list155520695428232" text:continue-list="list2533001949" text:style-name="L34">
        <text:list-item>
          <text:p text:style-name="P307"><text:a xlink:type="simple" xlink:href="https://github.com/GovernIB/helium/issues/1340" text:style-name="Internet_20_link" text:visited-style-name="Visited_20_Internet_20_Link">#1340</text:a><text:span text:style-name="T124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1191555810" text:style-name="L37">
        <text:list-item>
          <text:p text:style-name="P371">Sense canvis</text:p>
        </text:list-item>
      </text:list>
      <text:p text:style-name="P24"/>
      <text:p text:style-name="P59">Propietats globals: </text:p>
      <text:p text:style-name="P59"/>
      <text:list xml:id="list1461385573" text:style-name="L38">
        <text:list-item>
          <text:p text:style-name="P409"><text:span text:style-name="T61">S</text:span>ense canvis</text:p>
        </text:list-item>
      </text:list>
      <text:p text:style-name="P223"/>
      <text:list xml:id="list155520109147579" text:continue-list="list155521227375414" text:style-name="Outline">
        <text:list-item>
          <text:list>
            <text:list-item>
              <text:h text:style-name="P279" text:outline-level="2"><text:bookmark-start text:name="__RefHeading___Toc70444_2907556958"/><text:span text:style-name="T69">v3.2.10</text:span><text:span text:style-name="T94">6</text:span><text:span text:style-name="T95">.</text:span><text:span text:style-name="T96">6</text:span><text:span text:style-name="T102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91"><text:tab/>23/10/2019</text:p>
      <text:p text:style-name="P91">Resum: </text:p>
      <text:p text:style-name="P91"><text:tab/>Correcció de<text:span text:style-name="T127">l llistat de tasques en què es perdia la selecció. S'ha afegit la possibilitat d'alliberar massivament i tramitar.</text:span></text:p>
      <text:p text:style-name="P91"/>
      <text:p text:style-name="P141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41"/>
      <text:list xml:id="list3818883995" text:style-name="L39">
        <text:list-item>
          <text:p text:style-name="P30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361392821" text:style-name="L40">
        <text:list-item>
          <text:p text:style-name="P372">Sense canvis</text:p>
        </text:list-item>
      </text:list>
      <text:p text:style-name="P26"/>
      <text:p text:style-name="P61">Propietats globals: </text:p>
      <text:p text:style-name="P61"/>
      <text:list xml:id="list3669694683" text:style-name="L41">
        <text:list-item>
          <text:p text:style-name="P410"><text:span text:style-name="T61">S</text:span>ense canvis</text:p>
        </text:list-item>
      </text:list>
      <text:list xml:id="list155521747888938" text:continue-list="list155520109147579" text:style-name="Outline">
        <text:list-item>
          <text:list>
            <text:list-item>
              <text:h text:style-name="P276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89"><text:tab/>30/09/2019</text:p>
      <text:p text:style-name="P89">Resum: <text:span text:style-name="T79">Herència de tipus d'expedients</text:span></text:p>
      <text:p text:style-name="P89"/>
      <text:p text:style-name="P139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39"/>
      <text:list xml:id="list658553486" text:style-name="L42">
        <text:list-item>
          <text:p text:style-name="P30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0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0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1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0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09"><text:a xlink:type="simple" xlink:href="https://github.com/GovernIB/helium/issues/1306" text:style-name="Internet_20_link" text:visited-style-name="Visited_20_Internet_20_Link"><text:span text:style-name="T71">#1306</text:span></text:a><text:span text:style-name="T7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832429076" text:style-name="L43">
        <text:list-item>
          <text:p text:style-name="P378">Modificació de taules per afegir camps d'herència i referències al tipus d'expedient. Procediment per canviar restriccions de claus úniques.</text:p>
          <text:list>
            <text:list-item>
              <text:p text:style-name="P377">helium_update_3.2.10<text:span text:style-name="T8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6">-------------------------------------------------------------------</text:p>
            <text:p text:style-name="P213">-- #1043 Herència de tipus d’expedient</text:p>
            <text:p text:style-name="P213">-------------------------------------------------------------------</text:p>
            <text:p text:style-name="P207"/>
            <text:p text:style-name="P213">-- Afegeix la propietat d'heretable i la referència al TE pare a la taula de tipus d'expedients</text:p>
            <text:p text:style-name="P197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HERETABLE NUMBER (1) </text:span><text:span text:style-name="T72">DEFAULT</text:span><text:span text:style-name="T53"> 0);</text:span></text:p>
            <text:p text:style-name="P197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EXPEDIENT_TIPUS_PARE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PARE_EXPTIPUS_FK </text:span><text:span text:style-name="T72">FOREIGN</text:span><text:span text:style-name="T53"> </text:span><text:span text:style-name="T72">KEY</text:span><text:span text:style-name="T53"> (EXPEDIENT_TIPUS_PARE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pan text:style-name="T72">CREATE</text:span><text:span text:style-name="T53"> </text:span><text:span text:style-name="T72">INDEX</text:span><text:span text:style-name="T53"> HELIUM.HEL_EXTIP_PARE_I </text:span><text:span text:style-name="T72">on</text:span><text:span text:style-name="T53"> HELIUM.HEL_EXPEDIENT_TIPUS</text:span></text:p>
            <text:p text:style-name="P209">(EXPEDIENT_TIPUS_PARE_ID);</text:p>
            <text:p text:style-name="P207"/>
            <text:p text:style-name="P207"/>
            <text:p text:style-name="P213">-------------------------------------------------------------------</text:p>
            <text:p text:style-name="P213">-- #1080 Escriptura de les tasques heretades. Poder afegir variables</text:p>
            <text:p text:style-name="P213">-------------------------------------------------------------------</text:p>
            <text:p text:style-name="P207"/>
            <text:p text:style-name="P213">-- Modifica la taula camp tasca per tenir una referència al tipus d'expedient en el cas que hi hagi herència</text:p>
            <text:p text:style-name="P197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EXPEDIENT_TIPUS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CAMP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oft-page-break/><text:span text:style-name="T72">CREATE</text:span><text:span text:style-name="T53"> </text:span><text:span text:style-name="T72">INDEX</text:span><text:span text:style-name="T53"> HELIUM.HEL_CAMP_TASCA_EXTIP_I </text:span><text:span text:style-name="T72">on</text:span><text:span text:style-name="T53"> HELIUM.HEL_CAMP_TASCA</text:span></text:p>
            <text:p text:style-name="P209">(EXPEDIENT_TIPUS_ID);</text:p>
            <text:p text:style-name="P207"/>
            <text:p text:style-name="P213">-- Modifica la taula camp document per tenir una referència al tipus d'expedient en el cas que hi hagi herència</text:p>
            <text:p text:style-name="P197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EXPEDIENT_TIPUS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DOC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pan text:style-name="T72">CREATE</text:span><text:span text:style-name="T53"> </text:span><text:span text:style-name="T72">INDEX</text:span><text:span text:style-name="T53"> HELIUM.HEL_DOCTASCA_EXTIP_I </text:span><text:span text:style-name="T72">on</text:span><text:span text:style-name="T53"> HELIUM.HEL_DOCUMENT_TASCA</text:span></text:p>
            <text:p text:style-name="P209">(EXPEDIENT_TIPUS_ID);</text:p>
            <text:p text:style-name="P207"/>
            <text:p text:style-name="P213">-- Modifica la taula firma tasca per tenir una referència al tipus d'expedient en el cas que hi hagi herència</text:p>
            <text:p text:style-name="P197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EXPEDIENT_TIPUS_ID NUMBER (19));</text:span></text:p>
            <text:p text:style-name="P207"/>
            <text:p text:style-name="P197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</text:span></text:p>
            <text:p text:style-name="P197"><text:span text:style-name="T53"><text:s text:c="2"/></text:span><text:span text:style-name="T72">CONSTRAINT</text:span><text:span text:style-name="T53"> HEL_EXPTIPUS_FIR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197"><text:span text:style-name="T53"><text:s/></text:span><text:span text:style-name="T72">REFERENCES</text:span><text:span text:style-name="T53"> HEL_EXPEDIENT_TIPUS (ID)</text:span></text:p>
            <text:p text:style-name="P209">);</text:p>
            <text:p text:style-name="P207"/>
            <text:p text:style-name="P197"><text:span text:style-name="T72">CREATE</text:span><text:span text:style-name="T53"> </text:span><text:span text:style-name="T72">INDEX</text:span><text:span text:style-name="T53"> HELIUM.HEL_FIRTASCA_EXTIP_I </text:span><text:span text:style-name="T72">on</text:span><text:span text:style-name="T53"> HELIUM.HEL_FIRMA_TASCA</text:span></text:p>
            <text:p text:style-name="P209">(EXPEDIENT_TIPUS_ID);</text:p>
            <text:p text:style-name="P207"/>
            <text:p text:style-name="P207"/>
            <text:p text:style-name="P213">-- Esborra les restriccions úniques</text:p>
            <text:p text:style-name="P213">--<text:tab/>HEL_CAMP_TASCA(TASCA_ID, CAMP_ID), HEL_CAMP_TASCA(TASCA_ID, ORDRE)</text:p>
            <text:p text:style-name="P213">--<text:tab/>HEL_DOCUMENT_TASCA(TASCA_ID, DOCUMENT_ID), HEL_DOCUMENT_TASCA(TASCA_ID, ORDRE)</text:p>
            <text:p text:style-name="P213">--<text:tab/>HEL_FIRMA_TASCA(TASCA_ID, DOCUMENT_ID), HEL_FIRMA_TASCA(TASCA_ID, ORDRE)</text:p>
            <text:p text:style-name="P217">DECLARE</text:p>
            <text:p text:style-name="P197"><text:span text:style-name="T53"><text:s/></text:span><text:span text:style-name="T72">PROCEDURE</text:span><text:span text:style-name="T53"> Borra_restr(p_taula VARCHAR2, p_columna1 VARCHAR2, p_columna2 VARCHAR2) </text:span><text:span text:style-name="T72">IS</text:span></text:p>
            <text:p text:style-name="P209"><text:s text:c="2"/>src_cur pls_integer;</text:p>
            <text:p text:style-name="P209"><text:s text:c="2"/>src_rows <text:s/>pls_integer;</text:p>
            <text:p text:style-name="P209"><text:s text:c="2"/>v_sql VARCHAR2(1000);</text:p>
            <text:p text:style-name="P197"><text:span text:style-name="T53"><text:s text:c="2"/></text:span><text:span text:style-name="T72">CURSOR</text:span><text:span text:style-name="T53"> cur_rest </text:span><text:span text:style-name="T72">IS</text:span></text:p>
            <text:p text:style-name="P209"><text:s text:c="11"/></text:p>
            <text:p text:style-name="P197"><text:span text:style-name="T53"><text:tab/></text:span><text:span text:style-name="T72">SELECT</text:span><text:span text:style-name="T53"> UQ.CONSTRAINT_NAME nom</text:span></text:p>
            <text:p text:style-name="P197"><text:span text:style-name="T53"><text:tab/></text:span><text:span text:style-name="T72">FROM</text:span><text:span text:style-name="T53"> USER_CONSTRAINTS UQ</text:span></text:p>
            <text:p text:style-name="P197"><text:span text:style-name="T53"><text:tab/> <text:s text:c="3"/></text:span><text:span text:style-name="T72">INNER</text:span><text:span text:style-name="T53"> </text:span><text:span text:style-name="T72">JOIN</text:span><text:span text:style-name="T53"> USER_CONS_COLUMNS C1 </text:span><text:span text:style-name="T72">ON</text:span><text:span text:style-name="T53"> C1.CONSTRAINT_NAME = UQ.CONSTRAINT_NAME</text:span></text:p>
            <text:p text:style-name="P197"><text:span text:style-name="T53"><text:tab/> <text:s text:c="3"/></text:span><text:span text:style-name="T72">INNER</text:span><text:span text:style-name="T53"> </text:span><text:span text:style-name="T72">JOIN</text:span><text:span text:style-name="T53"> USER_CONS_COLUMNS C2 </text:span><text:span text:style-name="T72">ON</text:span><text:span text:style-name="T53"> C2.CONSTRAINT_NAME = UQ.CONSTRAINT_NAME</text:span></text:p>
            <text:p text:style-name="P197"><text:span text:style-name="T53"><text:tab/></text:span><text:span text:style-name="T72">WHERE</text:span></text:p>
            <text:p text:style-name="P197"><text:span text:style-name="T53"><text:tab/> <text:s text:c="3"/>UQ.TABLE_NAME = </text:span><text:span text:style-name="T81">UPPER</text:span><text:span text:style-name="T53">(p_taula) <text:s text:c="3"/></text:span></text:p>
            <text:p text:style-name="P197"><text:span text:style-name="T53"><text:tab/> <text:s text:c="3"/></text:span><text:span text:style-name="T72">AND</text:span><text:span text:style-name="T53"> C1.column_name </text:span><text:span text:style-name="T72">LIKE</text:span><text:span text:style-name="T53"> </text:span><text:span text:style-name="T81">UPPER</text:span><text:span text:style-name="T53">(p_columna1)</text:span></text:p>
            <text:p text:style-name="P197"><text:span text:style-name="T53"><text:tab/> <text:s text:c="3"/></text:span><text:span text:style-name="T72">AND</text:span><text:span text:style-name="T53"> C2.column_name </text:span><text:span text:style-name="T72">LIKE</text:span><text:span text:style-name="T53"> </text:span><text:span text:style-name="T81">UPPER</text:span><text:span text:style-name="T53">(p_columna2);</text:span></text:p>
            <text:p text:style-name="P209"><text:s text:c="4"/></text:p>
            <text:p text:style-name="P197"><text:span text:style-name="T53"><text:s/></text:span><text:span text:style-name="T72">BEGIN</text:span></text:p>
            <text:p text:style-name="P197"><text:span text:style-name="T53"><text:s text:c="2"/></text:span><text:span text:style-name="T81">FOR</text:span><text:span text:style-name="T53"> i </text:span><text:span text:style-name="T72">IN</text:span><text:span text:style-name="T53"> cur_rest LOOP</text:span></text:p>
            <text:p text:style-name="P209"><text:s text:c="6"/>src_cur := DBMS_SQL.OPEN_CURSOR;</text:p>
            <text:p text:style-name="P197"><text:span text:style-name="T53"><text:s text:c="7"/>v_sql := </text:span><text:span text:style-name="T84">'ALTER TABLE '</text:span><text:span text:style-name="T53"> || p_taula || </text:span><text:span text:style-name="T84">' DROP CONSTRAINT '</text:span><text:span text:style-name="T53"> || i.nom ;</text:span></text:p>
            <text:p text:style-name="P197"><text:span text:style-name="T53"><text:s text:c="7"/>DBMS_SQL.PARSE(src_cur, v_sql, 2 ); <text:s text:c="4"/></text:span><text:span text:style-name="T85">-- Desactivar la restricción</text:span></text:p>
            <text:p text:style-name="P209"><text:s text:c="7"/>src_rows := DBMS_SQL.EXECUTE(src_cur);</text:p>
            <text:p text:style-name="P197"><text:span text:style-name="T53"><text:s text:c="7"/>DBMS_SQL.CLOSE_CURSOR(src_cur); </text:span><text:span text:style-name="T85">-- Cerrar el cursor</text:span></text:p>
            <text:p text:style-name="P197"><text:span text:style-name="T53"><text:s text:c="2"/></text:span><text:span text:style-name="T72">END</text:span><text:span text:style-name="T53"> LOOP;</text:span></text:p>
            <text:p text:style-name="P197"><text:span text:style-name="T53"><text:s/></text:span><text:span text:style-name="T72">END</text:span><text:span text:style-name="T53">;</text:span></text:p>
            <text:p text:style-name="P217">BEGIN</text:p>
            <text:p text:style-name="P197"><text:soft-page-break/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CAMP_ID'</text:span><text:span text:style-name="T53">);</text:span></text:p>
            <text:p text:style-name="P197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97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197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97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197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31"><text:span text:style-name="T72">END</text:span><text:span text:style-name="T75">;</text:span></text:p>
          </table:table-cell>
        </table:table-row>
      </table:table>
      <text:p text:style-name="P244"/>
      <text:p text:style-name="P24"/>
      <text:p text:style-name="P59">Propietats globals: </text:p>
      <text:p text:style-name="P59"/>
      <text:list xml:id="list491468017" text:style-name="L44">
        <text:list-item>
          <text:p text:style-name="P434">Sense canvis</text:p>
        </text:list-item>
      </text:list>
      <text:p text:style-name="P233"/>
      <text:p text:style-name="P233"/>
      <text:list xml:id="list155520821140831" text:continue-list="list155521747888938" text:style-name="Outline">
        <text:list-item>
          <text:list>
            <text:list-item>
              <text:h text:style-name="P280" text:outline-level="2"><text:bookmark-start text:name="__RefHeading___Toc54131_81651155"/><text:span text:style-name="T69">v3.2.10</text:span><text:span text:style-name="T94">8</text:span><text:span text:style-name="T95"> </text:span><text:span text:style-name="T101">R</text:span><text:span text:style-name="T103">evisió Helium-</text:span><text:span text:style-name="T101">Notib</text:span><text:bookmark-end text:name="__RefHeading___Toc54131_81651155"/></text:h>
            </text:list-item>
          </text:list>
        </text:list-item>
      </text:list>
      <text:p text:style-name="P25">Data: </text:p>
      <text:p text:style-name="P90"><text:tab/>27/11/2019</text:p>
      <text:p text:style-name="P90">Resum: </text:p>
      <text:p text:style-name="P90"><text:tab/>Revisió de la integració amb el NOTIB i resolució de diferents errors.</text:p>
      <text:p text:style-name="P90"/>
      <text:p text:style-name="P140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40"/>
      <text:list xml:id="list155521409751486" text:continue-list="list155521200287357" text:style-name="L27">
        <text:list-item>
          <text:p text:style-name="P303"><text:a xlink:type="simple" xlink:href="https://github.com/GovernIB/helium/issues/1314" text:style-name="Internet_20_link" text:visited-style-name="Visited_20_Internet_20_Link">#1314</text:a><text:span text:style-name="T125"> </text:span>Afegir dades d'enviament als interessats per a les notificacions postals</text:p>
        </text:list-item>
        <text:list-item>
          <text:p text:style-name="P303"><text:a xlink:type="simple" xlink:href="https://github.com/GovernIB/helium/issues/1347" text:style-name="Internet_20_link" text:visited-style-name="Visited_20_Internet_20_Link">#1347</text:a><text:span text:style-name="T125"> </text:span>Revisar integració Helium - Notib</text:p>
        </text:list-item>
        <text:list-item>
          <text:p text:style-name="P304"><text:a xlink:type="simple" xlink:href="https://github.com/GovernIB/helium/issues/1349" text:style-name="Internet_20_link" text:visited-style-name="Visited_20_Internet_20_Link">#1349</text:a><text:span text:style-name="T126"> </text:span>Error amb les validacions de variables</text:p>
        </text:list-item>
        <text:list-item>
          <text:p text:style-name="P304"><text:a xlink:type="simple" xlink:href="https://github.com/GovernIB/helium/issues/1345" text:style-name="Internet_20_link" text:visited-style-name="Visited_20_Internet_20_Link">#1345</text:a><text:span text:style-name="T126"> </text:span>Expedients duplicats a Lucene</text:p>
        </text:list-item>
        <text:list-item>
          <text:p text:style-name="P305"><text:a xlink:type="simple" xlink:href="https://github.com/GovernIB/helium/issues/1354" text:style-name="Internet_20_link" text:visited-style-name="Visited_20_Internet_20_Link">#1354</text:a><text:span text:style-name="T129"> </text:span>Errors trobats en la integració Helium-Notib</text:p>
        </text:list-item>
        <text:list-item>
          <text:p text:style-name="P305"><text:a xlink:type="simple" xlink:href="https://github.com/GovernIB/helium/issues/1356" text:style-name="Internet_20_link" text:visited-style-name="Visited_20_Internet_20_Link">#1356</text:a><text:span text:style-name="T129"> </text:span>Error guardant repros amb més de 4000 caràcters d'informació</text:p>
        </text:list-item>
        <text:list-item>
          <text:p text:style-name="P305"><text:a xlink:type="simple" xlink:href="https://github.com/GovernIB/helium/issues/1357" text:style-name="Internet_20_link" text:visited-style-name="Visited_20_Internet_20_Link">#1357</text:a><text:span text:style-name="T129"> </text:span>Error permisos accedint al disseny de les definicions de procés</text:p>
        </text:list-item>
        <text:list-item>
          <text:p text:style-name="P305"><text:a xlink:type="simple" xlink:href="https://github.com/GovernIB/helium/issues/1355" text:style-name="Internet_20_link" text:visited-style-name="Visited_20_Internet_20_Link">#1355</text:a><text:span text:style-name="T129"> </text:span>Replicació de documents a l'Arxiu en la generació de plantilles</text:p>
        </text:list-item>
        <text:list-item>
          <text:p text:style-name="P30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05"><text:a xlink:type="simple" xlink:href="https://github.com/GovernIB/helium/issues/1351" text:style-name="Internet_20_link" text:visited-style-name="Visited_20_Internet_20_Link">#1351</text:a><text:span text:style-name="T129"> </text:span>Error guardant repros </text:p>
        </text:list-item>
        <text:list-item>
          <text:p text:style-name="P305"><text:a xlink:type="simple" xlink:href="https://github.com/GovernIB/helium/issues/1350" text:style-name="Internet_20_link" text:visited-style-name="Visited_20_Internet_20_Link">#1350</text:a><text:span text:style-name="T129"> </text:span>Error de permisos accedint a les dades NTI/Arxiu per usuaris administradors </text:p>
        </text:list-item>
        <text:list-item>
          <text:p text:style-name="P306"><text:a xlink:type="simple" xlink:href="https://github.com/GovernIB/helium/issues/1358" text:style-name="Internet_20_link" text:visited-style-name="Visited_20_Internet_20_Link">#1358</text:a><text:span text:style-name="T130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55522048016065" text:continue-list="list2553949584" text:style-name="L24">
        <text:list-item>
          <text:p text:style-name="P379">Nous camps pels interessats<text:span text:style-name="T128">. Augmentar capacitat de les repros.</text:span></text:p>
          <text:list>
            <text:list-item>
              <text:p text:style-name="P387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7">-------------------------------------------------------------------</text:p>
            <text:p text:style-name="P212">-- #1314 Afegir dades d'enviament als interessats per a les notificacions postals</text:p>
            <text:p text:style-name="P212">-------------------------------------------------------------------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POSTAL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TIPUS NUMBER(10,0)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1 VARCHAR2(50 </text:span><text:span text:style-name="T72">CHAR</text:span><text:span text:style-name="T53">)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2 VARCHAR2(50 </text:span><text:span text:style-name="T72">CHAR</text:span><text:span text:style-name="T53">)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96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OBLIGAT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37"><text:span text:style-name="T73">ALTER</text:span><text:span text:style-name="T44"> </text:span><text:span text:style-name="T73">TABLE</text:span><text:span text:style-name="T44"> HEL_INTERESSAT </text:span><text:span text:style-name="T73">ADD</text:span><text:span text:style-name="T44"> CODIPOSTAL VARCHAR2(5 </text:span><text:span text:style-name="T73">CHAR</text:span><text:span text:style-name="T44">);</text:span></text:p>
            <text:p text:style-name="P132"><text:span text:style-name="T73">ALTER</text:span> <text:span text:style-name="T73">TABLE</text:span> HEL_INTERESSAT <text:span text:style-name="T73">ADD</text:span> DIR3CODI VARCHAR2(9 <text:span text:style-name="T73">CHAR</text:span>);</text:p>
            <text:p text:style-name="P142"/>
            <text:p text:style-name="P137">-------------------------------------------------------------------</text:p>
            <text:p text:style-name="P212">-- #1356 Error guardant repros amb més de 4000 caràcters d'informació</text:p>
            <text:p text:style-name="P212">-- Canvia la columna valors per un clob</text:p>
            <text:p text:style-name="P212">-------------------------------------------------------------------</text:p>
            <text:p text:style-name="P196"><text:span text:style-name="T72">ALTER</text:span><text:span text:style-name="T53"> </text:span><text:span text:style-name="T72">TABLE</text:span><text:span text:style-name="T53"> HEL_REPRO </text:span><text:span text:style-name="T72">ADD</text:span><text:span text:style-name="T53"> (tmpvalors <text:s/>CLOB);</text:span></text:p>
            <text:p text:style-name="P196"><text:span text:style-name="T72">UPDATE</text:span><text:span text:style-name="T53"> HEL_REPRO </text:span><text:span text:style-name="T72">SET</text:span><text:span text:style-name="T53"> tmpvalors=valors;</text:span></text:p>
            <text:p text:style-name="P196"><text:span text:style-name="T72">COMMIT</text:span><text:span text:style-name="T53">;</text:span></text:p>
            <text:p text:style-name="P196"><text:span text:style-name="T72">ALTER</text:span><text:span text:style-name="T53"> </text:span><text:span text:style-name="T72">TABLE</text:span><text:span text:style-name="T53"> HEL_REPRO </text:span><text:span text:style-name="T72">DROP</text:span><text:span text:style-name="T53"> </text:span><text:span text:style-name="T72">COLUMN</text:span><text:span text:style-name="T53"> valors;</text:span></text:p>
            <text:p text:style-name="P132"><text:span text:style-name="T73">ALTER</text:span> <text:span text:style-name="T73">TABLE</text:span> HEL_REPRO RENAME <text:span text:style-name="T73">COLUMN</text:span> tmpvalors TO valors;</text:p>
          </table:table-cell>
        </table:table-row>
      </table:table>
      <text:p text:style-name="P245"/>
      <text:p text:style-name="P60">Propietats globals: </text:p>
      <text:p text:style-name="P60"><text:soft-page-break/></text:p>
      <text:list xml:id="list2558376159" text:style-name="L45">
        <text:list-item>
          <text:p text:style-name="P411"><text:span text:style-name="T61">S</text:span>ense canvis</text:p>
        </text:list-item>
      </text:list>
      <text:p text:style-name="P224"/>
      <text:list xml:id="list155520609122291" text:continue-list="list155520821140831" text:style-name="Outline">
        <text:list-item>
          <text:list>
            <text:list-item>
              <text:h text:style-name="P281" text:outline-level="2"><text:bookmark-start text:name="__RefHeading___Toc25247_901750586"/><text:span text:style-name="T69">v3.2.10</text:span><text:span text:style-name="T94">8</text:span><text:span text:style-name="T104">.1</text:span><text:span text:style-name="T95"> </text:span><text:span text:style-name="T101">R</text:span><text:span text:style-name="T104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92"><text:tab/>13/12/2019</text:p>
      <text:p text:style-name="P92">Resum: </text:p>
      <text:p text:style-name="P92"><text:tab/>Adaptar el hanlder de registre de sortida per la nova versió de Regweb3.<text:span text:style-name="T131"> Solució a l'error amb la tramitació massiva on es deixava de tramitar massivament.</text:span></text:p>
      <text:p text:style-name="P92"/>
      <text:p text:style-name="P143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49"/>
      <text:list xml:id="list155521249827505" text:continue-list="list155521409751486" text:style-name="L27">
        <text:list-item>
          <text:p text:style-name="P412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13"><text:a xlink:type="simple" xlink:href="https://github.com/GovernIB/helium/issues/1360" text:style-name="Internet_20_link" text:visited-style-name="Visited_20_Internet_20_Link">#1360</text:a><text:span text:style-name="T131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55520198151836" text:continue-list="list922595496" text:style-name="L20">
        <text:list-item>
          <text:p text:style-name="P365">Sense canvis</text:p>
        </text:list-item>
      </text:list>
      <text:p text:style-name="P27"/>
      <text:p text:style-name="P62">Propietats globals: </text:p>
      <text:list xml:id="list197127211" text:style-name="L46">
        <text:list-item>
          <text:p text:style-name="P422"><text:span text:style-name="T61">S</text:span>ense canvis</text:p>
        </text:list-item>
      </text:list>
      <text:p text:style-name="P225"/>
      <text:list xml:id="list155520392356420" text:continue-list="list155520609122291" text:style-name="Outline">
        <text:list-item>
          <text:list>
            <text:list-item>
              <text:h text:style-name="P282" text:outline-level="2"><text:bookmark-start text:name="__RefHeading___Toc67735_1738323225"/><text:span text:style-name="T69">v3.2.10</text:span><text:span text:style-name="T94">8</text:span><text:span text:style-name="T104">.2</text:span><text:span text:style-name="T95"> </text:span><text:span text:style-name="T101">C</text:span><text:span text:style-name="T105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93"><text:tab/>09/03/2020</text:p>
      <text:p text:style-name="P93">Resum: </text:p>
      <text:p text:style-name="P93"><text:tab/>Correcció del handler d'enviament al portasignatures pel que fa a destinataris i passos. </text:p>
      <text:p text:style-name="P93"/>
      <text:p text:style-name="P144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50"/>
      <text:list xml:id="list155521625067953" text:continue-list="list155521249827505" text:style-name="L27">
        <text:list-item>
          <text:p text:style-name="P414"><text:a xlink:type="simple" xlink:href="https://github.com/GovernIB/helium/issues/1361" text:style-name="Internet_20_link" text:visited-style-name="Visited_20_Internet_20_Link">#1361</text:a><text:span text:style-name="T132"> </text:span>Error llargada número expedient enregistrant al Regweb3 amb el handler predefinit RegistreSortidaRegweb3Handler </text:p>
        </text:list-item>
        <text:list-item>
          <text:p text:style-name="P414"><text:a xlink:type="simple" xlink:href="https://github.com/GovernIB/helium/issues/1362" text:style-name="Internet_20_link" text:visited-style-name="Visited_20_Internet_20_Link">#1362</text:a><text:span text:style-name="T132"> </text:span>Error funcional handler portasignatures amb els paràmetres dels signataris </text:p>
        </text:list-item>
        <text:list-item>
          <text:p text:style-name="P414"><text:a xlink:type="simple" xlink:href="https://github.com/GovernIB/helium/issues/1364" text:style-name="Internet_20_link" text:visited-style-name="Visited_20_Internet_20_Link">#1364</text:a><text:span text:style-name="T132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4008127589" text:style-name="L47">
        <text:list-item>
          <text:p text:style-name="P373">Sense canvis</text:p>
        </text:list-item>
      </text:list>
      <text:p text:style-name="P28"/>
      <text:p text:style-name="P63">Propietats globals: </text:p>
      <text:list xml:id="list1616094656" text:style-name="L48">
        <text:list-item>
          <text:p text:style-name="P423"><text:span text:style-name="T61">S</text:span>ense canvis</text:p>
        </text:list-item>
      </text:list>
      <text:p text:style-name="P226"/>
      <text:list xml:id="list155522016022358" text:continue-list="list155520392356420" text:style-name="Outline">
        <text:list-item>
          <text:list>
            <text:list-item>
              <text:h text:style-name="P283" text:outline-level="2"><text:bookmark-start text:name="__RefHeading___Toc29554_93553639"/><text:span text:style-name="T69">v3.2.10</text:span><text:span text:style-name="T94">8</text:span><text:span text:style-name="T104">.</text:span><text:span text:style-name="T106">3</text:span><text:span text:style-name="T95"> </text:span><text:span text:style-name="T101">C</text:span><text:span text:style-name="T105">orrecció d'errors</text:span><text:span text:style-name="T106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94"><text:tab/>01/07/2020</text:p>
      <text:p text:style-name="P94">Resum: </text:p>
      <text:p text:style-name="P94"><text:tab/>Conjunt d'errors urgents detectats durant el desenvolupament. Nova funció per handlers per modificar el text d'un enumerat. <text:span text:style-name="T137">Codi emisor i Dades integració NOTIB</text:span></text:p>
      <text:p text:style-name="P94"/>
      <text:p text:style-name="P145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51"/>
      <text:list xml:id="list155521932494681" text:continue-list="list155521625067953" text:style-name="L27">
        <text:list-item>
          <text:p text:style-name="P415"><text:a xlink:type="simple" xlink:href="https://github.com/GovernIB/helium/issues/1375" text:style-name="Internet_20_link" text:visited-style-name="Visited_20_Internet_20_Link"><text:span text:style-name="T134">#1375</text:span></text:a><text:span text:style-name="T135"> </text:span><text:span text:style-name="T134">Apareixen documents obligatoris informats amb un avís que no estan adjunats a la tasca </text:span></text:p>
        </text:list-item>
        <text:list-item>
          <text:p text:style-name="P415"><text:a xlink:type="simple" xlink:href="https://github.com/GovernIB/helium/issues/1363" text:style-name="Internet_20_link" text:visited-style-name="Visited_20_Internet_20_Link"><text:span text:style-name="T134">#1363</text:span></text:a><text:span text:style-name="T135"> </text:span><text:span text:style-name="T134">Documents NO transferits a l'Arxiu Digital en tipologia expedients sancions Transports (integrada) </text:span></text:p>
        </text:list-item>
        <text:list-item>
          <text:p text:style-name="P415"><text:a xlink:type="simple" xlink:href="https://github.com/GovernIB/helium/issues/1374" text:style-name="Internet_20_link" text:visited-style-name="Visited_20_Internet_20_Link">#1374</text:a><text:span text:style-name="T133"> </text:span>No s'informa el camp "codi" de la tasca quan s'obre des del tipus d'expedient </text:p>
        </text:list-item>
        <text:list-item>
          <text:p text:style-name="P415"><text:a xlink:type="simple" xlink:href="https://github.com/GovernIB/helium/issues/1376" text:style-name="Internet_20_link" text:visited-style-name="Visited_20_Internet_20_Link">#1376</text:a><text:span text:style-name="T133"> </text:span>Nou handler predefinit per modificar el text d'una enumeració </text:p>
        </text:list-item>
        <text:list-item>
          <text:p text:style-name="P415"><text:a xlink:type="simple" xlink:href="https://github.com/GovernIB/helium/issues/1369" text:style-name="Internet_20_link" text:visited-style-name="Visited_20_Internet_20_Link">#1369</text:a><text:span text:style-name="T133"> </text:span>Errada traspàs de documents en alta des de SISTRA quan la tipologia es dissenya per TE <text:s/></text:p>
        </text:list-item>
        <text:list-item>
          <text:p text:style-name="P415"><text:a xlink:type="simple" xlink:href="https://github.com/GovernIB/helium/issues/1370" text:style-name="Internet_20_link" text:visited-style-name="Visited_20_Internet_20_Link">#1370</text:a><text:span text:style-name="T133"> </text:span>Errada integració amb NOTIB quan es notifiquen documents firmat </text:p>
        </text:list-item>
        <text:list-item>
          <text:p text:style-name="P415"><text:a xlink:type="simple" xlink:href="https://github.com/GovernIB/helium/issues/1365" text:style-name="Internet_20_link" text:visited-style-name="Visited_20_Internet_20_Link">#1365</text:a><text:span text:style-name="T133"> </text:span>No funcionen les ordenacions en els document de les tasques </text:p>
        </text:list-item>
        <text:list-item>
          <text:p text:style-name="P416"><text:a xlink:type="simple" xlink:href="https://github.com/GovernIB/helium/issues/1367" text:style-name="Internet_20_link" text:visited-style-name="Visited_20_Internet_20_Link">#1367</text:a><text:span text:style-name="T136"> </text:span>Mostrar els documents de la tasca segons el llistat de documents de la tasca</text:p>
        </text:list-item>
        <text:list-item>
          <text:p text:style-name="P417"><text:a xlink:type="simple" xlink:href="https://github.com/GovernIB/helium/issues/1380" text:style-name="Internet_20_link" text:visited-style-name="Visited_20_Internet_20_Link">#1380</text:a><text:span text:style-name="T137"> </text:span>Modificar integració NOTIB per a que el codi DIR3 i el codi SIA puguin ser diferents de les dades NTI</text:p>
        </text:list-item>
        <text:list-item>
          <text:p text:style-name="P418"><text:a xlink:type="simple" xlink:href="https://github.com/GovernIB/helium/issues/1381" text:style-name="Internet_20_link" text:visited-style-name="Visited_20_Internet_20_Link">#1381</text:a><text:span text:style-name="T138"> </text:span>Error. Si l'inici d'un expedient falla l'expedient queda creat a l'Arxiu </text:p>
        </text:list-item>
        <text:list-item>
          <text:p text:style-name="P419"><text:a xlink:type="simple" xlink:href="https://github.com/GovernIB/helium/issues/1382" text:style-name="Internet_20_link" text:visited-style-name="Visited_20_Internet_20_Link">#1382</text:a><text:span text:style-name="T139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2510935698" text:style-name="L49">
        <text:list-item>
          <text:p text:style-name="P374">A<text:span text:style-name="T13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12">-------------------------------------------------------------------</text:p>
            <text:p text:style-name="P212">-- #1380 Modificar integració NOTIB per a que el codi DIR3 i el</text:p>
            <text:p text:style-name="P212">-- codi SIA puguin ser diferents de les dades NTI</text:p>
            <text:p text:style-name="P212">-- Afegeix 2 noves columnes per guardar el codi DIR3 de l'emisor i el </text:p>
            <text:p text:style-name="P212">-- codi SIA del procediment </text:p>
            <text:p text:style-name="P212">-------------------------------------------------------------------</text:p>
            <text:p text:style-name="P206"/>
            <text:p text:style-name="P212">-- Oracle</text:p>
            <text:p text:style-name="P206"/>
            <text:p text:style-name="P212">-- Afegeix els camps del codi dir3 de l'emisor i el codi del procediment pel notib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EMISOR VARCHAR2(256);</text:span>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CODI_PROCEDIMENT VARCHAR2(9);</text:span></text:p>
            <text:p text:style-name="P206"/>
            <text:p text:style-name="P212">-- Actualtiza els valors actuals</text:p>
            <text:p text:style-name="P196"><text:span text:style-name="T72">UPDATE</text:span><text:span text:style-name="T53"> HEL_EXPEDIENT_TIPUS </text:span></text:p>
            <text:p text:style-name="P198"><text:span text:style-name="T72">SET</text:span><text:span text:style-name="T53"> NOTIB_EMISOR = NTI_ORGANO, </text:span></text:p>
            <text:p text:style-name="P208"><text:tab/>NOTIB_CODI_PROCEDIMENT = NTI_CLASIFICACION</text:p>
            <text:p text:style-name="Standard"><text:span text:style-name="T72">WHERE</text:span><text:span text:style-name="T53"> NOTIB_ACTIU = 1;</text:span></text:p>
          </table:table-cell>
        </table:table-row>
      </table:table>
      <text:p text:style-name="P247"/>
      <text:p text:style-name="P64"><text:soft-page-break/>Propietats globals: </text:p>
      <text:list xml:id="list3715726014" text:style-name="L50">
        <text:list-item>
          <text:p text:style-name="P424"><text:span text:style-name="T61">S</text:span>ense canvis</text:p>
        </text:list-item>
      </text:list>
      <text:p text:style-name="P227"/>
      <text:list xml:id="list155521055588641" text:continue-list="list155522016022358" text:style-name="Outline">
        <text:list-item>
          <text:list>
            <text:list-item>
              <text:h text:style-name="P256" text:outline-level="2"><text:bookmark-start text:name="__RefHeading___Toc143243_1193039826"/><text:span text:style-name="T69">v3.2.10</text:span><text:span text:style-name="T94">8</text:span><text:span text:style-name="T104">.</text:span><text:span text:style-name="T107">4</text:span><text:span text:style-name="T95"> </text:span><text:span text:style-name="T101">P</text:span><text:span text:style-name="T10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95"><text:tab/>14/07/2020</text:p>
      <text:p text:style-name="P95">Resum: </text:p>
      <text:p text:style-name="P95"><text:tab/>Conjunt d'errors urgents detectats durant el desenvolupament. Nova funció per handlers per modificar el text d'un enumerat. <text:span text:style-name="T137">Codi emisor i Dades integració NOTIB</text:span></text:p>
      <text:p text:style-name="P95"/>
      <text:p text:style-name="P146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52"/>
      <text:list xml:id="list155521186035056" text:continue-list="list155521932494681" text:style-name="L27">
        <text:list-item>
          <text:p text:style-name="P420"><text:a xlink:type="simple" xlink:href="https://github.com/GovernIB/helium/issues/1384" text:style-name="Internet_20_link" text:visited-style-name="Visited_20_Internet_20_Link">#1384</text:a><text:span text:style-name="T140"> </text:span>Poder posar etiquetes per agrupar camps en els formularis </text:p>
        </text:list-item>
        <text:list-item>
          <text:p text:style-name="P420"><text:a xlink:type="simple" xlink:href="https://github.com/GovernIB/helium/issues/1385" text:style-name="Internet_20_link" text:visited-style-name="Visited_20_Internet_20_Link">#1385</text:a><text:span text:style-name="T140"> </text:span>La propietat notificable no s'exporta ni importa per documents </text:p>
        </text:list-item>
        <text:list-item>
          <text:p text:style-name="P420"><text:a xlink:type="simple" xlink:href="https://github.com/GovernIB/helium/issues/1386" text:style-name="Internet_20_link" text:visited-style-name="Visited_20_Internet_20_Link">#1386</text:a><text:span text:style-name="T140"> </text:span>No es mostra el document del portasignatures quan es posa a la tasca com a només lectura </text:p>
        </text:list-item>
        <text:list-item>
          <text:p text:style-name="P420"><text:a xlink:type="simple" xlink:href="https://github.com/GovernIB/helium/issues/1373" text:style-name="Internet_20_link" text:visited-style-name="Visited_20_Internet_20_Link">#1373</text:a><text:span text:style-name="T140"> </text:span>Revisar la posició dels camps en el formulari amb espais buits</text:p>
        </text:list-item>
        <text:list-item>
          <text:p text:style-name="P420"><text:a xlink:type="simple" xlink:href="https://github.com/GovernIB/helium/issues/1377" text:style-name="Internet_20_link" text:visited-style-name="Visited_20_Internet_20_Link">#1377</text:a><text:span text:style-name="T140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419534278" text:style-name="L51">
        <text:list-item>
          <text:p text:style-name="P388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14">-------------------------------------------------------------------</text:p>
            <text:p text:style-name="P212">-- #1384 Poder posar etiquetes per agrupar camps en els formularis</text:p>
            <text:p text:style-name="P212">-- Afegir columna per mostrar o ocultar agrupacions de camps al </text:p>
            <text:p text:style-name="P212">-- formulari de la tasca</text:p>
            <text:p text:style-name="P212">-------------------------------------------------------------------</text:p>
            <text:p text:style-name="P196"><text:span text:style-name="T72">ALTER</text:span><text:span text:style-name="T53"> </text:span><text:span text:style-name="T72">TABLE</text:span><text:span text:style-name="T53"> HEL_TASCA </text:span><text:span text:style-name="T72">ADD</text:span><text:span text:style-name="T53"> MOSTRAR_AGRUPACIONS NUMBER(1) </text:span><text:span text:style-name="T72">DEFAULT</text:span><text:span text:style-name="T53"> 0;</text:span></text:p>
            <text:p text:style-name="P199"><text:span text:style-name="T72">UPDATE</text:span><text:span text:style-name="T53"> HEL_TASCA </text:span><text:span text:style-name="T72">SET</text:span><text:span text:style-name="T53"> MOSTRAR_AGRUPACIONS = 0;</text:span></text:p>
          </table:table-cell>
        </table:table-row>
      </table:table>
      <text:p text:style-name="P248"/>
      <text:p text:style-name="P65">Propietats globals: </text:p>
      <text:list xml:id="list2896637477" text:style-name="L52">
        <text:list-item>
          <text:p text:style-name="P425"><text:span text:style-name="T61">S</text:span>ense canvis</text:p>
        </text:list-item>
      </text:list>
      <text:p text:style-name="P228"/>
      <text:p text:style-name="P229"/>
      <text:list xml:id="list155521103683864" text:continue-list="list155521055588641" text:style-name="Outline">
        <text:list-item>
          <text:list>
            <text:list-item>
              <text:h text:style-name="P257" text:outline-level="2"><text:bookmark-start text:name="__RefHeading___Toc143243_11930398261"/><text:span text:style-name="T69">v3.2.10</text:span><text:span text:style-name="T94">8</text:span><text:span text:style-name="T104">.</text:span><text:span text:style-name="T107">5</text:span><text:span text:style-name="T95"> </text:span><text:span text:style-name="T101">E</text:span><text:span text:style-name="T109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96"><text:tab/>03/08/2020</text:p>
      <text:p text:style-name="P96">Resum: </text:p>
      <text:p text:style-name="P96"><text:tab/>Evitar per número de tràmit donar d'alta nous tràmits de Sistra.</text:p>
      <text:p text:style-name="P96"/>
      <text:p text:style-name="P147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53"/>
      <text:list xml:id="list155521571149877" text:continue-list="list155521186035056" text:style-name="L27">
        <text:list-item>
          <text:p text:style-name="P421"><text:a xlink:type="simple" xlink:href="https://github.com/GovernIB/helium/issues/1393" text:style-name="Internet_20_link" text:visited-style-name="Visited_20_Internet_20_Link">#1393</text:a><text:span text:style-name="T141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2248788097" text:style-name="L53">
        <text:list-item>
          <text:p text:style-name="P389"><text:span text:style-name="T24">S</text:span><text:span text:style-name="T25">ense canvis</text:span><text:span text:style-name="T23">.</text:span></text:p>
        </text:list-item>
      </text:list>
      <text:p text:style-name="P66">Propietats globals: </text:p>
      <text:list xml:id="list4168223661" text:style-name="L54">
        <text:list-item>
          <text:p text:style-name="P426"><text:span text:style-name="T61">S</text:span>ense canvis</text:p>
        </text:list-item>
      </text:list>
      <text:p text:style-name="P229"/>
      <text:list xml:id="list155520588141479" text:continue-list="list155521103683864" text:style-name="Outline">
        <text:list-item>
          <text:list>
            <text:list-item>
              <text:h text:style-name="P258" text:outline-level="2"><text:bookmark-start text:name="__RefHeading___Toc52395_3242410572"/><text:span text:style-name="T69">v3.2.10</text:span><text:span text:style-name="T94">9</text:span><text:span text:style-name="T95"> </text:span><text:span text:style-name="T101">H</text:span><text:span text:style-name="T11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97"><text:tab/>10/09/2020 12:00</text:p>
      <text:p text:style-name="P97">Resum: </text:p>
      <text:p text:style-name="P97"><text:tab/>Implementació d'Helium com a Backoffice de Distribució i altres millores menors i correccions d'errors.</text:p>
      <text:p text:style-name="P97"/>
      <text:p text:style-name="P148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55"/>
      <text:p text:style-name="P155">Millores:</text:p>
      <text:p text:style-name="P154"/>
      <text:list xml:id="list3298852401" text:style-name="L55">
        <text:list-item>
          <text:p text:style-name="P427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2">35</text:span></text:a><text:span text:style-name="T142"> Helium com a backoffice de Distribucio</text:span></text:p>
        </text:list-item>
        <text:list-item>
          <text:p text:style-name="P428"><text:a xlink:type="simple" xlink:href="https://github.com/GovernIB/helium/issues/1395" text:style-name="Internet_20_link" text:visited-style-name="Visited_20_Internet_20_Link">#1395</text:a><text:span text:style-name="T146"> </text:span>Marcar dins la gestió de l'expedient en cas d'estar anul·lat </text:p>
        </text:list-item>
        <text:list-item>
          <text:p text:style-name="P429"><text:a xlink:type="simple" xlink:href="https://github.com/GovernIB/helium/issues/1388" text:style-name="Internet_20_link" text:visited-style-name="Visited_20_Internet_20_Link">#1388</text:a><text:span text:style-name="T147"> </text:span>Informar el número d'expedient en les altes de notificacions al NOTIB </text:p>
        </text:list-item>
        <text:list-item>
          <text:p text:style-name="P430"><text:a xlink:type="simple" xlink:href="https://github.com/GovernIB/helium/issues/1273" text:style-name="Internet_20_link" text:visited-style-name="Visited_20_Internet_20_Link">#1273</text:a><text:span text:style-name="T148"> </text:span>Domini intern per Unitats Orgàniques DIR3 </text:p>
        </text:list-item>
        <text:list-item>
          <text:p text:style-name="P430"><text:a xlink:type="simple" xlink:href="https://github.com/GovernIB/helium/issues/1342" text:style-name="Internet_20_link" text:visited-style-name="Visited_20_Internet_20_Link">#1342</text:a><text:span text:style-name="T148"> </text:span>Tancar la modal quan s'exporti un tipus d'expedient o definició de procés </text:p>
        </text:list-item>
        <text:list-item>
          <text:p text:style-name="P431"><text:a xlink:type="simple" xlink:href="https://github.com/GovernIB/helium/issues/1366" text:style-name="Internet_20_link" text:visited-style-name="Visited_20_Internet_20_Link">#1366</text:a><text:span text:style-name="T149"> </text:span>Afegir més camps al filtre d'estadístiques </text:p>
        </text:list-item>
      </text:list>
      <text:p text:style-name="P230"/>
      <text:p text:style-name="P239">Errors:</text:p>
      <text:list xml:id="list2501281807" text:style-name="L56">
        <text:list-item>
          <text:p text:style-name="P435"><text:a xlink:type="simple" xlink:href="https://github.com/GovernIB/helium/issues/1396" text:style-name="Internet_20_link" text:visited-style-name="Visited_20_Internet_20_Link">#1396</text:a><text:span text:style-name="T146"> </text:span>Revisar que l'expedient es marqui amb error de reindexació si hi ha cap error </text:p>
        </text:list-item>
        <text:list-item>
          <text:p text:style-name="P435"><text:a xlink:type="simple" xlink:href="https://github.com/GovernIB/helium/issues/1391" text:style-name="Internet_20_link" text:visited-style-name="Visited_20_Internet_20_Link">#1391</text:a><text:span text:style-name="T146"> </text:span>Revisar retroacció pel cas del portasignatures </text:p>
        </text:list-item>
        <text:list-item>
          <text:p text:style-name="P435"><text:a xlink:type="simple" xlink:href="https://github.com/GovernIB/helium/issues/1394" text:style-name="Internet_20_link" text:visited-style-name="Visited_20_Internet_20_Link">#1394</text:a><text:span text:style-name="T146"> </text:span>Error d'ordenació en les consultes. Revisar valors reindexats </text:p>
        </text:list-item>
        <text:list-item>
          <text:p text:style-name="P436"><text:a xlink:type="simple" xlink:href="https://github.com/GovernIB/helium/issues/1327" text:style-name="Internet_20_link" text:visited-style-name="Visited_20_Internet_20_Link">#1327</text:a><text:span text:style-name="T148"> </text:span>Error aplicant validacions de camps de registres </text:p>
        </text:list-item>
        <text:list-item>
          <text:p text:style-name="P436"><text:a xlink:type="simple" xlink:href="https://github.com/GovernIB/helium/issues/1317" text:style-name="Internet_20_link" text:visited-style-name="Visited_20_Internet_20_Link">#1317</text:a><text:span text:style-name="T148"> </text:span>Revisar la utilitat d'esborrar versions anteriors de definicions de procés </text:p>
        </text:list-item>
        <text:list-item>
          <text:p text:style-name="P437"><text:a xlink:type="simple" xlink:href="https://github.com/GovernIB/helium/issues/1169" text:style-name="Internet_20_link" text:visited-style-name="Visited_20_Internet_20_Link">#1169</text:a><text:span text:style-name="T149"> </text:span>Problema amb tamany fitxer Lucene </text:p>
        </text:list-item>
        <text:list-item>
          <text:p text:style-name="P437"><text:a xlink:type="simple" xlink:href="https://github.com/GovernIB/helium/issues/1167" text:style-name="Internet_20_link" text:visited-style-name="Visited_20_Internet_20_Link">#1167</text:a><text:span text:style-name="T149"> </text:span>Error. Evitar que un document enviat al portasignatures canviï a l'estat SIGNAT en cas d'error </text:p>
        </text:list-item>
        <text:list-item>
          <text:p text:style-name="P437"><text:a xlink:type="simple" xlink:href="https://github.com/GovernIB/helium/issues/1152" text:style-name="Internet_20_link" text:visited-style-name="Visited_20_Internet_20_Link">#1152</text:a><text:span text:style-name="T149"> </text:span>Error. Després d'esborrar dada expedient encara apareix a la consulta </text:p>
        </text:list-item>
        <text:list-item>
          <text:p text:style-name="P437"><text:a xlink:type="simple" xlink:href="https://github.com/GovernIB/helium/issues/1168" text:style-name="Internet_20_link" text:visited-style-name="Visited_20_Internet_20_Link">#1168</text:a><text:span text:style-name="T149"> </text:span>Error. Les traces del callback del portasignatures no apareixen als logs de producció </text:p>
        </text:list-item>
        <text:list-item>
          <text:p text:style-name="P437"><text:a xlink:type="simple" xlink:href="https://github.com/GovernIB/helium/issues/1339" text:style-name="Internet_20_link" text:visited-style-name="Visited_20_Internet_20_Link">#1339</text:a><text:span text:style-name="T149"> </text:span>Error adjuntant document massivament </text:p>
        </text:list-item>
        <text:list-item>
          <text:p text:style-name="P437"><text:a xlink:type="simple" xlink:href="https://github.com/GovernIB/helium/issues/1378" text:style-name="Internet_20_link" text:visited-style-name="Visited_20_Internet_20_Link">#1378</text:a><text:span text:style-name="T149"> </text:span>Error executant script per un expedient finalitzat integrat amb l'Arxiu </text:p>
        </text:list-item>
        <text:list-item>
          <text:p text:style-name="P437"><text:a xlink:type="simple" xlink:href="https://github.com/GovernIB/helium/issues/1379" text:style-name="Internet_20_link" text:visited-style-name="Visited_20_Internet_20_Link">#1379</text:a><text:span text:style-name="T149"> </text:span>Error de validació important dades per un enumerat </text:p>
        </text:list-item>
        <text:list-item>
          <text:p text:style-name="P437"><text:a xlink:type="simple" xlink:href="https://github.com/GovernIB/helium/issues/1372" text:style-name="Internet_20_link" text:visited-style-name="Visited_20_Internet_20_Link">#1372</text:a><text:span text:style-name="T149"> </text:span>Ordenar les tasques al disseny del tipus d'expedient per codi </text:p>
        </text:list-item>
        <text:list-item>
          <text:p text:style-name="P438"><text:a xlink:type="simple" xlink:href="https://github.com/GovernIB/helium/issues/1405" text:style-name="Internet_20_link" text:visited-style-name="Visited_20_Internet_20_Link">#1405</text:a><text:span text:style-name="T150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3107456016" text:style-name="L57">
        <text:list-item>
          <text:p text:style-name="P390"><text:soft-page-break/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15">-- Noves columnes a la taula de tipus d'expedient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ACTIU NUMBER(1) </text:span><text:span text:style-name="T72">DEFAULT</text:span><text:span text:style-name="T53"> 0;</text:span>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PROCEDIMENT VARCHAR2(200);</text:span></text:p>
            <text:p text:style-name="P196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ASSUMPTE VARCHAR2(20);</text:span></text:p>
            <text:p text:style-name="P206"/>
            <text:p text:style-name="P212">-- Noves taules per les anotacions</text:p>
            <text:p text:style-name="P196"><text:span text:style-name="T72">CREATE</text:span><text:span text:style-name="T53"> </text:span><text:span text:style-name="T72">TABLE</text:span><text:span text:style-name="T53"> HEL_ANOTACIO (</text:span></text:p>
            <text:p text:style-name="P196"><text:span text:style-name="T53"><text:s text:c="2"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</text:span></text:p>
            <text:p text:style-name="P208"><text:s text:c="2"/>EXPEDIENT_TIPUS_ID<text:tab/><text:tab/>NUMBER(19) ,</text:p>
            <text:p text:style-name="P208"><text:s text:c="2"/>EXPEDIENT_ID<text:tab/><text:tab/><text:tab/><text:tab/>NUMBER(19) ,</text:p>
            <text:p text:style-name="P196"><text:span text:style-name="T53"><text:s text:c="2"/>DITRIBUCIO_ID<text:tab/><text:tab/><text:tab/><text:tab/>VARCHAR2(80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DITRIBUCIO_CLAU_ACCES<text:tab/><text:tab/>VARCHAR2(200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ESTAT<text:tab/>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DATA_RECEPCIO<text:tab/>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 </text:span></text:p>
            <text:p text:style-name="P196"><text:span text:style-name="T53"><text:s text:c="2"/>DATA_PROCESSAMENT<text:tab/><text:tab/><text:tab/></text:span><text:span text:style-name="T72">TIMESTAMP</text:span><text:span text:style-name="T53">(6), </text:span></text:p>
            <text:p text:style-name="P208"><text:s text:c="2"/>REBUIG_MOTIU<text:tab/><text:tab/><text:tab/><text:tab/>VARCHAR2(500),</text:p>
            <text:p text:style-name="P208"><text:s text:c="2"/>APLICACIO_CODI <text:tab/><text:tab/><text:tab/>VARCHAR2(20), </text:p>
            <text:p text:style-name="P208"><text:s text:c="2"/>APLICACIO_VERSIO <text:tab/><text:tab/><text:tab/>VARCHAR2(15), </text:p>
            <text:p text:style-name="P208"><text:s text:c="2"/>ASSUMPTE_CODI_CODI <text:tab/><text:tab/>VARCHAR2(16), </text:p>
            <text:p text:style-name="P208"><text:s text:c="2"/>ASSUMPTE_CODI_DESC <text:tab/><text:tab/>VARCHAR2(100), </text:p>
            <text:p text:style-name="P208"><text:s text:c="2"/>ASSUMPTE_TIPUS_CODI<text:tab/><text:tab/>VARCHAR2(16), </text:p>
            <text:p text:style-name="P208"><text:s text:c="2"/>ASSUMPTE_TIPUS_DESC <text:tab/><text:tab/>VARCHAR2(100), </text:p>
            <text:p text:style-name="P196"><text:span text:style-name="T53"><text:s text:c="2"/>DATA <text:tab/><text:tab/><text:tab/><text:tab/><text:tab/><text:tab/></text:span><text:span text:style-name="T72">TIMESTAMP</text:span><text:span text:style-name="T53">(6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DOC_FISICA_CODI <text:tab/><text:tab/><text:tab/>VARCHAR2(1), </text:p>
            <text:p text:style-name="P208"><text:s text:c="2"/>DOC_FISICA_DESC <text:tab/><text:tab/><text:tab/>VARCHAR2(100), </text:p>
            <text:p text:style-name="P196"><text:span text:style-name="T53"><text:s text:c="2"/>ENTITAT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ENTITAT_DESC <text:tab/><text:tab/><text:tab/><text:tab/>VARCHAR2(100), </text:p>
            <text:p text:style-name="P208"><text:s text:c="2"/>EXPEDIENT_NUMERO <text:tab/><text:tab/><text:tab/>VARCHAR2(80), </text:p>
            <text:p text:style-name="P208"><text:s text:c="2"/>EXPOSA <text:tab/><text:tab/><text:tab/><text:tab/><text:tab/>CLOB, </text:p>
            <text:p text:style-name="P208"><text:s text:c="2"/>EXTRACTE<text:tab/><text:tab/><text:tab/><text:tab/><text:tab/>VARCHAR2(240),</text:p>
            <text:p text:style-name="P208"><text:s text:c="2"/>PROCEDIMENT_CODI<text:tab/><text:tab/><text:tab/>VARCHAR2(20),</text:p>
            <text:p text:style-name="P196"><text:span text:style-name="T53"><text:s text:c="2"/>IDENTIFICADOR <text:tab/><text:tab/><text:tab/>VARCHAR2(100) <text:tab/></text:span><text:span text:style-name="T72">NOT</text:span><text:span text:style-name="T53"> </text:span><text:span text:style-name="T74">NULL</text:span><text:span text:style-name="T53">, </text:span></text:p>
            <text:p text:style-name="P196"><text:span text:style-name="T53"><text:s text:c="2"/>IDIOMA_CODI <text:tab/><text:tab/><text:tab/><text:tab/>VARCHAR2(2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IDIOMA_DESC <text:tab/><text:tab/><text:tab/><text:tab/>VARCHAR2(100), </text:p>
            <text:p text:style-name="P196"><text:span text:style-name="T53"><text:s text:c="2"/>LLIBRE_CODI <text:tab/><text:tab/><text:tab/><text:tab/>VARCHAR2(4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LLIBRE_DESC <text:tab/><text:tab/><text:tab/><text:tab/>VARCHAR2(100), </text:p>
            <text:p text:style-name="P208"><text:s text:c="2"/>OBSERVACIONS <text:tab/><text:tab/><text:tab/><text:tab/>VARCHAR2(50), </text:p>
            <text:p text:style-name="P196"><text:span text:style-name="T53"><text:s text:c="2"/>OFICINA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OFICINA_DESC <text:tab/><text:tab/><text:tab/><text:tab/>VARCHAR2(100), </text:p>
            <text:p text:style-name="P196"><text:span text:style-name="T53"><text:s text:c="2"/>ORIGEN_DATA <text:tab/><text:tab/><text:tab/><text:tab/></text:span><text:span text:style-name="T72">TIMESTAMP</text:span><text:span text:style-name="T53">(6), </text:span></text:p>
            <text:p text:style-name="P208"><text:s text:c="2"/>ORIGEN_REGISTRE_NUM <text:tab/><text:tab/>VARCHAR2(80), </text:p>
            <text:p text:style-name="P208"><text:s text:c="2"/>REF_EXTERNA <text:tab/><text:tab/><text:tab/><text:tab/>VARCHAR2(16), </text:p>
            <text:p text:style-name="P208"><text:s text:c="2"/>SOLICITA <text:tab/><text:tab/><text:tab/><text:tab/><text:tab/>CLOB, </text:p>
            <text:p text:style-name="P208"><text:s text:c="2"/>TRANSPORT_NUM <text:tab/><text:tab/><text:tab/>VARCHAR2(20), </text:p>
            <text:p text:style-name="P208"><text:s text:c="2"/>TRANSPORT_TIPUS_CODI <text:tab/><text:tab/>VARCHAR2(2), </text:p>
            <text:p text:style-name="P208"><text:s text:c="2"/>TRANSPORT_TIPUS_DESC <text:tab/><text:tab/>VARCHAR2(100), </text:p>
            <text:p text:style-name="P208"><text:s text:c="2"/>USUARI_CODI <text:tab/><text:tab/><text:tab/><text:tab/>VARCHAR2(20), </text:p>
            <text:p text:style-name="P208"><text:s text:c="2"/>USUARI_NOM <text:tab/><text:tab/><text:tab/><text:tab/>VARCHAR2(80), </text:p>
            <text:p text:style-name="P196"><text:span text:style-name="T53"><text:s text:c="2"/>DESTI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08"><text:s text:c="2"/>DESTI_DESCRIPCIO <text:tab/><text:tab/><text:tab/>VARCHAR2(100)</text:p>
            <text:p text:style-name="P208">);</text:p>
            <text:p text:style-name="P206"/>
            <text:p text:style-name="P206"/>
            <text:p text:style-name="P196"><text:span text:style-name="T72">CREATE</text:span><text:span text:style-name="T53"> </text:span><text:span text:style-name="T72">TABLE</text:span><text:span text:style-name="T53"> HEL_ANOTACIO_ANNEX (</text:span></text:p>
            <text:p text:style-name="P196"><text:span text:style-name="T53"><text:tab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 </text:span></text:p>
            <text:p text:style-name="P208"><text:soft-page-break/><text:tab/>CONTINGUT BLOB,</text:p>
            <text:p text:style-name="P208"><text:tab/>FIRMA_CONTINGUT BLOB,</text:p>
            <text:p text:style-name="P208"><text:tab/>FIRMA_PERFIL VARCHAR2(4),</text:p>
            <text:p text:style-name="P208"><text:tab/>FIRMA_TAMANY NUMBER(10),</text:p>
            <text:p text:style-name="P208"><text:tab/>FIRMA_TIPUS VARCHAR2(4),</text:p>
            <text:p text:style-name="P196"><text:span text:style-name="T53"><text:tab/>NOM VARCHAR2(80) </text:span><text:span text:style-name="T72">NOT</text:span><text:span text:style-name="T53"> </text:span><text:span text:style-name="T74">NULL</text:span><text:span text:style-name="T53">,</text:span></text:p>
            <text:p text:style-name="P208"><text:tab/>FIRMA_NOM VARCHAR2(80),</text:p>
            <text:p text:style-name="P196"><text:span text:style-name="T53"><text:tab/>NTI_FECHA_CAPTURA 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TI_ORIGEN VARCHAR2(20) 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tab/>NTI_TIPO_DOC VARCHAR2(20) </text:span><text:span text:style-name="T72">NOT</text:span><text:span text:style-name="T53"> </text:span><text:span text:style-name="T74">NULL</text:span><text:span text:style-name="T53">,</text:span></text:p>
            <text:p text:style-name="P208"><text:tab/>OBSERVACIONS VARCHAR2(50),</text:p>
            <text:p text:style-name="P208"><text:tab/>SICRES_TIPO_DOC VARCHAR2(20),</text:p>
            <text:p text:style-name="P208"><text:tab/>SICRES_VALIDEZ_DOC VARCHAR2(30),</text:p>
            <text:p text:style-name="P196"><text:span text:style-name="T53"><text:tab/>TAMANY NUMBER(10) </text:span><text:span text:style-name="T72">NOT</text:span><text:span text:style-name="T53"> </text:span><text:span text:style-name="T74">NULL</text:span><text:span text:style-name="T53">,</text:span></text:p>
            <text:p text:style-name="P208"><text:tab/>TIPUS_MIME VARCHAR2(255),</text:p>
            <text:p text:style-name="P196"><text:span text:style-name="T53"><text:tab/>TITOL VARCHAR2(200) </text:span><text:span text:style-name="T72">NOT</text:span><text:span text:style-name="T53"> </text:span><text:span text:style-name="T74">NULL</text:span><text:span text:style-name="T53">,</text:span></text:p>
            <text:p text:style-name="P208"><text:tab/>UUID VARCHAR2(100),</text:p>
            <text:p text:style-name="P196"><text:span text:style-name="T53"><text:tab/>ANOTACIO_ID NUMBER(19) </text:span><text:span text:style-name="T72">NOT</text:span><text:span text:style-name="T53"> </text:span><text:span text:style-name="T74">NULL</text:span><text:span text:style-name="T53">,</text:span></text:p>
            <text:p text:style-name="P208"><text:tab/>ESTAT VARCHAR2(20),</text:p>
            <text:p text:style-name="P208"><text:tab/>ERROR VARCHAR2(4000),</text:p>
            <text:p text:style-name="P196"><text:span text:style-name="T53"><text:tab/>NTI_ESTADO_ELABORACIO VARCHAR2(50) </text:span><text:span text:style-name="T72">NOT</text:span><text:span text:style-name="T53"> </text:span><text:span text:style-name="T74">NULL</text:span></text:p>
            <text:p text:style-name="P208">);</text:p>
            <text:p text:style-name="P206"/>
            <text:p text:style-name="P206"/>
            <text:p text:style-name="P196"><text:span text:style-name="T72">CREATE</text:span><text:span text:style-name="T53"> </text:span><text:span text:style-name="T72">TABLE</text:span><text:span text:style-name="T53"> HEL_ANOTACIO_INTERESSAT </text:span></text:p>
            <text:p text:style-name="P208"><text:s text:c="2"/>( </text:p>
            <text:p text:style-name="P196"><text:span text:style-name="T53"><text:s text:c="5"/>ID <text:s text:c="17"/>NUMBER(19) </text:span><text:span text:style-name="T72">NOT</text:span><text:span text:style-name="T53"> </text:span><text:span text:style-name="T74">NULL</text:span><text:span text:style-name="T53">, </text:span></text:p>
            <text:p text:style-name="P208"><text:s text:c="5"/>ADRESA <text:s text:c="13"/>VARCHAR2(160), </text:p>
            <text:p text:style-name="P208"><text:s text:c="5"/>CANAL <text:s text:c="14"/>VARCHAR2(30), </text:p>
            <text:p text:style-name="P208"><text:s text:c="5"/>CP <text:s text:c="17"/>VARCHAR2(5), </text:p>
            <text:p text:style-name="P208"><text:s text:c="5"/>DOC_NUMERO <text:s text:c="9"/>VARCHAR2(17), </text:p>
            <text:p text:style-name="P208"><text:s text:c="5"/>DOC_TIPUS <text:s text:c="10"/>VARCHAR2(15), </text:p>
            <text:p text:style-name="P208"><text:s text:c="5"/>EMAIL <text:s text:c="14"/>VARCHAR2(160), </text:p>
            <text:p text:style-name="P208"><text:s text:c="5"/>LLINATGE1 <text:s text:c="10"/>VARCHAR2(30), </text:p>
            <text:p text:style-name="P208"><text:s text:c="5"/>LLINATGE2 <text:s text:c="10"/>VARCHAR2(30), </text:p>
            <text:p text:style-name="P208"><text:s text:c="5"/>MUNICIPI_CODI <text:s text:c="6"/>VARCHAR2(100), </text:p>
            <text:p text:style-name="P208"><text:s text:c="5"/>NOM <text:s text:c="16"/>VARCHAR2(30), </text:p>
            <text:p text:style-name="P208"><text:s text:c="5"/>OBSERVACIONS <text:s text:c="7"/>VARCHAR2(160), </text:p>
            <text:p text:style-name="P208"><text:s text:c="5"/>PAIS_CODI <text:s text:c="10"/>VARCHAR2(4), </text:p>
            <text:p text:style-name="P208"><text:s text:c="5"/>PROVINCIA_CODI <text:s text:c="5"/>VARCHAR2(100), </text:p>
            <text:p text:style-name="P208"><text:s text:c="5"/>RAO_SOCIAL <text:s text:c="9"/>VARCHAR2(80), </text:p>
            <text:p text:style-name="P208"><text:s text:c="5"/>TELEFON <text:s text:c="12"/>VARCHAR2(20), </text:p>
            <text:p text:style-name="P196"><text:span text:style-name="T53"><text:s text:c="5"/>TIPUS <text:s text:c="14"/>VARCHAR2(40) </text:span><text:span text:style-name="T72">NOT</text:span><text:span text:style-name="T53"> </text:span><text:span text:style-name="T74">NULL</text:span><text:span text:style-name="T53">, </text:span></text:p>
            <text:p text:style-name="P208"><text:s text:c="5"/>REPRESENTANT_ID <text:s text:c="4"/>NUMBER(19), </text:p>
            <text:p text:style-name="P208"><text:s text:c="5"/>ANOTACIO_ID <text:s text:c="8"/>NUMBER(19), </text:p>
            <text:p text:style-name="P208"><text:s text:c="5"/>PAIS <text:s text:c="15"/>VARCHAR2(200), </text:p>
            <text:p text:style-name="P208"><text:s text:c="5"/>PROVINCIA <text:s text:c="10"/>VARCHAR2(200), </text:p>
            <text:p text:style-name="P208"><text:s text:c="5"/>MUNICIPI <text:s text:c="11"/>VARCHAR2(200), </text:p>
            <text:p text:style-name="P196"><text:span text:style-name="T53"><text:s text:c="5"/>ORGAN_CODI <text:s text:c="9"/></text:span><text:span text:style-name="T72">VARCHAR</text:span><text:span text:style-name="T53">(9)</text:span></text:p>
            <text:p text:style-name="P208"><text:s text:c="2"/>); 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PK </text:span><text:span text:style-name="T72">PRIMARY</text:span><text:span text:style-name="T53"> </text:span><text:span text:style-name="T72">KEY</text:span><text:span text:style-name="T53"> (ID));</text:span></text:p>
            <text:p text:style-name="P208"><text:s text:c="2"/></text:p>
            <text:p text:style-name="P196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ANNEX_PK </text:span><text:span text:style-name="T72">PRIMARY</text:span><text:span text:style-name="T53"> </text:span><text:span text:style-name="T72">KEY</text:span><text:span text:style-name="T53"> (ID));</text:span></text:p>
            <text:p text:style-name="P208"><text:s text:c="2"/></text:p>
            <text:p text:style-name="P196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196"><text:soft-page-break/><text:span text:style-name="T53"><text:s text:c="2"/></text:span><text:span text:style-name="T72">CONSTRAINT</text:span><text:span text:style-name="T53"> HEL_ANOTACIO_INTERESSAT_PK </text:span><text:span text:style-name="T72">PRIMARY</text:span><text:span text:style-name="T53"> </text:span><text:span text:style-name="T72">KEY</text:span><text:span text:style-name="T53"> (ID)); <text:s/></text:span></text:p>
            <text:p text:style-name="P208"><text:s text:c="2"/></text:p>
            <text:p text:style-name="P208"><text:s text:c="2"/></text:p>
            <text:p text:style-name="P196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INTERESSAT_FK </text:span><text:span text:style-name="T72">FOREIGN</text:span><text:span text:style-name="T53"> </text:span><text:span text:style-name="T72">KEY</text:span><text:span text:style-name="T53"> (ANOTACIO_ID) </text:span></text:p>
            <text:p text:style-name="P196"><text:span text:style-name="T53"><text:s text:c="4"/></text:span><text:span text:style-name="T72">REFERENCES</text:span><text:span text:style-name="T53"> HEL_ANOTACIO (ID));</text:span></text:p>
            <text:p text:style-name="P208"><text:s text:c="8"/></text:p>
            <text:p text:style-name="P196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ANOTACIO_ANNEX_FK </text:span><text:span text:style-name="T72">FOREIGN</text:span><text:span text:style-name="T53"> </text:span><text:span text:style-name="T72">KEY</text:span><text:span text:style-name="T53"> (ANOTACIO_ID) </text:span></text:p>
            <text:p text:style-name="P196"><text:span text:style-name="T53"><text:s text:c="4"/></text:span><text:span text:style-name="T72">REFERENCES</text:span><text:span text:style-name="T53"> HEL_ANOTACIO (ID)); <text:s text:c="3"/></text:span></text:p>
            <text:p text:style-name="P208"><text:s text:c="4"/></text:p>
            <text:p text:style-name="P196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T_ANOTACIO_FK </text:span><text:span text:style-name="T72">FOREIGN</text:span><text:span text:style-name="T53"> </text:span><text:span text:style-name="T72">KEY</text:span><text:span text:style-name="T53"> (EXPEDIENT_TIPUS_ID) </text:span></text:p>
            <text:p text:style-name="P196"><text:span text:style-name="T53"><text:s text:c="4"/></text:span><text:span text:style-name="T72">REFERENCES</text:span><text:span text:style-name="T53"> HEL_EXPEDIENT_TIPUS (ID)); <text:s text:c="3"/></text:span>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XPEDIENT_ANOTACIO_FK </text:span><text:span text:style-name="T72">FOREIGN</text:span><text:span text:style-name="T53"> </text:span><text:span text:style-name="T72">KEY</text:span><text:span text:style-name="T53"> (EXPEDIENT_ID) </text:span></text:p>
            <text:p text:style-name="P196"><text:span text:style-name="T53"><text:s text:c="4"/></text:span><text:span text:style-name="T72">REFERENCES</text:span><text:span text:style-name="T53"> HEL_EXPEDIENT (ID)); <text:s text:c="3"/></text:span></text:p>
            <text:p text:style-name="P206"/>
            <text:p text:style-name="P206"/>
            <text:p text:style-name="P196"><text:span text:style-name="T72">CREATE</text:span><text:span text:style-name="T53"> </text:span><text:span text:style-name="T72">INDEX</text:span><text:span text:style-name="T53"> HEL_ANOTACIO_ANNEX_FK_I </text:span><text:span text:style-name="T72">ON</text:span><text:span text:style-name="T53"> HEL_ANOTACIO_ANNEX(ANOTACIO_ID);</text:span></text:p>
            <text:p text:style-name="P196"><text:span text:style-name="T72">CREATE</text:span><text:span text:style-name="T53"> </text:span><text:span text:style-name="T72">INDEX</text:span><text:span text:style-name="T53"> HEL_ANOTACIO_INTER_FK_I </text:span><text:span text:style-name="T72">ON</text:span><text:span text:style-name="T53"> HEL_ANOTACIO_INTERESSAT(ANOTACIO_ID);</text:span></text:p>
            <text:p text:style-name="P196"><text:span text:style-name="T72">CREATE</text:span><text:span text:style-name="T53"> </text:span><text:span text:style-name="T72">INDEX</text:span><text:span text:style-name="T53"> HEL_REPRESENTANT_ANOTACIO_FK_I </text:span><text:span text:style-name="T72">ON</text:span><text:span text:style-name="T53"> HEL_ANOTACIO_INTERESSAT(REPRESENTANT_ID);</text:span></text:p>
            <text:p text:style-name="P196"><text:span text:style-name="T72">CREATE</text:span><text:span text:style-name="T53"> </text:span><text:span text:style-name="T72">INDEX</text:span><text:span text:style-name="T53"> HEL_ANOTACIO_EXPEDIENT_FK_I </text:span><text:span text:style-name="T72">ON</text:span><text:span text:style-name="T53"> HEL_ANOTACIO(EXPEDIENT_ID);</text:span></text:p>
            <text:p text:style-name="P196"><text:span text:style-name="T72">CREATE</text:span><text:span text:style-name="T53"> </text:span><text:span text:style-name="T72">INDEX</text:span><text:span text:style-name="T53"> HEL_ANOTACIO_ET_FK_I </text:span><text:span text:style-name="T72">ON</text:span><text:span text:style-name="T53"> HEL_ANOTACIO(EXPEDIENT_TIPUS_ID);</text:span></text:p>
            <text:p text:style-name="P206"/>
            <text:p text:style-name="P196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 TO WWW_HELIUM;</text:span></text:p>
            <text:p text:style-name="P196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ANNEX TO WWW_HELIUM;</text:span></text:p>
            <text:p text:style-name="P200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INTERESSAT TO WWW_HELIUM;</text:span></text:p>
          </table:table-cell>
        </table:table-row>
      </table:table>
      <text:p text:style-name="P249"/>
      <text:p text:style-name="P67">Propietats globals: </text:p>
      <text:list xml:id="list2615871199" text:style-name="L58">
        <text:list-item>
          <text:p text:style-name="P396"><text:span text:style-name="T143">S'ha d'afegir la configuració d'Helium com a backoffice de Distribucio amb les credencials d'un usuari que tingui el rol </text:span><text:span text:style-name="T33">DIS_BACKWS</text:span><text:span text:style-name="T142">.</text:span></text:p>
        </text:list-item>
        <text:list-item>
          <text:p text:style-name="P439">S'ha d'afegir la configuració del plugin d'unitats orgàniques pel domini intern d'unitats orgàniques</text:p>
        </text:list-item>
      </text:list>
      <text:p text:style-name="P234"/>
      <table:table table:name="Table6" table:style-name="Table6">
        <table:table-column table:style-name="Table6.A"/>
        <table:table-row>
          <table:table-cell table:style-name="Table6.A1" office:value-type="string">
            <text:p text:style-name="P204">##############################</text:p>
            <text:p text:style-name="P204"># Integració amb DISTRIBUCIO #</text:p>
            <text:p text:style-name="P204">##############################</text:p>
            <text:p text:style-name="P210"><text:s/></text:p>
            <text:p text:style-name="P200"><text:span text:style-name="T53">net.conselldemallorca.helium.distribucio.backofficeIntegracio.ws.url=</text:span><text:span text:style-name="T56">http</text:span><text:span text:style-name="T57">s</text:span><text:span text:style-name="T56">://</text:span><text:span text:style-name="T57">dev.caib.es</text:span><text:span text:style-name="T56">/distribucio/ws/backofficeIntegracio</text:span></text:p>
            <text:p text:style-name="P200"><text:span text:style-name="T144"># </text:span><text:span text:style-name="T145">Usuari amb el rol DIS_BACKWS</text:span></text:p>
            <text:p text:style-name="P201"><text:span text:style-name="T53">net.conselldemallorca.helium.distribucio.backofficeIntegracio.ws.username=</text:span><text:span text:style-name="T59">$helium_dist</text:span><text:span text:style-name="T60">ribucio</text:span></text:p>
            <text:p text:style-name="P200"><text:span text:style-name="T53">net.conselldemallorca.helium.distribucio.backofficeIntegracio.ws.password=</text:span><text:span text:style-name="T57">******</text:span></text:p>
            <text:p text:style-name="P218"/>
            <text:p text:style-name="P205">####</text:p>
            <text:p text:style-name="P203"># Integració amb unitats orgàniques Dir3</text:p>
            <text:p text:style-name="P203">####</text:p>
            <text:p text:style-name="P196"><text:span text:style-name="T53">app.unitats.organiques.dir3.plugin.service.class=</text:span><text:span text:style-name="T56">net.conselldemallorca.helium.integracio.plugins.unitat</text:span><text:span text:style-name="T58">.UnitatsOrganiquesPluginDir3</text:span></text:p>
            <text:p text:style-name="P196"><text:span text:style-name="T53">app.unitats.organiques.dir3.plugin.service.url=</text:span><text:span text:style-name="T56">http://dev.caib.es/dir3caib/ws/Dir3CaibObtenerUnidades</text:span></text:p>
            <text:p text:style-name="P196"><text:soft-page-break/><text:span text:style-name="T53">app.unitats.organiques.dir3.plugin.service.username=</text:span><text:span text:style-name="T56">$helium_dir3caib</text:span></text:p>
            <text:p text:style-name="P196"><text:span text:style-name="T53">app.unitats.organiques.dir3.plugin.service.password=</text:span><text:span text:style-name="T56">******</text:span></text:p>
            <text:p text:style-name="P196"><text:span text:style-name="T53">app.unitats.organiques.dir3.plugin.service.log.actiu=</text:span><text:span text:style-name="T56">false</text:span></text:p>
            <text:p text:style-name="P200"><text:span text:style-name="T53">app.unitats.organiques.dir3.plugin.service.timeout=</text:span><text:span text:style-name="T56">120</text:span></text:p>
          </table:table-cell>
        </table:table-row>
      </table:table>
      <text:p text:style-name="P230"/>
      <text:p text:style-name="P156">Altres: </text:p>
      <text:list xml:id="list155520187801647" text:continue-numbering="true" text:style-name="L58">
        <text:list-item>
          <text:p text:style-name="P446"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40"/>
      <text:list xml:id="list155520381891492" text:continue-list="list155520588141479" text:style-name="Outline">
        <text:list-item>
          <text:list>
            <text:list-item>
              <text:h text:style-name="P273" text:outline-level="2"><text:bookmark-start text:name="__RefHeading___Toc73598_2906097068"/>v3.2.10<text:span text:style-name="T151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98"><text:tab/>2020.10.14 12:00</text:p>
      <text:p text:style-name="P98">Resum: </text:p>
      <text:p text:style-name="P98"><text:tab/>Correccions d'errors trobats a producció detectats després d'una caiguda del sistema. Són modificacions per minimitzar l'aparició d'aquest tipus d'errors.<text:span text:style-name="T153"> Avís a les consultes si hi ha expedients pendents o amb error de reindexació.</text:span></text:p>
      <text:p text:style-name="P98"/>
      <text:p text:style-name="P157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57"/>
      <text:p text:style-name="P158">Errors:</text:p>
      <text:p text:style-name="P157"/>
      <text:list xml:id="list155521074548055" text:continue-list="list155520656169836" text:style-name="L10">
        <text:list-item>
          <text:p text:style-name="P297"><text:a xlink:type="simple" xlink:href="https://github.com/GovernIB/helium/issues/1414" text:style-name="Internet_20_link" text:visited-style-name="Visited_20_Internet_20_Link">#1414</text:a><text:span text:style-name="T151"> </text:span>Errors en producció d'Heliu<text:span text:style-name="T151">m:</text:span></text:p>
          <text:list>
            <text:list-header>
              <text:p text:style-name="P311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97"><text:a xlink:type="simple" xlink:href="https://github.com/GovernIB/helium/issues/1410" text:style-name="Internet_20_link" text:visited-style-name="Visited_20_Internet_20_Link">#1410</text:a><text:span text:style-name="T151"> </text:span>Error a RolesBasedPreAuthenticatedWebAuthenticationDetailsSource <text:span text:style-name="T151">:</text:span></text:p>
          <text:list>
            <text:list-header>
              <text:p text:style-name="P311">Evitar error de concurrència accedint als rols de l'usuari.</text:p>
            </text:list-header>
          </text:list>
        </text:list-item>
        <text:list-item>
          <text:p text:style-name="P311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11">Error estrany donat un moment en què no es consulten correctament les dades de BBDD.</text:p>
            </text:list-header>
          </text:list>
        </text:list-item>
        <text:list-item>
          <text:p text:style-name="P312"><text:a xlink:type="simple" xlink:href="https://github.com/GovernIB/helium/issues/1397" text:style-name="Internet_20_link" text:visited-style-name="Visited_20_Internet_20_Link">#1397</text:a><text:span text:style-name="T152"> </text:span>Error en la cerca ràpida amb caràcters especials </text:p>
        </text:list-item>
        <text:list-item>
          <text:p text:style-name="P313"><text:a xlink:type="simple" xlink:href="https://github.com/GovernIB/helium/issues/1419" text:style-name="Internet_20_link" text:visited-style-name="Visited_20_Internet_20_Link">#1419</text:a><text:span text:style-name="T155"> </text:span>Error en el canvi d'estat via handler, l'estat no s'actualitza </text:p>
        </text:list-item>
      </text:list>
      <text:p text:style-name="P158"/>
      <text:p text:style-name="P158">Canvis i millores:</text:p>
      <text:list xml:id="list155520577210697" text:continue-numbering="true" text:style-name="L10">
        <text:list-item>
          <text:p text:style-name="P314"><text:a xlink:type="simple" xlink:href="https://github.com/GovernIB/helium/issues/1415" text:style-name="Internet_20_link" text:visited-style-name="Visited_20_Internet_20_Link">#1415</text:a><text:span text:style-name="T153"> </text:span>Afegir avís a les consultes si hi ha expedients pedents de reindexació asíncrona o amb error de reindexació </text:p>
        </text:list-item>
        <text:list-item>
          <text:p text:style-name="P315"><text:a xlink:type="simple" xlink:href="https://github.com/GovernIB/helium/issues/1401" text:style-name="Internet_20_link" text:visited-style-name="Visited_20_Internet_20_Link">#1401</text:a><text:span text:style-name="T154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1222454231" text:style-name="L59">
        <text:list-item>
          <text:p text:style-name="P375">Sense canvis</text:p>
        </text:list-item>
      </text:list>
      <text:p text:style-name="P33"/>
      <text:p text:style-name="P68">Propietats globals: </text:p>
      <text:p text:style-name="P68"/>
      <text:list xml:id="list1343558129" text:style-name="L60">
        <text:list-item>
          <text:p text:style-name="P397">Sense canvis</text:p>
        </text:list-item>
      </text:list>
      <text:p text:style-name="P241"/>
      <text:list xml:id="list155521039721078" text:continue-list="list155520381891492" text:style-name="Outline">
        <text:list-item>
          <text:list>
            <text:list-item>
              <text:h text:style-name="P284" text:outline-level="2"><text:bookmark-start text:name="__RefHeading___Toc320741_2906097068"/><text:span text:style-name="T2">v3.2.109.2 </text:span><text:span text:style-name="T111">C</text:span><text:span text:style-name="T11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99"><text:tab/>2020.10.27 08:00</text:p>
      <text:p text:style-name="P99">Resum: </text:p>
      <text:p text:style-name="P9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99"/>
      <text:p text:style-name="P16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67"/>
      <text:p text:style-name="P159">Errors:</text:p>
      <text:p text:style-name="P167"/>
      <text:list xml:id="list155520846761784" text:continue-list="list155520577210697" text:style-name="L10">
        <text:list-item>
          <text:p text:style-name="P298"><text:a xlink:type="simple" xlink:href="https://github.com/GovernIB/helium/issues/1425" text:style-name="Internet_20_link" text:visited-style-name="Visited_20_Internet_20_Link"><text:span text:style-name="T151">#1425</text:span></text:a><text:span text:style-name="T151"> Error. Dades diferents entre l'expedient i les consultes (dades reindexades) :</text:span></text:p>
          <text:list>
            <text:list-header>
              <text:p text:style-name="P316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59"/>
      <text:p text:style-name="P159">Canvis i millores:</text:p>
      <text:list xml:id="list155521070258186" text:continue-numbering="true" text:style-name="L10">
        <text:list-item>
          <text:p text:style-name="P317"><text:a xlink:type="simple" xlink:href="https://github.com/GovernIB/helium/issues/1421" text:style-name="Internet_20_link" text:visited-style-name="Visited_20_Internet_20_Link">#1421</text:a><text:span text:style-name="T156"> </text:span>Permetre consultar els expededients amb reindexació pendent a les consultes <text:span text:style-name="T156">:</text:span></text:p>
          <text:list>
            <text:list-header>
              <text:p text:style-name="P337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3632703141" text:style-name="L61">
        <text:list-item>
          <text:p text:style-name="P391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12">-- #1425 Error. Dades diferents entre l'expedient i les consultes (dades reindexades)</text:p>
            <text:p text:style-name="P212">-- Crear una taula per reindexacions pendents</text:p>
            <text:p text:style-name="P206"/>
            <text:p text:style-name="P212">-- Nova taula per les reindexacions asíncrones</text:p>
            <text:p text:style-name="P196"><text:span text:style-name="T72">CREATE</text:span><text:span text:style-name="T53"> </text:span><text:span text:style-name="T72">TABLE</text:span><text:span text:style-name="T53"> HEL_EXPEDIENT_REINDEXACIO (</text:span></text:p>
            <text:p text:style-name="P196"><text:span text:style-name="T53"><text:s text:c="2"/>ID <text:tab/><text:tab/>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EXPEDIENT_ID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196"><text:span text:style-name="T53"><text:s text:c="2"/>DATA_REINDEXACIO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/text:p>
            <text:p text:style-name="P208">);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EXPEDIENT_REINDEXACIO </text:span><text:span text:style-name="T72">ADD</text:span><text:span text:style-name="T53"> (</text:span></text:p>
            <text:p text:style-name="P196"><text:span text:style-name="T53"><text:s text:c="2"/></text:span><text:span text:style-name="T72">CONSTRAINT</text:span><text:span text:style-name="T53"> HEL_EXP_REIND_PK </text:span><text:span text:style-name="T72">PRIMARY</text:span><text:span text:style-name="T53"> </text:span><text:span text:style-name="T72">KEY</text:span><text:span text:style-name="T53"> (ID));</text:span></text:p>
            <text:p text:style-name="P208"><text:s text:c="2"/></text:p>
            <text:p text:style-name="P196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EXPEDIENT_REINDEXACIO TO WWW_HELIUM;</text:span></text:p>
            <text:p text:style-name="P206"/>
            <text:p text:style-name="P206"/>
            <text:p text:style-name="P212">-- Insereix en la taula de reindexacions les dades dels expedients amb data de reindexació</text:p>
            <text:p text:style-name="P196"><text:span text:style-name="T72">INSERT</text:span><text:span text:style-name="T53"> </text:span><text:span text:style-name="T72">INTO</text:span><text:span text:style-name="T53"> HEL_EXPEDIENT_REINDEXACIO (ID , EXPEDIENT_ID , DATA_REINDEXACIO )</text:span></text:p>
            <text:p text:style-name="P196"><text:span text:style-name="T72">SELECT</text:span><text:span text:style-name="T53"> ID,</text:span></text:p>
            <text:p text:style-name="P208"><text:soft-page-break/><text:tab/><text:tab/>EXPEDIENT_ID,</text:p>
            <text:p text:style-name="P208"><text:tab/><text:tab/>DATA_REINDEXACIO </text:p>
            <text:p text:style-name="P196"><text:span text:style-name="T72">FROM</text:span><text:span text:style-name="T53"> (</text:span></text:p>
            <text:p text:style-name="P196"><text:span text:style-name="T53"><text:tab/></text:span><text:span text:style-name="T72">SELECT</text:span></text:p>
            <text:p text:style-name="P208"><text:tab/><text:tab/>rownum ID,</text:p>
            <text:p text:style-name="P208"><text:tab/><text:tab/>e.ID EXPEDIENT_ID,</text:p>
            <text:p text:style-name="P208"><text:tab/><text:tab/>e.REINDEXAR_DATA DATA_REINDEXACIO</text:p>
            <text:p text:style-name="P196"><text:span text:style-name="T53"><text:tab/></text:span><text:span text:style-name="T72">FROM</text:span><text:span text:style-name="T53"> HEL_EXPEDIENT e</text:span></text:p>
            <text:p text:style-name="P196"><text:span text:style-name="T53"><text:tab/></text:span><text:span text:style-name="T72">WHERE</text:span><text:span text:style-name="T53"> e.REINDEXAR_DATA </text:span><text:span text:style-name="T72">IS</text:span><text:span text:style-name="T53"> </text:span><text:span text:style-name="T72">NOT</text:span><text:span text:style-name="T53"> </text:span><text:span text:style-name="T74">NULL</text:span><text:span text:style-name="T53"> </text:span></text:p>
            <text:p text:style-name="P196"><text:span text:style-name="T53"><text:tab/></text:span><text:span text:style-name="T72">ORDER</text:span><text:span text:style-name="T53"> </text:span><text:span text:style-name="T72">BY</text:span><text:span text:style-name="T53"> e.REINDEXAR_DATA </text:span><text:span text:style-name="T72">ASC</text:span></text:p>
            <text:p text:style-name="P133">);</text:p>
          </table:table-cell>
        </table:table-row>
      </table:table>
      <text:list xml:id="list155521210219385" text:continue-numbering="true" text:style-name="L61">
        <text:list-header>
          <text:p text:style-name="P380"/>
        </text:list-header>
      </text:list>
      <text:p text:style-name="P34"/>
      <text:p text:style-name="P69">Propietats globals: </text:p>
      <text:p text:style-name="P69"/>
      <text:list xml:id="list1943007257" text:style-name="L62">
        <text:list-item>
          <text:p text:style-name="P398">Sense canvis</text:p>
        </text:list-item>
      </text:list>
      <text:p text:style-name="P235"/>
      <text:list xml:id="list155520770030421" text:continue-list="list155521039721078" text:style-name="Outline">
        <text:list-item>
          <text:list>
            <text:list-item>
              <text:h text:style-name="P285" text:outline-level="2"><text:bookmark-start text:name="__RefHeading___Toc123953_3965979134"/><text:span text:style-name="T2">v3.2.1</text:span><text:span text:style-name="T113">1</text:span><text:span text:style-name="T114">0</text:span><text:span text:style-name="T113"> </text:span><text:span text:style-name="T115">Millores diverses i resolució d'erro</text:span><text:span text:style-name="T116">r</text:span><text:span text:style-name="T115">s </text:span><text:bookmark-end text:name="__RefHeading___Toc123953_3965979134"/></text:h>
            </text:list-item>
          </text:list>
        </text:list-item>
      </text:list>
      <text:p text:style-name="P35">Data: </text:p>
      <text:p text:style-name="P100"><text:tab/>2020.11.26 17:00</text:p>
      <text:p text:style-name="P100">Resum: </text:p>
      <text:p text:style-name="P101"><text:tab/><text:span text:style-name="T16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6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68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00"/>
      <text:p text:style-name="P16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68"/>
      <text:p text:style-name="P160">Errors:</text:p>
      <text:p text:style-name="P168"/>
      <text:list xml:id="list155521893024689" text:continue-list="list155521070258186" text:style-name="L10">
        <text:list-item>
          <text:p text:style-name="P318"><text:a xlink:type="simple" xlink:href="https://github.com/GovernIB/helium/issues/1426" text:style-name="Internet_20_link" text:visited-style-name="Visited_20_Internet_20_Link">#1426</text:a><text:span text:style-name="T159"> </text:span>Investigar per què es doble la grandària de l'arxiu en la importació de tipus d'expedients<text:span text:style-name="T159">.</text:span></text:p>
        </text:list-item>
        <text:list-item>
          <text:p text:style-name="P319"><text:a xlink:type="simple" xlink:href="https://github.com/GovernIB/helium/issues/1416" text:style-name="Internet_20_link" text:visited-style-name="Visited_20_Internet_20_Link">#1416</text:a><text:span text:style-name="T161"> </text:span>Error NullPointerException en la migració d'expedients a l'Arxiu</text:p>
        </text:list-item>
        <text:list-item>
          <text:p text:style-name="P319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2">:</text:span></text:p>
          <text:list>
            <text:list-item>
              <text:p text:style-name="P338">Aquest error es produïa durant la migració a l'Arxiu si ha dos annexos amb el mateix nom.</text:p>
            </text:list-item>
          </text:list>
        </text:list-item>
        <text:list-item>
          <text:p text:style-name="P299"><text:a xlink:type="simple" xlink:href="https://github.com/GovernIB/helium/issues/1404" text:style-name="Internet_20_link" text:visited-style-name="Visited_20_Internet_20_Link">#1404</text:a><text:span text:style-name="T163"> </text:span>Revisar llistat d'execucions massives de l'entorn<text:span text:style-name="T164">:</text:span></text:p>
          <text:list>
            <text:list-item>
              <text:p text:style-name="P339">Els usuaris HEL_ADMIN ara poden veure totes les d'Helium.</text:p>
            </text:list-item>
          </text:list>
        </text:list-item>
        <text:list-item>
          <text:p text:style-name="P340"><text:a xlink:type="simple" xlink:href="https://github.com/GovernIB/helium/issues/1258" text:style-name="Internet_20_link" text:visited-style-name="Visited_20_Internet_20_Link">#1258</text:a><text:span text:style-name="T165"> </text:span>El botó netejar filtre no funciona a vegades</text:p>
        </text:list-item>
        <text:list-item>
          <text:p text:style-name="P340"><text:a xlink:type="simple" xlink:href="https://github.com/GovernIB/helium/issues/1418" text:style-name="Internet_20_link" text:visited-style-name="Visited_20_Internet_20_Link">#1418</text:a><text:span text:style-name="T166"> </text:span>Corregir el nom de l'expedient per l'Arxiu si acaba amb un punt</text:p>
        </text:list-item>
        <text:list-item>
          <text:p text:style-name="P341"><text:a xlink:type="simple" xlink:href="https://github.com/GovernIB/helium/issues/1431" text:style-name="Internet_20_link" text:visited-style-name="Visited_20_Internet_20_Link">#1431</text:a><text:span text:style-name="T169"> </text:span>No es marquen com a finalitzat els expedients que es finalitzen tot just crear-se </text:p>
        </text:list-item>
        <text:list-item>
          <text:p text:style-name="P342"><text:a xlink:type="simple" xlink:href="https://github.com/GovernIB/helium/issues/1433" text:style-name="Internet_20_link" text:visited-style-name="Visited_20_Internet_20_Link">#1433</text:a><text:span text:style-name="T171"> </text:span>Correcció reindexacions aturades </text:p>
        </text:list-item>
      </text:list>
      <text:p text:style-name="P160"/>
      <text:p text:style-name="P160">Canvis i millores:</text:p>
      <text:list xml:id="list155520769579013" text:continue-numbering="true" text:style-name="L10">
        <text:list-item>
          <text:p text:style-name="P320"><text:a xlink:type="simple" xlink:href="https://github.com/GovernIB/helium/issues/1399" text:style-name="Internet_20_link" text:visited-style-name="Visited_20_Internet_20_Link">#1399</text:a><text:span text:style-name="T157"> </text:span>Modificar la obligatorietat de les metadades quan s'adjunta un document en la gestió de l'expedient<text:span text:style-name="T159">:</text:span></text:p>
          <text:list>
            <text:list-header>
              <text:p text:style-name="P343">Ara es poden adjuntar documents i annexos amb metadades per defecte.</text:p>
            </text:list-header>
          </text:list>
        </text:list-item>
        <text:list-item>
          <text:p text:style-name="P321"><text:a xlink:type="simple" xlink:href="https://github.com/GovernIB/helium/issues/1413" text:style-name="Internet_20_link" text:visited-style-name="Visited_20_Internet_20_Link">#1413</text:a><text:span text:style-name="T158"> </text:span>Modificar el callback del portasignatures per no retornar error si no es troba la petició a Helium<text:span text:style-name="T159">:</text:span></text:p>
          <text:list>
            <text:list-header>
              <text:p text:style-name="P34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44"><text:a xlink:type="simple" xlink:href="https://github.com/GovernIB/helium/issues/1422" text:style-name="Internet_20_link" text:visited-style-name="Visited_20_Internet_20_Link">#1422</text:a><text:span text:style-name="T160"> </text:span>Nova opció per administradors per veure les reindexacions pendents<text:span text:style-name="T160">.</text:span></text:p>
        </text:list-item>
        <text:list-item>
          <text:p text:style-name="P345"><text:a xlink:type="simple" xlink:href="https://github.com/GovernIB/helium/issues/1423" text:style-name="Internet_20_link" text:visited-style-name="Visited_20_Internet_20_Link">#1423</text:a><text:span text:style-name="T163"> </text:span>Sincronisme d'alta d'expedients per tipus d'expedient </text:p>
        </text:list-item>
        <text:list-item>
          <text:p text:style-name="P346"><text:soft-page-break/><text:a xlink:type="simple" xlink:href="https://github.com/GovernIB/helium/issues/1429" text:style-name="Internet_20_link" text:visited-style-name="Visited_20_Internet_20_Link">#1429</text:a><text:span text:style-name="T168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1783786715" text:style-name="L63">
        <text:list-item>
          <text:p text:style-name="P392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381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16">-- #1425 Error. Dades diferents entre l'expedient i les consultes (dades reindexades)</text:p>
            <text:p text:style-name="P216">-- #1428 No funciona "reintentar processament" pels annexos de les anotacions de Distribucio </text:p>
            <text:p text:style-name="P212">-- Afegir HEL_ANOTACIO_ANNEX.DOCUMENT_STORE_ID per quan l'annex s'incorpora a l'expedient</text:p>
            <text:p text:style-name="P212">-- Incrementa les columnes HEL_ANOTACIO_ANNEX FIRMA_TIPUS i FIRMA_PEFIL a VARCHAR2(30 CHAR)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DOCUMENT_STORE_ID NUMBER(19);</text:span>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ANOTACIO_ANNEX MODIFY (FIRMA_TIPUS VARCHAR2(30 </text:span><text:span text:style-name="T72">CHAR</text:span><text:span text:style-name="T53">));</text:span></text:p>
            <text:p text:style-name="P216"><text:span text:style-name="T73">ALTER</text:span><text:span text:style-name="T44"> </text:span><text:span text:style-name="T73">TABLE</text:span><text:span text:style-name="T44"> HEL_ANOTACIO_ANNEX MODIFY (FIRMA_PERFIL VARCHAR2(30 </text:span><text:span text:style-name="T73">CHAR</text:span><text:span text:style-name="T44">));</text:span></text:p>
          </table:table-cell>
        </table:table-row>
      </table:table>
      <text:list xml:id="list155520699813782" text:continue-numbering="true" text:style-name="L63">
        <text:list-header>
          <text:p text:style-name="P381"/>
        </text:list-header>
      </text:list>
      <text:p text:style-name="P35"/>
      <text:p text:style-name="P70">Propietats globals: </text:p>
      <text:p text:style-name="P70"/>
      <text:list xml:id="list891794780" text:style-name="L64">
        <text:list-item>
          <text:p text:style-name="P399">Sense canvis<text:span text:style-name="T170">.</text:span></text:p>
        </text:list-item>
      </text:list>
      <text:p text:style-name="P236"/>
      <text:list xml:id="list155520322029848" text:continue-list="list155520770030421" text:style-name="Outline">
        <text:list-item>
          <text:list>
            <text:list-item>
              <text:h text:style-name="P25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02"><text:tab/>2020.12.01 07:00</text:p>
      <text:p text:style-name="P102">Resum: </text:p>
      <text:p text:style-name="P102"><text:tab/>S'ha detectat que ja no es poden donar d'alta assentaments registrals de sortida amb Regweb3 v3.1.7 del 25.11.2020 i s'han de canviar els valors per defecte en la invocació al servei web per evitar l'error.</text:p>
      <text:p text:style-name="P102"/>
      <text:p text:style-name="P17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2">1</text:span></text:a><text:a xlink:type="simple" xlink:href="https://github.com/GovernIB/helium/milestone/75?closed=1" text:style-name="Internet_20_link" text:visited-style-name="Visited_20_Internet_20_Link"><text:span text:style-name="T83">0.1</text:span></text:a><text:span text:style-name="T4">:</text:span></text:p>
      <text:p text:style-name="P170"/>
      <text:p text:style-name="P161">Errors:</text:p>
      <text:list xml:id="list155521753385838" text:continue-list="list155520769579013" text:style-name="L10">
        <text:list-item>
          <text:p text:style-name="P322"><text:a xlink:type="simple" xlink:href="https://github.com/GovernIB/helium/issues/1436" text:style-name="Internet_20_link" text:visited-style-name="Visited_20_Internet_20_Link">#1436</text:a><text:span text:style-name="T170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3445373489" text:style-name="L65">
        <text:list-item>
          <text:p text:style-name="P393"><text:span text:style-name="T27">S</text:span><text:span text:style-name="T29">ense canvis</text:span><text:span text:style-name="T27">:</text:span></text:p>
        </text:list-item>
      </text:list>
      <text:p text:style-name="P36"/>
      <text:p text:style-name="P71">Propietats globals: </text:p>
      <text:list xml:id="list3245754363" text:style-name="L66">
        <text:list-item>
          <text:p text:style-name="P400">Sense canvis</text:p>
        </text:list-item>
      </text:list>
      <text:p text:style-name="P237"/>
      <text:p text:style-name="P237"/>
      <text:list xml:id="list155520530531948" text:continue-list="list155520322029848" text:style-name="Outline">
        <text:list-item>
          <text:list>
            <text:list-item>
              <text:h text:style-name="P259" text:outline-level="2"><text:bookmark-start text:name="__RefHeading___Toc259707_2228722299"/><text:soft-page-break/><text:span text:style-name="T2">v3.2.11</text:span><text:span text:style-name="T113">1</text:span><text:span text:style-name="T2"> </text:span><text:span text:style-name="T113">I</text:span><text:span text:style-name="T117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03"><text:tab/>2021.02.10 12:00</text:p>
      <text:p text:style-name="P103">Resum: </text:p>
      <text:p text:style-name="P103"><text:tab/><text:span text:style-name="T174">Millores i correccions en la pàgina de reindexacions. Integració amb Sistra2 a través d'anotacions de Distribucio. Processament automàtic de les anotacions. Correccions vàries.</text:span></text:p>
      <text:p text:style-name="P103"/>
      <text:p text:style-name="P171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71"/>
      <text:p text:style-name="P172">Millores:</text:p>
      <text:list xml:id="list2154425679" text:style-name="L67">
        <text:list-item>
          <text:p text:style-name="P347"><text:a xlink:type="simple" xlink:href="https://github.com/GovernIB/helium/issues/1445" text:style-name="Internet_20_link" text:visited-style-name="Visited_20_Internet_20_Link">#1445</text:a><text:span text:style-name="T172"> </text:span>Integrar Helium amb Sistra2 a través de les anotacions de Distribucio</text:p>
        </text:list-item>
        <text:list-item>
          <text:p text:style-name="P348"><text:a xlink:type="simple" xlink:href="https://github.com/GovernIB/helium/issues/1444" text:style-name="Internet_20_link" text:visited-style-name="Visited_20_Internet_20_Link">#1444</text:a><text:span text:style-name="T173"> </text:span>Millorar modal accions massives </text:p>
        </text:list-item>
        <text:list-item>
          <text:p text:style-name="P348"><text:a xlink:type="simple" xlink:href="https://github.com/GovernIB/helium/issues/1398" text:style-name="Internet_20_link" text:visited-style-name="Visited_20_Internet_20_Link">#1398</text:a><text:span text:style-name="T173"> </text:span>Reposicionar a l'inici de la taula després de prémer sobre la navegació de pàgines </text:p>
        </text:list-item>
        <text:list-item>
          <text:p text:style-name="P348"><text:a xlink:type="simple" xlink:href="https://github.com/GovernIB/helium/issues/1389" text:style-name="Internet_20_link" text:visited-style-name="Visited_20_Internet_20_Link">#1389</text:a><text:span text:style-name="T173"> </text:span>Evitar augmentar versió quan s'importi un tipus d'expedient </text:p>
        </text:list-item>
        <text:list-item>
          <text:p text:style-name="P348"><text:a xlink:type="simple" xlink:href="https://github.com/GovernIB/helium/issues/1437" text:style-name="Internet_20_link" text:visited-style-name="Visited_20_Internet_20_Link">#1437</text:a><text:span text:style-name="T173"> </text:span>Afegir informació per cada permís en la gestió de permisos </text:p>
        </text:list-item>
        <text:list-item>
          <text:p text:style-name="P348"><text:a xlink:type="simple" xlink:href="https://github.com/GovernIB/helium/issues/1439" text:style-name="Internet_20_link" text:visited-style-name="Visited_20_Internet_20_Link">#1439</text:a><text:span text:style-name="T173"> </text:span>Canvis en la pàgina de reindexacions </text:p>
        </text:list-item>
        <text:list-item>
          <text:p text:style-name="P348"><text:a xlink:type="simple" xlink:href="https://github.com/GovernIB/helium/issues/1432" text:style-name="Internet_20_link" text:visited-style-name="Visited_20_Internet_20_Link">#1432</text:a><text:span text:style-name="T173"> </text:span>Poder diferenciar l'enton de PRE i PRO segons el color de la capçalera </text:p>
        </text:list-item>
        <text:list-item>
          <text:p text:style-name="P348"><text:a xlink:type="simple" xlink:href="https://github.com/GovernIB/helium/issues/1435" text:style-name="Internet_20_link" text:visited-style-name="Visited_20_Internet_20_Link">#1435</text:a><text:span text:style-name="T173"> </text:span>Mostrar una roda mentre s'està processant una anotació de registre </text:p>
        </text:list-item>
        <text:list-item>
          <text:p text:style-name="P348"><text:a xlink:type="simple" xlink:href="https://github.com/GovernIB/helium/issues/1434" text:style-name="Internet_20_link" text:visited-style-name="Visited_20_Internet_20_Link">#1434</text:a><text:span text:style-name="T173"> </text:span>Millorar els logs amb els tràmits SISTRA1 </text:p>
        </text:list-item>
      </text:list>
      <text:p text:style-name="P171"/>
      <text:p text:style-name="P162">Errors:</text:p>
      <text:list xml:id="list155520297455098" text:continue-list="list155521753385838" text:style-name="L10">
        <text:list-item>
          <text:p text:style-name="P323"><text:a xlink:type="simple" xlink:href="https://github.com/GovernIB/helium/issues/1446" text:style-name="Internet_20_link" text:visited-style-name="Visited_20_Internet_20_Link">#1446</text:a><text:span text:style-name="T172"> </text:span>Error ordenant per "Expedient" en el llistat de tasques </text:p>
        </text:list-item>
        <text:list-item>
          <text:p text:style-name="P324"><text:a xlink:type="simple" xlink:href="https://github.com/GovernIB/helium/issues/1427" text:style-name="Internet_20_link" text:visited-style-name="Visited_20_Internet_20_Link">#1427</text:a><text:span text:style-name="T173"> </text:span>Revisar per què apareix l'error de validació de firma al ArxiuPluginCaib </text:p>
        </text:list-item>
        <text:list-item>
          <text:p text:style-name="P324"><text:a xlink:type="simple" xlink:href="https://github.com/GovernIB/helium/issues/1443" text:style-name="Internet_20_link" text:visited-style-name="Visited_20_Internet_20_Link">#1443</text:a><text:span text:style-name="T173"> </text:span>Revisar el destinatari dels avisos </text:p>
        </text:list-item>
        <text:list-item>
          <text:p text:style-name="P324"><text:a xlink:type="simple" xlink:href="https://github.com/GovernIB/helium/issues/1402" text:style-name="Internet_20_link" text:visited-style-name="Visited_20_Internet_20_Link">#1402</text:a><text:span text:style-name="T173"> </text:span>Errors en les validacions de camps amb registre múltiples </text:p>
        </text:list-item>
        <text:list-item>
          <text:p text:style-name="P324"><text:a xlink:type="simple" xlink:href="https://github.com/GovernIB/helium/issues/1442" text:style-name="Internet_20_link" text:visited-style-name="Visited_20_Internet_20_Link">#1442</text:a><text:span text:style-name="T173"> </text:span>Redistribuir columnes de la pàgina d'anotacions </text:p>
        </text:list-item>
        <text:list-item>
          <text:p text:style-name="P324"><text:a xlink:type="simple" xlink:href="https://github.com/GovernIB/helium/issues/1441" text:style-name="Internet_20_link" text:visited-style-name="Visited_20_Internet_20_Link">#1441</text:a><text:span text:style-name="T173"> </text:span>Error de validació esborrant variable </text:p>
        </text:list-item>
        <text:list-item>
          <text:p text:style-name="P325"><text:a xlink:type="simple" xlink:href="https://github.com/GovernIB/helium/issues/1430" text:style-name="Internet_20_link" text:visited-style-name="Visited_20_Internet_20_Link">#1430</text:a><text:span text:style-name="T175"> </text:span>Tenir en compte el tipus d'expedient a l'hora d'actualitzar els handlers de la darrera versió <text:span text:style-name="T173"><text:s/></text:span>de la definició de procés </text:p>
        </text:list-item>
        <text:list-item>
          <text:p text:style-name="P324"><text:a xlink:type="simple" xlink:href="https://github.com/GovernIB/helium/issues/1438" text:style-name="Internet_20_link" text:visited-style-name="Visited_20_Internet_20_Link">#1438</text:a><text:span text:style-name="T173"> </text:span>Correccions en la pàgina de reindexacions </text:p>
        </text:list-item>
        <text:list-item>
          <text:p text:style-name="P324"><text:a xlink:type="simple" xlink:href="https://github.com/GovernIB/helium/issues/1400" text:style-name="Internet_20_link" text:visited-style-name="Visited_20_Internet_20_Link">#1400</text:a><text:span text:style-name="T173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2459559450" text:style-name="L68">
        <text:list-item>
          <text:p text:style-name="P382">C<text:span text:style-name="T17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12">-- #1432 Poder diferenciar l'enton de PRE i PRO segons el color de la capçalera</text:p>
            <text:p text:style-name="P206"/>
            <text:p text:style-name="P196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FONS VARCHAR2(255 </text:span><text:span text:style-name="T72">CHAR</text:span><text:span text:style-name="T53">);</text:span></text:p>
            <text:p text:style-name="P196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LLETRA VARCHAR2(255 </text:span><text:span text:style-name="T72">CHAR</text:span><text:span text:style-name="T53">);</text:span></text:p>
            <text:p text:style-name="P206"/>
            <text:p text:style-name="P212">-- #1443 Revisar el destinatari dels avisos</text:p>
            <text:p text:style-name="P212">-- Treure obligatorietat del destinatari de les alertes </text:p>
            <text:p text:style-name="P196"><text:span text:style-name="T72">ALTER</text:span><text:span text:style-name="T53"> </text:span><text:span text:style-name="T72">TABLE</text:span><text:span text:style-name="T53"> HEL_ALERTA MODIFY (DESTINATARI </text:span><text:span text:style-name="T74">NULL</text:span><text:span text:style-name="T53">);</text:span></text:p>
            <text:p text:style-name="P206"/>
            <text:p text:style-name="P212">-- #1445 Integrar Helium amb Sistra2 a través de les anotacions de Distribucio</text:p>
            <text:p text:style-name="P212">-- Afegir propietats al tipus d'expedient </text:p>
            <text:p text:style-name="P196"><text:soft-page-break/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PROCES_AUTO NUMBER(1) </text:span><text:span text:style-name="T72">DEFAULT</text:span><text:span text:style-name="T53"> 0;</text:span></text:p>
            <text:p text:style-name="Standard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SISTRA NUMBER(1) </text:span><text:span text:style-name="T72">DEFAULT</text:span><text:span text:style-name="T53"> 0;</text:span></text:p>
          </table:table-cell>
        </table:table-row>
      </table:table>
      <text:p text:style-name="P246"/>
      <text:p text:style-name="P37"/>
      <text:p text:style-name="P72">Propietats globals: </text:p>
      <text:list xml:id="list2622300245" text:style-name="L69">
        <text:list-item>
          <text:p text:style-name="P401">O<text:span text:style-name="T17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2"># ################### #</text:p>
            <text:p text:style-name="P203"># PROPERTIES AFEGIDES #</text:p>
            <text:p text:style-name="P203"># ################### #</text:p>
            <text:p text:style-name="P206"/>
            <text:p text:style-name="P203">#1432 Poder diferenciar l'enton de PRE i PRO segons el color de la capçalera </text:p>
            <text:p text:style-name="P206"/>
            <text:p text:style-name="P203"># Opcions de visualització de la capçalera</text:p>
            <text:p text:style-name="P203"># Color de fons de la capçalera. Per defecte app.capsalera.color.fons=#ff9523 </text:p>
            <text:p text:style-name="P208">app.capsalera.color.fons=</text:p>
            <text:p text:style-name="P203"># Color de la lletra de la capçalera. Per defecte app.capsalera.color.lletra=white </text:p>
            <text:p text:style-name="P134">app.capsalera.color.lletra=</text:p>
          </table:table-cell>
        </table:table-row>
      </table:table>
      <text:p text:style-name="P238"/>
      <text:p text:style-name="P238"/>
      <text:list xml:id="list155520651400863" text:continue-list="list155520530531948" text:style-name="Outline">
        <text:list-item>
          <text:list>
            <text:list-item>
              <text:h text:style-name="P260" text:outline-level="2"><text:bookmark-start text:name="__RefHeading___Toc98862_1602178911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98862_1602178911"/></text:h>
            </text:list-item>
          </text:list>
        </text:list-item>
      </text:list>
      <text:p text:style-name="P38">Data: </text:p>
      <text:p text:style-name="P104"><text:tab/>2021.02.19 11:00</text:p>
      <text:p text:style-name="P104">Resum: </text:p>
      <text:p text:style-name="P104"><text:tab/>Correcció en la importació de tipus d'expedient per permetre desplegar els fluxos de les definicions de procés importades com una nova versió i importar la informació a nivell de definició de procés.</text:p>
      <text:p text:style-name="P104"/>
      <text:p text:style-name="P17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75"/>
      <text:p text:style-name="P173">Millores:</text:p>
      <text:list xml:id="list155521269107532" text:continue-list="list2154425679" text:style-name="L67">
        <text:list-item>
          <text:p text:style-name="P349"><text:a xlink:type="simple" xlink:href="https://github.com/GovernIB/helium/issues/1460" text:style-name="Internet_20_link" text:visited-style-name="Visited_20_Internet_20_Link">#1460</text:a><text:span text:style-name="T176"> </text:span>Afegir opció per desplegar definicions de procés en la importació d'un tipus d'expedient</text:p>
        </text:list-item>
        <text:list-item>
          <text:p text:style-name="P349"><text:a xlink:type="simple" xlink:href="https://github.com/GovernIB/helium/issues/1454" text:style-name="Internet_20_link" text:visited-style-name="Visited_20_Internet_20_Link">#1454</text:a><text:span text:style-name="T178"> </text:span>Afegir un avís a l'expedient si hi ha algun error amb una notificació al Notib </text:p>
        </text:list-item>
        <text:list-item>
          <text:p text:style-name="P349"><text:a xlink:type="simple" xlink:href="https://github.com/GovernIB/helium/issues/1463" text:style-name="Internet_20_link" text:visited-style-name="Visited_20_Internet_20_Link">#1463</text:a><text:span text:style-name="T178"> </text:span>Modificar el literal SISTRA per SISTRA2 en la configuració de la integració amb DISTRIBUCIO</text:p>
        </text:list-item>
      </text:list>
      <text:p text:style-name="P175"/>
      <text:p text:style-name="P163">Errors:</text:p>
      <text:list xml:id="list1994574091" text:style-name="L70">
        <text:list-item>
          <text:p text:style-name="P326"><text:a xlink:type="simple" xlink:href="https://github.com/GovernIB/helium/issues/1461" text:style-name="Internet_20_link" text:visited-style-name="Visited_20_Internet_20_Link">#1461</text:a><text:span text:style-name="T177"> </text:span>Corregir importació tipus d'expedient per importar informació de les definicions de procés</text:p>
        </text:list-item>
        <text:list-item>
          <text:p text:style-name="P326"><text:a xlink:type="simple" xlink:href="https://github.com/GovernIB/helium/issues/1462" text:style-name="Internet_20_link" text:visited-style-name="Visited_20_Internet_20_Link">#1462</text:a><text:span text:style-name="T177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198453296" text:style-name="L71">
        <text:list-item>
          <text:p text:style-name="P383">Sense canvis.</text:p>
        </text:list-item>
      </text:list>
      <text:p text:style-name="P73">Propietats globals: </text:p>
      <text:list xml:id="list2762066447" text:style-name="L72">
        <text:list-item>
          <text:p text:style-name="P440">Sense canvis.</text:p>
        </text:list-item>
      </text:list>
      <text:list xml:id="list155522439120665" text:continue-list="list155520651400863" text:style-name="Outline">
        <text:list-item>
          <text:list>
            <text:list-item>
              <text:h text:style-name="P261" text:outline-level="2"><text:bookmark-start text:name="__RefHeading___Toc707705_83721363"/><text:soft-page-break/><text:span text:style-name="T2">v3.2.11</text:span><text:span text:style-name="T113">1</text:span><text:span text:style-name="T118">.</text:span><text:span text:style-name="T120">2</text:span><text:span text:style-name="T2"> </text:span><text:span text:style-name="T113">C</text:span><text:span text:style-name="T118">orrecció h</text:span><text:span text:style-name="T12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05"><text:tab/>2021.03.19 16:00</text:p>
      <text:p text:style-name="P105">Resum: </text:p>
      <text:p text:style-name="P176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05"/>
      <text:p text:style-name="P176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176"/>
      <text:p text:style-name="P164">Errors:</text:p>
      <text:list xml:id="list1690557340" text:style-name="L73">
        <text:list-item>
          <text:p text:style-name="P327"><text:a xlink:type="simple" xlink:href="https://github.com/GovernIB/helium/issues/1477" text:style-name="Internet_20_link" text:visited-style-name="Visited_20_Internet_20_Link">#1477</text:a><text:span text:style-name="T179"> </text:span>Error creant event en la carpeta ciutadana del Govern quan l'expedient d'Helium té un identificador amb caràcters </text:p>
        </text:list-item>
        <text:list-item>
          <text:p text:style-name="P327"><text:a xlink:type="simple" xlink:href="https://github.com/GovernIB/helium/issues/1480" text:style-name="Internet_20_link" text:visited-style-name="Visited_20_Internet_20_Link">#1480</text:a><text:span text:style-name="T179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1415805137" text:style-name="L74">
        <text:list-item>
          <text:p text:style-name="P384">Sense canvis.</text:p>
        </text:list-item>
      </text:list>
      <text:p text:style-name="P74">Propietats globals: </text:p>
      <text:list xml:id="list2976096656" text:style-name="L75">
        <text:list-item>
          <text:p text:style-name="P441">Sense canvis.</text:p>
        </text:list-item>
      </text:list>
      <text:p text:style-name="P242"/>
      <text:p text:style-name="P242"/>
      <text:list xml:id="list155521641517784" text:continue-list="list155522439120665" text:style-name="Outline">
        <text:list-item>
          <text:list>
            <text:list-item>
              <text:h text:style-name="P262" text:outline-level="2"><text:bookmark-start text:name="__RefHeading___Toc707707_83721363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707707_83721363"/></text:h>
            </text:list-item>
          </text:list>
        </text:list-item>
      </text:list>
      <text:p text:style-name="P40">Data: </text:p>
      <text:p text:style-name="P106"><text:tab/>2021.02.19 11:00</text:p>
      <text:p text:style-name="P106">Resum: </text:p>
      <text:p text:style-name="P106"><text:tab/>Correcció en la importació de tipus d'expedient per permetre desplegar els fluxos de les definicions de procés importades com una nova versió i importar la informació a nivell de definició de procés.</text:p>
      <text:p text:style-name="P106"/>
      <text:p text:style-name="P177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77"/>
      <text:p text:style-name="P174">Millores:</text:p>
      <text:list xml:id="list155522456901173" text:continue-list="list155521269107532" text:style-name="L67">
        <text:list-item>
          <text:p text:style-name="P350"><text:a xlink:type="simple" xlink:href="https://github.com/GovernIB/helium/issues/1460" text:style-name="Internet_20_link" text:visited-style-name="Visited_20_Internet_20_Link">#1460</text:a><text:span text:style-name="T176"> </text:span>Afegir opció per desplegar definicions de procés en la importació d'un tipus d'expedient</text:p>
        </text:list-item>
        <text:list-item>
          <text:p text:style-name="P350"><text:a xlink:type="simple" xlink:href="https://github.com/GovernIB/helium/issues/1454" text:style-name="Internet_20_link" text:visited-style-name="Visited_20_Internet_20_Link">#1454</text:a><text:span text:style-name="T178"> </text:span>Afegir un avís a l'expedient si hi ha algun error amb una notificació al Notib </text:p>
        </text:list-item>
        <text:list-item>
          <text:p text:style-name="P350"><text:a xlink:type="simple" xlink:href="https://github.com/GovernIB/helium/issues/1463" text:style-name="Internet_20_link" text:visited-style-name="Visited_20_Internet_20_Link">#1463</text:a><text:span text:style-name="T178"> </text:span>Modificar el literal SISTRA per SISTRA2 en la configuració de la integració amb DISTRIBUCIO</text:p>
        </text:list-item>
      </text:list>
      <text:p text:style-name="P177"/>
      <text:p text:style-name="P165">Errors:</text:p>
      <text:list xml:id="list2687875523" text:style-name="L76">
        <text:list-item>
          <text:p text:style-name="P328"><text:a xlink:type="simple" xlink:href="https://github.com/GovernIB/helium/issues/1461" text:style-name="Internet_20_link" text:visited-style-name="Visited_20_Internet_20_Link">#1461</text:a><text:span text:style-name="T177"> </text:span>Corregir importació tipus d'expedient per importar informació de les definicions de procés</text:p>
        </text:list-item>
        <text:list-item>
          <text:p text:style-name="P328"><text:a xlink:type="simple" xlink:href="https://github.com/GovernIB/helium/issues/1462" text:style-name="Internet_20_link" text:visited-style-name="Visited_20_Internet_20_Link">#1462</text:a><text:span text:style-name="T177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240471378" text:style-name="L77">
        <text:list-item>
          <text:p text:style-name="P385"><text:soft-page-break/>Sense canvis.</text:p>
        </text:list-item>
      </text:list>
      <text:p text:style-name="P75">Propietats globals: </text:p>
      <text:list xml:id="list3886935698" text:style-name="L78">
        <text:list-item>
          <text:p text:style-name="P442">Sense canvis.</text:p>
        </text:list-item>
      </text:list>
      <text:list xml:id="list155521319749709" text:continue-list="list155521641517784" text:style-name="Outline">
        <text:list-item>
          <text:list>
            <text:list-item>
              <text:h text:style-name="P262" text:outline-level="2"><text:bookmark-start text:name="__RefHeading___Toc707709_83721363"/><text:span text:style-name="T2">v3.2.11</text:span><text:span text:style-name="T120">2</text:span><text:span text:style-name="T2"> </text:span><text:span text:style-name="T121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77"><text:span text:style-name="T3"><text:tab/>2021.05.10 16:00</text:span></text:p>
      <text:p text:style-name="P106">Resum: </text:p>
      <text:p text:style-name="P106"><text:tab/>Alta massiva d'expedients per CSV, descàrrega ZIP de documents, reemprendre accions massives cancel·lades i resolució d'errors com la reindexació de valors nuls o altres.</text:p>
      <text:p text:style-name="P106"/>
      <text:p text:style-name="P177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177"/>
      <text:p text:style-name="P178">Millores:</text:p>
      <text:list xml:id="list4039005600" text:style-name="L79">
        <text:list-item>
          <text:p text:style-name="P351"><text:a xlink:type="simple" xlink:href="https://github.com/GovernIB/helium/issues/1490" text:style-name="Internet_20_link" text:visited-style-name="Visited_20_Internet_20_Link">#1490</text:a><text:span text:style-name="T181"> </text:span>Botó per descarregar tots els documents d'un expedient</text:p>
        </text:list-item>
        <text:list-item>
          <text:p text:style-name="P352"><text:a xlink:type="simple" xlink:href="https://github.com/GovernIB/helium/issues/1478" text:style-name="Internet_20_link" text:visited-style-name="Visited_20_Internet_20_Link">#1478</text:a><text:span text:style-name="T182"> </text:span>Poder esborrar documents notificats </text:p>
        </text:list-item>
        <text:list-item>
          <text:p text:style-name="P353"><text:a xlink:type="simple" xlink:href="https://github.com/GovernIB/helium/issues/1456" text:style-name="Internet_20_link" text:visited-style-name="Visited_20_Internet_20_Link">#1456</text:a><text:span text:style-name="T184"> </text:span>Nou botó per reemprendre execucions massives cancel·lades</text:p>
        </text:list-item>
        <text:list-item>
          <text:p text:style-name="P353"><text:a xlink:type="simple" xlink:href="https://github.com/GovernIB/helium/issues/1471" text:style-name="Internet_20_link" text:visited-style-name="Visited_20_Internet_20_Link">#1471</text:a><text:span text:style-name="T184"> </text:span>Alta d'expedients amb fulla CSV </text:p>
        </text:list-item>
        <text:list-item>
          <text:p text:style-name="P354"><text:a xlink:type="simple" xlink:href="https://github.com/GovernIB/helium/issues/1464" text:style-name="Internet_20_link" text:visited-style-name="Visited_20_Internet_20_Link">#1464</text:a><text:span text:style-name="T186"> </text:span>Migrar el manteniment d'àrees i càrrecs de la interfície antiga 2.6 a la nova 3.2</text:p>
        </text:list-item>
      </text:list>
      <text:p text:style-name="P166"/>
      <text:p text:style-name="P166">Errors:</text:p>
      <text:list xml:id="list2140827755" text:style-name="L80">
        <text:list-item>
          <text:p text:style-name="P329"><text:a xlink:type="simple" xlink:href="https://github.com/GovernIB/helium/issues/1480" text:style-name="Internet_20_link" text:visited-style-name="Visited_20_Internet_20_Link">#1480</text:a><text:span text:style-name="T180"> </text:span>Error esborrant expedients a PRO </text:p>
        </text:list-item>
        <text:list-item>
          <text:p text:style-name="P329"><text:a xlink:type="simple" xlink:href="https://github.com/GovernIB/helium/issues/1489" text:style-name="Internet_20_link" text:visited-style-name="Visited_20_Internet_20_Link">#1489</text:a><text:span text:style-name="T180"> </text:span>Valor incorrrecte reindexant quan el valor de la variable és null</text:p>
        </text:list-item>
        <text:list-item>
          <text:p text:style-name="P330"><text:a xlink:type="simple" xlink:href="https://github.com/GovernIB/helium/issues/1485" text:style-name="Internet_20_link" text:visited-style-name="Visited_20_Internet_20_Link">#1485</text:a><text:span text:style-name="T183"> </text:span>Error accedint al disseny de la definició de procés amb permisos de disseny delegat </text:p>
        </text:list-item>
        <text:list-item>
          <text:p text:style-name="P330"><text:a xlink:type="simple" xlink:href="https://github.com/GovernIB/helium/issues/1469" text:style-name="Internet_20_link" text:visited-style-name="Visited_20_Internet_20_Link">#1469</text:a><text:span text:style-name="T183"> </text:span>No es pot esborrar la darrera fila d'un registre múltiple per deixar la variable buida </text:p>
        </text:list-item>
        <text:list-item>
          <text:p text:style-name="P330"><text:a xlink:type="simple" xlink:href="https://github.com/GovernIB/helium/issues/1427" text:style-name="Internet_20_link" text:visited-style-name="Visited_20_Internet_20_Link">#1427</text:a><text:span text:style-name="T183"> </text:span>Revisar per què apareix l'error de validació de firma al ArxiuPluginCaib </text:p>
        </text:list-item>
        <text:list-item>
          <text:p text:style-name="P331"><text:a xlink:type="simple" xlink:href="https://github.com/GovernIB/helium/issues/1466" text:style-name="Internet_20_link" text:visited-style-name="Visited_20_Internet_20_Link">#1466</text:a><text:span text:style-name="T185"> </text:span>No apareix una persona en la reassignació massiva de tasques per persona</text:p>
        </text:list-item>
        <text:list-item>
          <text:p text:style-name="P332"><text:a xlink:type="simple" xlink:href="https://github.com/GovernIB/helium/issues/1465" text:style-name="Internet_20_link" text:visited-style-name="Visited_20_Internet_20_Link">#1465</text:a><text:span text:style-name="T186"> </text:span>Error mostrant el missatge dels errors de validació a l'inici d'un expedient</text:p>
        </text:list-item>
        <text:list-item>
          <text:p text:style-name="P332"><text:a xlink:type="simple" xlink:href="https://github.com/GovernIB/helium/issues/1467" text:style-name="Internet_20_link" text:visited-style-name="Visited_20_Internet_20_Link">#1467</text:a><text:span text:style-name="T186"> </text:span>Errors a l'script de creació de la BBDD de Postgresql </text:p>
        </text:list-item>
        <text:list-item>
          <text:p text:style-name="P332"><text:a xlink:type="simple" xlink:href="https://github.com/GovernIB/helium/issues/1458" text:style-name="Internet_20_link" text:visited-style-name="Visited_20_Internet_20_Link">#1458</text:a><text:span text:style-name="T186"> </text:span>Error inici expedient escollint versió en el seleccionable de versions de definició de procés </text:p>
        </text:list-item>
        <text:list-item>
          <text:p text:style-name="P333"><text:a xlink:type="simple" xlink:href="https://github.com/GovernIB/helium/issues/1457" text:style-name="Internet_20_link" text:visited-style-name="Visited_20_Internet_20_Link">#1457</text:a><text:span text:style-name="T187"> </text:span>Error validació llargada codi postal interessat</text:p>
        </text:list-item>
        <text:list-item>
          <text:p text:style-name="P333"><text:a xlink:type="simple" xlink:href="https://github.com/GovernIB/helium/issues/1455" text:style-name="Internet_20_link" text:visited-style-name="Visited_20_Internet_20_Link">#1455</text:a><text:span text:style-name="T187"> </text:span>Error important un tipus d'expedient sobre un altre amb la integració amb SISTRA </text:p>
        </text:list-item>
        <text:list-item>
          <text:p text:style-name="P333"><text:a xlink:type="simple" xlink:href="https://github.com/GovernIB/helium/issues/1451" text:style-name="Internet_20_link" text:visited-style-name="Visited_20_Internet_20_Link">#1451</text:a><text:span text:style-name="T187"> </text:span>Revisar error metadades NTI nules en un expedient</text:p>
        </text:list-item>
        <text:list-item>
          <text:p text:style-name="P334"><text:a xlink:type="simple" xlink:href="https://github.com/GovernIB/helium/issues/1479" text:style-name="Internet_20_link" text:visited-style-name="Visited_20_Internet_20_Link">#1479</text:a><text:span text:style-name="T188"> </text:span>Error reindexant l'expedient síncronament després de processar el document del<text:span text:style-name="T188"> </text:span>portafirmes</text:p>
        </text:list-item>
        <text:list-item>
          <text:p text:style-name="P334"><text:a xlink:type="simple" xlink:href="https://github.com/GovernIB/helium/issues/1476" text:style-name="Internet_20_link" text:visited-style-name="Visited_20_Internet_20_Link">#1476</text:a><text:span text:style-name="T188"> </text:span>Actualitzar la seqüència de número d'expedient quan hi hagi expedients existents </text:p>
        </text:list-item>
        <text:list-item>
          <text:p text:style-name="P335"><text:a xlink:type="simple" xlink:href="https://github.com/GovernIB/helium/issues/1450" text:style-name="Internet_20_link" text:visited-style-name="Visited_20_Internet_20_Link">#1450</text:a><text:span text:style-name="T189"> </text:span>Validar que si un document té estat de validació "Còpia" llavors té informat l'id del document original</text:p>
        </text:list-item>
        <text:list-item>
          <text:p text:style-name="P335"><text:a xlink:type="simple" xlink:href="https://github.com/GovernIB/helium/issues/1448" text:style-name="Internet_20_link" text:visited-style-name="Visited_20_Internet_20_Link">#1448</text:a><text:span text:style-name="T189"> </text:span>Ordenar les tasques del desplegable de filtre per tasca per codi de tasca</text:p>
        </text:list-item>
        <text:list-item>
          <text:p text:style-name="P336"><text:a xlink:type="simple" xlink:href="https://github.com/GovernIB/helium/issues/1451" text:style-name="Internet_20_link" text:visited-style-name="Visited_20_Internet_20_Link">#1451</text:a><text:span text:style-name="T190"> </text:span>Revisar error metadades NTI nules en un expedient</text:p>
        </text:list-item>
        <text:list-item>
          <text:p text:style-name="P336"><text:a xlink:type="simple" xlink:href="https://github.com/GovernIB/helium/issues/1499" text:style-name="Internet_20_link" text:visited-style-name="Visited_20_Internet_20_Link">#1499</text:a><text:span text:style-name="T190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3317924876" text:style-name="L81">
        <text:list-item>
          <text:p text:style-name="P386">Sense canvis.</text:p>
        </text:list-item>
      </text:list>
      <text:p text:style-name="P75"><text:soft-page-break/>Propietats globals: </text:p>
      <text:list xml:id="list3315486924" text:style-name="L82">
        <text:list-item>
          <text:p text:style-name="P443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7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8</text:page-number></text:span><text:span text:style-name="MT1"><text:s/>/ </text:span><text:span text:style-name="MT1"><text:page-count>4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5-10T15:55:19.064999883">10/05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3H37M10S</meta:editing-duration>
    <meta:editing-cycles>193</meta:editing-cycles>
    <meta:generator>LibreOffice/6.3.3.2$Windows_X86_64 LibreOffice_project/a64200df03143b798afd1ec74a12ab50359878ed</meta:generator>
    <dc:date>2021-05-10T15:55:18.621000000</dc:date>
    <meta:document-statistic meta:table-count="21" meta:image-count="0" meta:object-count="0" meta:page-count="48" meta:paragraph-count="1094" meta:word-count="7139" meta:character-count="52436" meta:non-whitespace-character-count="45360"/>
  </office:meta>
</office:document-meta>
</file>